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44mm"/>
    </style:style>
    <style:style style:name="co3" style:family="table-column">
      <style:table-column-properties fo:break-before="auto" style:column-width="12.08mm"/>
    </style:style>
    <style:style style:name="co4" style:family="table-column">
      <style:table-column-properties fo:break-before="auto" style:column-width="14.8mm"/>
    </style:style>
    <style:style style:name="co5" style:family="table-column">
      <style:table-column-properties fo:break-before="auto" style:column-width="24.89mm"/>
    </style:style>
    <style:style style:name="co6" style:family="table-column">
      <style:table-column-properties fo:break-before="auto" style:column-width="22.98mm"/>
    </style:style>
    <style:style style:name="co7" style:family="table-column">
      <style:table-column-properties fo:break-before="auto" style:column-width="39.03mm"/>
    </style:style>
    <style:style style:name="co8" style:family="table-column">
      <style:table-column-properties fo:break-before="auto" style:column-width="29.51mm"/>
    </style:style>
    <style:style style:name="co9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.15" calcext:value-type="float">
            <text:p>1,15</text:p>
          </table:table-cell>
          <table:table-cell office:value-type="float" office:value="3.55629376650841" calcext:value-type="float">
            <text:p>3,5562937665</text:p>
          </table:table-cell>
          <table:table-cell office:value-type="float" office:value="0.21268743568574" calcext:value-type="float">
            <text:p>0,2126874357</text:p>
          </table:table-cell>
          <table:table-cell office:value-type="float" office:value="0.453361150983084" calcext:value-type="float">
            <text:p>0,453361151</text:p>
          </table:table-cell>
          <table:table-cell office:value-type="float" office:value="0.161716107633627" calcext:value-type="float">
            <text:p>0,1617161076</text:p>
          </table:table-cell>
          <table:table-cell office:value-type="float" office:value="2.07158970678104" calcext:value-type="float">
            <text:p>2,0715897068</text:p>
          </table:table-cell>
          <table:table-cell office:value-type="float" office:value="0.393035979912875" calcext:value-type="float">
            <text:p>0,3930359799</text:p>
          </table:table-cell>
          <table:table-cell office:value-type="float" office:value="2.0016717937797" calcext:value-type="float">
            <text:p>2,0016717938</text:p>
          </table:table-cell>
          <table:table-cell table:style-name="Default" office:value-type="float" office:value="0.211257528931524" calcext:value-type="float">
            <text:p>0,2112575289</text:p>
          </table:table-cell>
          <table:table-cell office:value-type="float" office:value="0.398260551337911" calcext:value-type="float">
            <text:p>0,3982605513</text:p>
          </table:table-cell>
          <table:table-cell office:value-type="float" office:value="0.0327515645184639" calcext:value-type="float">
            <text:p>3,28E-02</text:p>
          </table:table-cell>
          <table:table-cell office:value-type="float" office:value="51.1147007592116" calcext:value-type="float">
            <text:p>51,1147007592</text:p>
          </table:table-cell>
          <table:table-cell office:value-type="float" office:value="1.73572964121217" calcext:value-type="float">
            <text:p>1,73572964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.175" calcext:value-type="float">
            <text:p>1,175</text:p>
          </table:table-cell>
          <table:table-cell office:value-type="float" office:value="3.53231381627652" calcext:value-type="float">
            <text:p>3,5323138163</text:p>
          </table:table-cell>
          <table:table-cell office:value-type="float" office:value="0.220091971825153" calcext:value-type="float">
            <text:p>0,2200919718</text:p>
          </table:table-cell>
          <table:table-cell office:value-type="float" office:value="0.479068827673603" calcext:value-type="float">
            <text:p>0,4790688277</text:p>
          </table:table-cell>
          <table:table-cell office:value-type="float" office:value="0.16195744650457" calcext:value-type="float">
            <text:p>0,1619574465</text:p>
          </table:table-cell>
          <table:table-cell office:value-type="float" office:value="1.8440920748373" calcext:value-type="float">
            <text:p>1,8440920748</text:p>
          </table:table-cell>
          <table:table-cell office:value-type="float" office:value="0.384449456099747" calcext:value-type="float">
            <text:p>0,3844494561</text:p>
          </table:table-cell>
          <table:table-cell office:value-type="float" office:value="2.12055371801431" calcext:value-type="float">
            <text:p>2,120553718</text:p>
          </table:table-cell>
          <table:table-cell table:style-name="Default" office:value-type="float" office:value="0.208611886642659" calcext:value-type="float">
            <text:p>0,2086118866</text:p>
          </table:table-cell>
          <table:table-cell office:value-type="float" office:value="0.387623994154921" calcext:value-type="float">
            <text:p>0,3876239942</text:p>
          </table:table-cell>
          <table:table-cell office:value-type="float" office:value="0.0279167106199971" calcext:value-type="float">
            <text:p>2,79E-02</text:p>
          </table:table-cell>
          <table:table-cell office:value-type="float" office:value="48.6441615847418" calcext:value-type="float">
            <text:p>48,6441615847</text:p>
          </table:table-cell>
          <table:table-cell office:value-type="float" office:value="2.28046294858234" calcext:value-type="float">
            <text:p>2,2804629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,2</text:p>
          </table:table-cell>
          <table:table-cell office:value-type="float" office:value="3.46841394968734" calcext:value-type="float">
            <text:p>3,4684139497</text:p>
          </table:table-cell>
          <table:table-cell office:value-type="float" office:value="0.24275260980236" calcext:value-type="float">
            <text:p>0,2427526098</text:p>
          </table:table-cell>
          <table:table-cell office:value-type="float" office:value="0.530821769688763" calcext:value-type="float">
            <text:p>0,5308217697</text:p>
          </table:table-cell>
          <table:table-cell office:value-type="float" office:value="0.175321696851239" calcext:value-type="float">
            <text:p>0,1753216969</text:p>
          </table:table-cell>
          <table:table-cell office:value-type="float" office:value="1.55474075969566" calcext:value-type="float">
            <text:p>1,5547407597</text:p>
          </table:table-cell>
          <table:table-cell office:value-type="float" office:value="0.294616774571147" calcext:value-type="float">
            <text:p>0,2946167746</text:p>
          </table:table-cell>
          <table:table-cell office:value-type="float" office:value="2.27220793742807" calcext:value-type="float">
            <text:p>2,2722079374</text:p>
          </table:table-cell>
          <table:table-cell table:style-name="Default" office:value-type="float" office:value="0.141644956275258" calcext:value-type="float">
            <text:p>0,1416449563</text:p>
          </table:table-cell>
          <table:table-cell office:value-type="float" office:value="0.374508289439145" calcext:value-type="float">
            <text:p>0,3745082894</text:p>
          </table:table-cell>
          <table:table-cell office:value-type="float" office:value="0.0343958742768151" calcext:value-type="float">
            <text:p>3,44E-02</text:p>
          </table:table-cell>
          <table:table-cell office:value-type="float" office:value="46.9056517982046" calcext:value-type="float">
            <text:p>46,9056517982</text:p>
          </table:table-cell>
          <table:table-cell office:value-type="float" office:value="2.54163550193347" calcext:value-type="float">
            <text:p>2,54163550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.225" calcext:value-type="float">
            <text:p>1,225</text:p>
          </table:table-cell>
          <table:table-cell office:value-type="float" office:value="3.43579371769725" calcext:value-type="float">
            <text:p>3,4357937177</text:p>
          </table:table-cell>
          <table:table-cell office:value-type="float" office:value="0.24272611340803" calcext:value-type="float">
            <text:p>0,2427261134</text:p>
          </table:table-cell>
          <table:table-cell office:value-type="float" office:value="0.556838011305464" calcext:value-type="float">
            <text:p>0,5568380113</text:p>
          </table:table-cell>
          <table:table-cell office:value-type="float" office:value="0.16963400352246" calcext:value-type="float">
            <text:p>0,1696340035</text:p>
          </table:table-cell>
          <table:table-cell office:value-type="float" office:value="1.34968991932066" calcext:value-type="float">
            <text:p>1,3496899193</text:p>
          </table:table-cell>
          <table:table-cell office:value-type="float" office:value="0.397347804858645" calcext:value-type="float">
            <text:p>0,3973478049</text:p>
          </table:table-cell>
          <table:table-cell office:value-type="float" office:value="2.37973943446177" calcext:value-type="float">
            <text:p>2,3797394345</text:p>
          </table:table-cell>
          <table:table-cell table:style-name="Default" office:value-type="float" office:value="0.218401273762984" calcext:value-type="float">
            <text:p>0,2184012738</text:p>
          </table:table-cell>
          <table:table-cell office:value-type="float" office:value="0.367431671449094" calcext:value-type="float">
            <text:p>0,3674316714</text:p>
          </table:table-cell>
          <table:table-cell office:value-type="float" office:value="0.0218228553179432" calcext:value-type="float">
            <text:p>2,18E-02</text:p>
          </table:table-cell>
          <table:table-cell office:value-type="float" office:value="44.811201002354" calcext:value-type="float">
            <text:p>44,8112010024</text:p>
          </table:table-cell>
          <table:table-cell office:value-type="float" office:value="3.06903635820817" calcext:value-type="float">
            <text:p>3,06903635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.25" calcext:value-type="float">
            <text:p>1,25</text:p>
          </table:table-cell>
          <table:table-cell office:value-type="float" office:value="3.41273825777071" calcext:value-type="float">
            <text:p>3,4127382578</text:p>
          </table:table-cell>
          <table:table-cell office:value-type="float" office:value="0.25287054432315" calcext:value-type="float">
            <text:p>0,2528705443</text:p>
          </table:table-cell>
          <table:table-cell office:value-type="float" office:value="0.57517121735098" calcext:value-type="float">
            <text:p>0,5751712174</text:p>
          </table:table-cell>
          <table:table-cell office:value-type="float" office:value="0.175892098048945" calcext:value-type="float">
            <text:p>0,175892098</text:p>
          </table:table-cell>
          <table:table-cell office:value-type="float" office:value="1.25063461064818" calcext:value-type="float">
            <text:p>1,2506346106</text:p>
          </table:table-cell>
          <table:table-cell office:value-type="float" office:value="0.438404414957348" calcext:value-type="float">
            <text:p>0,438404415</text:p>
          </table:table-cell>
          <table:table-cell office:value-type="float" office:value="2.43005078318028" calcext:value-type="float">
            <text:p>2,4300507832</text:p>
          </table:table-cell>
          <table:table-cell table:style-name="Default" office:value-type="float" office:value="0.23811273305682" calcext:value-type="float">
            <text:p>0,2381127331</text:p>
          </table:table-cell>
          <table:table-cell office:value-type="float" office:value="0.363724103028798" calcext:value-type="float">
            <text:p>0,363724103</text:p>
          </table:table-cell>
          <table:table-cell office:value-type="float" office:value="0.0219869056673703" calcext:value-type="float">
            <text:p>2,20E-02</text:p>
          </table:table-cell>
          <table:table-cell office:value-type="float" office:value="44.5883390746178" calcext:value-type="float">
            <text:p>44,5883390746</text:p>
          </table:table-cell>
          <table:table-cell office:value-type="float" office:value="2.4274911471628" calcext:value-type="float">
            <text:p>2,42749114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.275" calcext:value-type="float">
            <text:p>1,275</text:p>
          </table:table-cell>
          <table:table-cell office:value-type="float" office:value="3.31898112512429" calcext:value-type="float">
            <text:p>3,3189811251</text:p>
          </table:table-cell>
          <table:table-cell office:value-type="float" office:value="0.279253557797932" calcext:value-type="float">
            <text:p>0,2792535578</text:p>
          </table:table-cell>
          <table:table-cell office:value-type="float" office:value="0.645574984003499" calcext:value-type="float">
            <text:p>0,645574984</text:p>
          </table:table-cell>
          <table:table-cell office:value-type="float" office:value="0.187768586929484" calcext:value-type="float">
            <text:p>0,1877685869</text:p>
          </table:table-cell>
          <table:table-cell office:value-type="float" office:value="0.812448688679522" calcext:value-type="float">
            <text:p>0,8124486887</text:p>
          </table:table-cell>
          <table:table-cell office:value-type="float" office:value="0.456649143790767" calcext:value-type="float">
            <text:p>0,4566491438</text:p>
          </table:table-cell>
          <table:table-cell office:value-type="float" office:value="2.65818603133833" calcext:value-type="float">
            <text:p>2,6581860313</text:p>
          </table:table-cell>
          <table:table-cell table:style-name="Default" office:value-type="float" office:value="0.249355429851835" calcext:value-type="float">
            <text:p>0,2493554299</text:p>
          </table:table-cell>
          <table:table-cell office:value-type="float" office:value="0.350925077388439" calcext:value-type="float">
            <text:p>0,3509250774</text:p>
          </table:table-cell>
          <table:table-cell office:value-type="float" office:value="0.0188781358761253" calcext:value-type="float">
            <text:p>1,89E-02</text:p>
          </table:table-cell>
          <table:table-cell office:value-type="float" office:value="41.7896283438779" calcext:value-type="float">
            <text:p>41,7896283439</text:p>
          </table:table-cell>
          <table:table-cell office:value-type="float" office:value="3.45209018149469" calcext:value-type="float">
            <text:p>3,4520901815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,3</text:p>
          </table:table-cell>
          <table:table-cell office:value-type="float" office:value="3.31104346232267" calcext:value-type="float">
            <text:p>3,3110434623</text:p>
          </table:table-cell>
          <table:table-cell office:value-type="float" office:value="0.285849678149464" calcext:value-type="float">
            <text:p>0,2858496781</text:p>
          </table:table-cell>
          <table:table-cell office:value-type="float" office:value="0.652145911546834" calcext:value-type="float">
            <text:p>0,6521459115</text:p>
          </table:table-cell>
          <table:table-cell office:value-type="float" office:value="0.18987137557576" calcext:value-type="float">
            <text:p>0,1898713756</text:p>
          </table:table-cell>
          <table:table-cell office:value-type="float" office:value="0.647541089855295" calcext:value-type="float">
            <text:p>0,6475410899</text:p>
          </table:table-cell>
          <table:table-cell office:value-type="float" office:value="0.458923718270863" calcext:value-type="float">
            <text:p>0,4589237183</text:p>
          </table:table-cell>
          <table:table-cell office:value-type="float" office:value="2.74462455368446" calcext:value-type="float">
            <text:p>2,7446245537</text:p>
          </table:table-cell>
          <table:table-cell table:style-name="Default" office:value-type="float" office:value="0.250927914848427" calcext:value-type="float">
            <text:p>0,2509279148</text:p>
          </table:table-cell>
          <table:table-cell office:value-type="float" office:value="0.347566335347719" calcext:value-type="float">
            <text:p>0,3475663353</text:p>
          </table:table-cell>
          <table:table-cell office:value-type="float" office:value="0.0179597256007119" calcext:value-type="float">
            <text:p>1,80E-02</text:p>
          </table:table-cell>
          <table:table-cell office:value-type="float" office:value="40.529677632949" calcext:value-type="float">
            <text:p>40,5296776329</text:p>
          </table:table-cell>
          <table:table-cell office:value-type="float" office:value="3.4584405535621" calcext:value-type="float">
            <text:p>3,45844055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.325" calcext:value-type="float">
            <text:p>1,325</text:p>
          </table:table-cell>
          <table:table-cell office:value-type="float" office:value="3.28086093152956" calcext:value-type="float">
            <text:p>3,2808609315</text:p>
          </table:table-cell>
          <table:table-cell office:value-type="float" office:value="0.298893583377866" calcext:value-type="float">
            <text:p>0,2988935834</text:p>
          </table:table-cell>
          <table:table-cell office:value-type="float" office:value="0.674338860636256" calcext:value-type="float">
            <text:p>0,6743388606</text:p>
          </table:table-cell>
          <table:table-cell office:value-type="float" office:value="0.196199108418361" calcext:value-type="float">
            <text:p>0,1961991084</text:p>
          </table:table-cell>
          <table:table-cell office:value-type="float" office:value="0.45570686943977" calcext:value-type="float">
            <text:p>0,4557068694</text:p>
          </table:table-cell>
          <table:table-cell office:value-type="float" office:value="0.487819688396133" calcext:value-type="float">
            <text:p>0,4878196884</text:p>
          </table:table-cell>
          <table:table-cell office:value-type="float" office:value="2.84362834607828" calcext:value-type="float">
            <text:p>2,8436283461</text:p>
          </table:table-cell>
          <table:table-cell table:style-name="Default" office:value-type="float" office:value="0.265501962714116" calcext:value-type="float">
            <text:p>0,2655019627</text:p>
          </table:table-cell>
          <table:table-cell office:value-type="float" office:value="0.343406878736514" calcext:value-type="float">
            <text:p>0,3434068787</text:p>
          </table:table-cell>
          <table:table-cell office:value-type="float" office:value="0.0173741920946352" calcext:value-type="float">
            <text:p>1,74E-02</text:p>
          </table:table-cell>
          <table:table-cell office:value-type="float" office:value="39.7534497358981" calcext:value-type="float">
            <text:p>39,7534497359</text:p>
          </table:table-cell>
          <table:table-cell office:value-type="float" office:value="3.09102231574034" calcext:value-type="float">
            <text:p>3,0910223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.35" calcext:value-type="float">
            <text:p>1,35</text:p>
          </table:table-cell>
          <table:table-cell office:value-type="float" office:value="3.22573032604871" calcext:value-type="float">
            <text:p>3,225730326</text:p>
          </table:table-cell>
          <table:table-cell office:value-type="float" office:value="0.318929942734167" calcext:value-type="float">
            <text:p>0,3189299427</text:p>
          </table:table-cell>
          <table:table-cell office:value-type="float" office:value="0.713809777217569" calcext:value-type="float">
            <text:p>0,7138097772</text:p>
          </table:table-cell>
          <table:table-cell office:value-type="float" office:value="0.205772661563944" calcext:value-type="float">
            <text:p>0,2057726616</text:p>
          </table:table-cell>
          <table:table-cell office:value-type="float" office:value="0.129199102131532" calcext:value-type="float">
            <text:p>0,1291991021</text:p>
          </table:table-cell>
          <table:table-cell office:value-type="float" office:value="0.483658216394347" calcext:value-type="float">
            <text:p>0,4836582164</text:p>
          </table:table-cell>
          <table:table-cell office:value-type="float" office:value="3.0167735410089" calcext:value-type="float">
            <text:p>3,016773541</text:p>
          </table:table-cell>
          <table:table-cell table:style-name="Default" office:value-type="float" office:value="0.264908821097932" calcext:value-type="float">
            <text:p>0,2649088211</text:p>
          </table:table-cell>
          <table:table-cell office:value-type="float" office:value="0.33724945067731" calcext:value-type="float">
            <text:p>0,3372494507</text:p>
          </table:table-cell>
          <table:table-cell office:value-type="float" office:value="0.0159830640419782" calcext:value-type="float">
            <text:p>1,60E-02</text:p>
          </table:table-cell>
          <table:table-cell office:value-type="float" office:value="36.4780131996095" calcext:value-type="float">
            <text:p>36,4780131996</text:p>
          </table:table-cell>
          <table:table-cell office:value-type="float" office:value="4.92925805202815" calcext:value-type="float">
            <text:p>4,9292580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.375" calcext:value-type="float">
            <text:p>1,375</text:p>
          </table:table-cell>
          <table:table-cell office:value-type="float" office:value="3.232329370261" calcext:value-type="float">
            <text:p>3,2323293703</text:p>
          </table:table-cell>
          <table:table-cell office:value-type="float" office:value="0.31580538340556" calcext:value-type="float">
            <text:p>0,3158053834</text:p>
          </table:table-cell>
          <table:table-cell office:value-type="float" office:value="0.708213024162304" calcext:value-type="float">
            <text:p>0,7082130242</text:p>
          </table:table-cell>
          <table:table-cell office:value-type="float" office:value="0.205143456600882" calcext:value-type="float">
            <text:p>0,2051434566</text:p>
          </table:table-cell>
          <table:table-cell office:value-type="float" office:value="0.229570469476057" calcext:value-type="float">
            <text:p>0,2295704695</text:p>
          </table:table-cell>
          <table:table-cell office:value-type="float" office:value="0.559226710324247" calcext:value-type="float">
            <text:p>0,5592267103</text:p>
          </table:table-cell>
          <table:table-cell office:value-type="float" office:value="2.9646451265597" calcext:value-type="float">
            <text:p>2,9646451266</text:p>
          </table:table-cell>
          <table:table-cell table:style-name="Default" office:value-type="float" office:value="0.302402607885748" calcext:value-type="float">
            <text:p>0,3024026079</text:p>
          </table:table-cell>
          <table:table-cell office:value-type="float" office:value="0.338960268602048" calcext:value-type="float">
            <text:p>0,3389602686</text:p>
          </table:table-cell>
          <table:table-cell office:value-type="float" office:value="0.0171017816572786" calcext:value-type="float">
            <text:p>1,71E-02</text:p>
          </table:table-cell>
          <table:table-cell office:value-type="float" office:value="36.3086245358534" calcext:value-type="float">
            <text:p>36,3086245359</text:p>
          </table:table-cell>
          <table:table-cell office:value-type="float" office:value="3.8356008439116" calcext:value-type="float">
            <text:p>3,83560084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,4</text:p>
          </table:table-cell>
          <table:table-cell office:value-type="float" office:value="3.23180130857493" calcext:value-type="float">
            <text:p>3,2318013086</text:p>
          </table:table-cell>
          <table:table-cell office:value-type="float" office:value="0.317260589120773" calcext:value-type="float">
            <text:p>0,3172605891</text:p>
          </table:table-cell>
          <table:table-cell office:value-type="float" office:value="0.708772871806015" calcext:value-type="float">
            <text:p>0,7087728718</text:p>
          </table:table-cell>
          <table:table-cell office:value-type="float" office:value="0.206305416357904" calcext:value-type="float">
            <text:p>0,2063054164</text:p>
          </table:table-cell>
          <table:table-cell office:value-type="float" office:value="0.220228892507849" calcext:value-type="float">
            <text:p>0,2202288925</text:p>
          </table:table-cell>
          <table:table-cell office:value-type="float" office:value="0.61367923207227" calcext:value-type="float">
            <text:p>0,6136792321</text:p>
          </table:table-cell>
          <table:table-cell office:value-type="float" office:value="2.96938721198795" calcext:value-type="float">
            <text:p>2,969387212</text:p>
          </table:table-cell>
          <table:table-cell table:style-name="Default" office:value-type="float" office:value="0.328703372075445" calcext:value-type="float">
            <text:p>0,3287033721</text:p>
          </table:table-cell>
          <table:table-cell office:value-type="float" office:value="0.338790970557469" calcext:value-type="float">
            <text:p>0,3387909706</text:p>
          </table:table-cell>
          <table:table-cell office:value-type="float" office:value="0.0176679727608839" calcext:value-type="float">
            <text:p>1,77E-02</text:p>
          </table:table-cell>
          <table:table-cell office:value-type="float" office:value="36.3070820783506" calcext:value-type="float">
            <text:p>36,3070820784</text:p>
          </table:table-cell>
          <table:table-cell office:value-type="float" office:value="2.81424324109735" calcext:value-type="float">
            <text:p>2,8142432411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.425" calcext:value-type="float">
            <text:p>1,425</text:p>
          </table:table-cell>
          <table:table-cell office:value-type="float" office:value="3.19980732229445" calcext:value-type="float">
            <text:p>3,1998073223</text:p>
          </table:table-cell>
          <table:table-cell table:style-name="ce1" office:value-type="float" office:value="0.341195713827338" calcext:value-type="float">
            <text:p>3,41E-01</text:p>
          </table:table-cell>
          <table:table-cell office:value-type="float" office:value="0.738159056417742" calcext:value-type="float">
            <text:p>0,7381590564</text:p>
          </table:table-cell>
          <table:table-cell table:style-name="ce1" office:value-type="float" office:value="0.215990232636197" calcext:value-type="float">
            <text:p>2,16E-01</text:p>
          </table:table-cell>
          <table:table-cell office:value-type="float" office:value="-0.299509301865601" calcext:value-type="float">
            <text:p>-0,2995093019</text:p>
          </table:table-cell>
          <table:table-cell table:style-name="ce1" office:value-type="float" office:value="0.609232898025021" calcext:value-type="float">
            <text:p>6,09E-01</text:p>
          </table:table-cell>
          <table:table-cell table:style-name="ce1" office:value-type="float" office:value="3.24005099070937" calcext:value-type="float">
            <text:p>3,24E+00</text:p>
          </table:table-cell>
          <table:table-cell office:value-type="float" office:value="0.328011869400491" calcext:value-type="float">
            <text:p>3,28E-01</text:p>
          </table:table-cell>
          <table:table-cell office:value-type="float" office:value="0.330679025395998" calcext:value-type="float">
            <text:p>0,3306790254</text:p>
          </table:table-cell>
          <table:table-cell office:value-type="float" office:value="0.01549822426901" calcext:value-type="float">
            <text:p>1,55E-02</text:p>
          </table:table-cell>
          <table:table-cell office:value-type="float" office:value="33.2151567301024" calcext:value-type="float">
            <text:p>33,2151567301</text:p>
          </table:table-cell>
          <table:table-cell table:style-name="ce1" office:value-type="float" office:value="4.38851352626334" calcext:value-type="float">
            <text:p>4,39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.45" calcext:value-type="float">
            <text:p>1,45</text:p>
          </table:table-cell>
          <table:table-cell office:value-type="float" office:value="3.17132582676709" calcext:value-type="float">
            <text:p>3,1713258268</text:p>
          </table:table-cell>
          <table:table-cell table:style-name="ce1" office:value-type="float" office:value="0.383690426154167" calcext:value-type="float">
            <text:p>3,84E-01</text:p>
          </table:table-cell>
          <table:table-cell office:value-type="float" office:value="0.770443036530761" calcext:value-type="float">
            <text:p>0,7704430365</text:p>
          </table:table-cell>
          <table:table-cell table:style-name="ce1" office:value-type="float" office:value="0.236063620063096" calcext:value-type="float">
            <text:p>2,36E-01</text:p>
          </table:table-cell>
          <table:table-cell office:value-type="float" office:value="4.11947881341273" calcext:value-type="float">
            <text:p>4,1194788134</text:p>
          </table:table-cell>
          <table:table-cell table:style-name="ce1" office:value-type="float" office:value="0.626549512492484" calcext:value-type="float">
            <text:p>6,27E-01</text:p>
          </table:table-cell>
          <table:table-cell office:value-type="float" office:value="-3.58624745132068" calcext:value-type="float">
            <text:p>-3,5862474513</text:p>
          </table:table-cell>
          <table:table-cell office:value-type="float" office:value="0.335637140292098" calcext:value-type="float">
            <text:p>3,36E-01</text:p>
          </table:table-cell>
          <table:table-cell office:value-type="float" office:value="0.322173913469312" calcext:value-type="float">
            <text:p>0,3221739135</text:p>
          </table:table-cell>
          <table:table-cell office:value-type="float" office:value="0.0138520485862616" calcext:value-type="float">
            <text:p>1,39E-02</text:p>
          </table:table-cell>
          <table:table-cell office:value-type="float" office:value="29.9109852580861" calcext:value-type="float">
            <text:p>29,9109852581</text:p>
          </table:table-cell>
          <table:table-cell table:style-name="ce1" office:value-type="float" office:value="7.13089148225599" calcext:value-type="float">
            <text:p>7,13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.475" calcext:value-type="float">
            <text:p>1,475</text:p>
          </table:table-cell>
          <table:table-cell office:value-type="float" office:value="3.16082636238784" calcext:value-type="float">
            <text:p>3,1608263624</text:p>
          </table:table-cell>
          <table:table-cell table:style-name="ce1" office:value-type="float" office:value="0.400073923306628" calcext:value-type="float">
            <text:p>4,00E-01</text:p>
          </table:table-cell>
          <table:table-cell office:value-type="float" office:value="0.780567659427027" calcext:value-type="float">
            <text:p>0,7805676594</text:p>
          </table:table-cell>
          <table:table-cell table:style-name="ce1" office:value-type="float" office:value="0.244281006301618" calcext:value-type="float">
            <text:p>2,44E-01</text:p>
          </table:table-cell>
          <table:table-cell office:value-type="float" office:value="10.6281846359568" calcext:value-type="float">
            <text:p>10,628184636</text:p>
          </table:table-cell>
          <table:table-cell table:style-name="ce1" office:value-type="float" office:value="0.697225277247899" calcext:value-type="float">
            <text:p>6,97E-01</text:p>
          </table:table-cell>
          <table:table-cell office:value-type="float" office:value="-3.70131833499554" calcext:value-type="float">
            <text:p>-3,701318335</text:p>
          </table:table-cell>
          <table:table-cell office:value-type="float" office:value="0.370180582224793" calcext:value-type="float">
            <text:p>3,70E-01</text:p>
          </table:table-cell>
          <table:table-cell office:value-type="float" office:value="0.319680012538599" calcext:value-type="float">
            <text:p>0,3196800125</text:p>
          </table:table-cell>
          <table:table-cell office:value-type="float" office:value="0.0138211803647057" calcext:value-type="float">
            <text:p>1,38E-02</text:p>
          </table:table-cell>
          <table:table-cell office:value-type="float" office:value="29.5265065418936" calcext:value-type="float">
            <text:p>29,5265065419</text:p>
          </table:table-cell>
          <table:table-cell table:style-name="ce1" office:value-type="float" office:value="5.81421005249649" calcext:value-type="float">
            <text:p>5,81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.5" calcext:value-type="float">
            <text:p>1,5</text:p>
          </table:table-cell>
          <table:table-cell office:value-type="float" office:value="3.16009181037442" calcext:value-type="float">
            <text:p>3,1600918104</text:p>
          </table:table-cell>
          <table:table-cell table:style-name="ce1" office:value-type="float" office:value="0.401217586015527" calcext:value-type="float">
            <text:p>4,01E-01</text:p>
          </table:table-cell>
          <table:table-cell office:value-type="float" office:value="0.780744251690479" calcext:value-type="float">
            <text:p>0,7807442517</text:p>
          </table:table-cell>
          <table:table-cell table:style-name="ce1" office:value-type="float" office:value="0.244379148473521" calcext:value-type="float">
            <text:p>2,44E-01</text:p>
          </table:table-cell>
          <table:table-cell table:style-name="ce1" office:value-type="float" office:value="10.6179828873643" calcext:value-type="float">
            <text:p>1,06E+01</text:p>
          </table:table-cell>
          <table:table-cell table:style-name="ce1" office:value-type="float" office:value="0.801958794050249" calcext:value-type="float">
            <text:p>8,02E-01</text:p>
          </table:table-cell>
          <table:table-cell office:value-type="float" office:value="-3.6961937953378" calcext:value-type="float">
            <text:p>-3,6961937953</text:p>
          </table:table-cell>
          <table:table-cell office:value-type="float" office:value="0.419853994557281" calcext:value-type="float">
            <text:p>4,20E-01</text:p>
          </table:table-cell>
          <table:table-cell office:value-type="float" office:value="0.319786748049248" calcext:value-type="float">
            <text:p>0,319786748</text:p>
          </table:table-cell>
          <table:table-cell office:value-type="float" office:value="0.0144660468324623" calcext:value-type="float">
            <text:p>1,45E-02</text:p>
          </table:table-cell>
          <table:table-cell office:value-type="float" office:value="29.525924154611" calcext:value-type="float">
            <text:p>29,5259241546</text:p>
          </table:table-cell>
          <table:table-cell table:style-name="ce1" office:value-type="float" office:value="4.23184352992298" calcext:value-type="float">
            <text:p>4,23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.525" calcext:value-type="float">
            <text:p>1,525</text:p>
          </table:table-cell>
          <table:table-cell office:value-type="float" office:value="3.21988307168947" calcext:value-type="float">
            <text:p>3,2198830717</text:p>
          </table:table-cell>
          <table:table-cell table:style-name="ce1" office:value-type="float" office:value="0.423106891231826" calcext:value-type="float">
            <text:p>4,23E-01</text:p>
          </table:table-cell>
          <table:table-cell office:value-type="float" office:value="0.754652026528986" calcext:value-type="float">
            <text:p>0,7546520265</text:p>
          </table:table-cell>
          <table:table-cell table:style-name="ce1" office:value-type="float" office:value="0.253099821687529" calcext:value-type="float">
            <text:p>2,53E-01</text:p>
          </table:table-cell>
          <table:table-cell office:value-type="float" office:value="10.936837754521" calcext:value-type="float">
            <text:p>10,9368377545</text:p>
          </table:table-cell>
          <table:table-cell table:style-name="ce1" office:value-type="float" office:value="0.851810148552158" calcext:value-type="float">
            <text:p>8,52E-01</text:p>
          </table:table-cell>
          <table:table-cell office:value-type="float" office:value="-3.8541756073268" calcext:value-type="float">
            <text:p>-3,8541756073</text:p>
          </table:table-cell>
          <table:table-cell office:value-type="float" office:value="0.441651882119948" calcext:value-type="float">
            <text:p>4,42E-01</text:p>
          </table:table-cell>
          <table:table-cell office:value-type="float" office:value="0.316805516369191" calcext:value-type="float">
            <text:p>0,3168055164</text:p>
          </table:table-cell>
          <table:table-cell office:value-type="float" office:value="0.0140272688087108" calcext:value-type="float">
            <text:p>1,40E-02</text:p>
          </table:table-cell>
          <table:table-cell office:value-type="float" office:value="28.9263377139471" calcext:value-type="float">
            <text:p>28,9263377139</text:p>
          </table:table-cell>
          <table:table-cell table:style-name="ce1" office:value-type="float" office:value="3.5211407881789" calcext:value-type="float">
            <text:p>3,52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1.55" calcext:value-type="float">
            <text:p>1,55</text:p>
          </table:table-cell>
          <table:table-cell office:value-type="float" office:value="3.35743626962678" calcext:value-type="float">
            <text:p>3,3574362696</text:p>
          </table:table-cell>
          <table:table-cell table:style-name="ce1" office:value-type="float" office:value="0.486946779253635" calcext:value-type="float">
            <text:p>4,87E-01</text:p>
          </table:table-cell>
          <table:table-cell office:value-type="float" office:value="0.694408541133121" calcext:value-type="float">
            <text:p>0,6944085411</text:p>
          </table:table-cell>
          <table:table-cell table:style-name="ce1" office:value-type="float" office:value="0.282751131611492" calcext:value-type="float">
            <text:p>2,83E-01</text:p>
          </table:table-cell>
          <table:table-cell table:style-name="ce1" office:value-type="float" office:value="11.9052919717008" calcext:value-type="float">
            <text:p>1,19E+01</text:p>
          </table:table-cell>
          <table:table-cell table:style-name="ce1" office:value-type="float" office:value="0.877938609163973" calcext:value-type="float">
            <text:p>8,78E-01</text:p>
          </table:table-cell>
          <table:table-cell office:value-type="float" office:value="-4.33159725944952" calcext:value-type="float">
            <text:p>-4,3315972594</text:p>
          </table:table-cell>
          <table:table-cell office:value-type="float" office:value="0.450904144368427" calcext:value-type="float">
            <text:p>4,51E-01</text:p>
          </table:table-cell>
          <table:table-cell office:value-type="float" office:value="0.308224844039742" calcext:value-type="float">
            <text:p>0,308224844</text:p>
          </table:table-cell>
          <table:table-cell office:value-type="float" office:value="0.0128649234769241" calcext:value-type="float">
            <text:p>1,29E-02</text:p>
          </table:table-cell>
          <table:table-cell table:style-name="ce1" office:value-type="float" office:value="24.2598824124265" calcext:value-type="float">
            <text:p>2,43E+01</text:p>
          </table:table-cell>
          <table:table-cell table:style-name="ce1" office:value-type="float" office:value="8.39800445432025" calcext:value-type="float">
            <text:p>8,40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.575" calcext:value-type="float">
            <text:p>1,575</text:p>
          </table:table-cell>
          <table:table-cell office:value-type="float" office:value="3.34896213399118" calcext:value-type="float">
            <text:p>3,348962134</text:p>
          </table:table-cell>
          <table:table-cell office:value-type="float" office:value="0.465171534748189" calcext:value-type="float">
            <text:p>0,4651715347</text:p>
          </table:table-cell>
          <table:table-cell office:value-type="float" office:value="0.694740074820617" calcext:value-type="float">
            <text:p>0,6947400748</text:p>
          </table:table-cell>
          <table:table-cell office:value-type="float" office:value="0.271957546230204" calcext:value-type="float">
            <text:p>0,2719575462</text:p>
          </table:table-cell>
          <table:table-cell office:value-type="float" office:value="11.5803895343384" calcext:value-type="float">
            <text:p>11,5803895343</text:p>
          </table:table-cell>
          <table:table-cell office:value-type="float" office:value="0.945595347862799" calcext:value-type="float">
            <text:p>0,9455953479</text:p>
          </table:table-cell>
          <table:table-cell office:value-type="float" office:value="-4.17085584132424" calcext:value-type="float">
            <text:p>-4,1708558413</text:p>
          </table:table-cell>
          <table:table-cell office:value-type="float" office:value="0.483165095549118" calcext:value-type="float">
            <text:p>4,83E-01</text:p>
          </table:table-cell>
          <table:table-cell office:value-type="float" office:value="0.311247880473836" calcext:value-type="float">
            <text:p>0,3112478805</text:p>
          </table:table-cell>
          <table:table-cell office:value-type="float" office:value="0.0136591130219153" calcext:value-type="float">
            <text:p>1,37E-02</text:p>
          </table:table-cell>
          <table:table-cell office:value-type="float" office:value="23.2621658411513" calcext:value-type="float">
            <text:p>23,2621658412</text:p>
          </table:table-cell>
          <table:table-cell table:style-name="ce1" office:value-type="float" office:value="7.87300072751265" calcext:value-type="float">
            <text:p>7,87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,6</text:p>
          </table:table-cell>
          <table:table-cell office:value-type="float" office:value="3.35510216542272" calcext:value-type="float">
            <text:p>3,3551021654</text:p>
          </table:table-cell>
          <table:table-cell office:value-type="float" office:value="0.472194690361052" calcext:value-type="float">
            <text:p>0,4721946904</text:p>
          </table:table-cell>
          <table:table-cell office:value-type="float" office:value="0.692692492079051" calcext:value-type="float">
            <text:p>0,6926924921</text:p>
          </table:table-cell>
          <table:table-cell office:value-type="float" office:value="0.274480828447871" calcext:value-type="float">
            <text:p>0,2744808284</text:p>
          </table:table-cell>
          <table:table-cell office:value-type="float" office:value="11.6202599241873" calcext:value-type="float">
            <text:p>11,6202599242</text:p>
          </table:table-cell>
          <table:table-cell office:value-type="float" office:value="1.00699237425375" calcext:value-type="float">
            <text:p>1,0069923743</text:p>
          </table:table-cell>
          <table:table-cell office:value-type="float" office:value="-4.19023793505655" calcext:value-type="float">
            <text:p>-4,1902379351</text:p>
          </table:table-cell>
          <table:table-cell office:value-type="float" office:value="0.511345560892542" calcext:value-type="float">
            <text:p>5,11E-01</text:p>
          </table:table-cell>
          <table:table-cell office:value-type="float" office:value="0.310856913863301" calcext:value-type="float">
            <text:p>0,3108569139</text:p>
          </table:table-cell>
          <table:table-cell office:value-type="float" office:value="0.0140378146940042" calcext:value-type="float">
            <text:p>1,40E-02</text:p>
          </table:table-cell>
          <table:table-cell office:value-type="float" office:value="23.2509716673944" calcext:value-type="float">
            <text:p>23,2509716674</text:p>
          </table:table-cell>
          <table:table-cell table:style-name="ce1" office:value-type="float" office:value="5.63065306046553" calcext:value-type="float">
            <text:p>5,63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.625" calcext:value-type="float">
            <text:p>1,625</text:p>
          </table:table-cell>
          <table:table-cell office:value-type="float" office:value="3.33214371034714" calcext:value-type="float">
            <text:p>3,3321437103</text:p>
          </table:table-cell>
          <table:table-cell office:value-type="float" office:value="0.494432780827323" calcext:value-type="float">
            <text:p>0,4944327808</text:p>
          </table:table-cell>
          <table:table-cell office:value-type="float" office:value="0.70242438720535" calcext:value-type="float">
            <text:p>0,7024243872</text:p>
          </table:table-cell>
          <table:table-cell table:style-name="ce1" office:value-type="float" office:value="0.281144238067616" calcext:value-type="float">
            <text:p>2,81E-01</text:p>
          </table:table-cell>
          <table:table-cell office:value-type="float" office:value="11.5526509244558" calcext:value-type="float">
            <text:p>11,5526509245</text:p>
          </table:table-cell>
          <table:table-cell table:style-name="ce1" office:value-type="float" office:value="1.09366141758395" calcext:value-type="float">
            <text:p>1,09E+00</text:p>
          </table:table-cell>
          <table:table-cell office:value-type="float" office:value="-4.15798104873296" calcext:value-type="float">
            <text:p>-4,1579810487</text:p>
          </table:table-cell>
          <table:table-cell office:value-type="float" office:value="0.550254523977584" calcext:value-type="float">
            <text:p>5,50E-01</text:p>
          </table:table-cell>
          <table:table-cell office:value-type="float" office:value="0.311529737505902" calcext:value-type="float">
            <text:p>0,3115297375</text:p>
          </table:table-cell>
          <table:table-cell office:value-type="float" office:value="0.014822913885897" calcext:value-type="float">
            <text:p>1,48E-02</text:p>
          </table:table-cell>
          <table:table-cell office:value-type="float" office:value="23.2291382106387" calcext:value-type="float">
            <text:p>23,2291382106</text:p>
          </table:table-cell>
          <table:table-cell table:style-name="ce1" office:value-type="float" office:value="3.90073027688123" calcext:value-type="float">
            <text:p>3,90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.65" calcext:value-type="float">
            <text:p>1,65</text:p>
          </table:table-cell>
          <table:table-cell office:value-type="float" office:value="3.22644549643975" calcext:value-type="float">
            <text:p>3,2264454964</text:p>
          </table:table-cell>
          <table:table-cell office:value-type="float" office:value="0.535674803680493" calcext:value-type="float">
            <text:p>0,5356748037</text:p>
          </table:table-cell>
          <table:table-cell office:value-type="float" office:value="0.744300563013228" calcext:value-type="float">
            <text:p>0,744300563</text:p>
          </table:table-cell>
          <table:table-cell table:style-name="ce1" office:value-type="float" office:value="0.29075718142829" calcext:value-type="float">
            <text:p>2,91E-01</text:p>
          </table:table-cell>
          <table:table-cell office:value-type="float" office:value="11.2621322457878" calcext:value-type="float">
            <text:p>11,2621322458</text:p>
          </table:table-cell>
          <table:table-cell table:style-name="ce1" office:value-type="float" office:value="1.24330007429393" calcext:value-type="float">
            <text:p>1,24E+00</text:p>
          </table:table-cell>
          <table:table-cell office:value-type="float" office:value="-4.01688309449602" calcext:value-type="float">
            <text:p>-4,0168830945</text:p>
          </table:table-cell>
          <table:table-cell office:value-type="float" office:value="0.6219654976795" calcext:value-type="float">
            <text:p>6,22E-01</text:p>
          </table:table-cell>
          <table:table-cell table:style-name="ce1" office:value-type="float" office:value="0.314381431937643" calcext:value-type="float">
            <text:p>3,14E-01</text:p>
          </table:table-cell>
          <table:table-cell office:value-type="float" office:value="0.0166209888555704" calcext:value-type="float">
            <text:p>1,66E-02</text:p>
          </table:table-cell>
          <table:table-cell office:value-type="float" office:value="22.9909440786972" calcext:value-type="float">
            <text:p>22,9909440787</text:p>
          </table:table-cell>
          <table:table-cell table:style-name="ce1" office:value-type="float" office:value="2.78029225377891" calcext:value-type="float">
            <text:p>2,78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1.675" calcext:value-type="float">
            <text:p>1,675</text:p>
          </table:table-cell>
          <table:table-cell office:value-type="float" office:value="3.23026822426784" calcext:value-type="float">
            <text:p>3,2302682243</text:p>
          </table:table-cell>
          <table:table-cell office:value-type="float" office:value="0.580698929977388" calcext:value-type="float">
            <text:p>0,58069893</text:p>
          </table:table-cell>
          <table:table-cell office:value-type="float" office:value="0.742746777144098" calcext:value-type="float">
            <text:p>0,7427467771</text:p>
          </table:table-cell>
          <table:table-cell table:style-name="ce1" office:value-type="float" office:value="0.30392876796066" calcext:value-type="float">
            <text:p>3,04E-01</text:p>
          </table:table-cell>
          <table:table-cell office:value-type="float" office:value="-1.84469789660756" calcext:value-type="float">
            <text:p>-1,8446978966</text:p>
          </table:table-cell>
          <table:table-cell table:style-name="ce1" office:value-type="float" office:value="1.45718402429918" calcext:value-type="float">
            <text:p>1,46E+00</text:p>
          </table:table-cell>
          <table:table-cell office:value-type="float" office:value="4.02045291181879" calcext:value-type="float">
            <text:p>4,0204529118</text:p>
          </table:table-cell>
          <table:table-cell office:value-type="float" office:value="0.726998978380961" calcext:value-type="float">
            <text:p>7,27E-01</text:p>
          </table:table-cell>
          <table:table-cell office:value-type="float" office:value="0.314303228285613" calcext:value-type="float">
            <text:p>0,3143032283</text:p>
          </table:table-cell>
          <table:table-cell office:value-type="float" office:value="0.0183456535455677" calcext:value-type="float">
            <text:p>1,83E-02</text:p>
          </table:table-cell>
          <table:table-cell office:value-type="float" office:value="22.9906536935695" calcext:value-type="float">
            <text:p>22,9906536936</text:p>
          </table:table-cell>
          <table:table-cell office:value-type="float" office:value="1.77288487956347" calcext:value-type="float">
            <text:p>1,77288487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office:value-type="float" office:value="3.54680233375937" calcext:value-type="float">
            <text:p>3,5468023338</text:p>
          </table:table-cell>
          <table:table-cell office:value-type="float" office:value="0.610101782865465" calcext:value-type="float">
            <text:p>0,6101017829</text:p>
          </table:table-cell>
          <table:table-cell office:value-type="float" office:value="0.611406270673479" calcext:value-type="float">
            <text:p>0,6114062707</text:p>
          </table:table-cell>
          <table:table-cell office:value-type="float" office:value="0.316854408556726" calcext:value-type="float">
            <text:p>0,3168544086</text:p>
          </table:table-cell>
          <table:table-cell office:value-type="float" office:value="-2.44376356988213" calcext:value-type="float">
            <text:p>-2,4437635699</text:p>
          </table:table-cell>
          <table:table-cell office:value-type="float" office:value="1.54235437112922" calcext:value-type="float">
            <text:p>1,5423543711</text:p>
          </table:table-cell>
          <table:table-cell office:value-type="float" office:value="4.30320586719714" calcext:value-type="float">
            <text:p>4,3032058672</text:p>
          </table:table-cell>
          <table:table-cell table:style-name="Default" office:value-type="float" office:value="0.759750868890756" calcext:value-type="float">
            <text:p>0,7597508689</text:p>
          </table:table-cell>
          <table:table-cell office:value-type="float" office:value="0.308027983791912" calcext:value-type="float">
            <text:p>0,3080279838</text:p>
          </table:table-cell>
          <table:table-cell office:value-type="float" office:value="0.0174952544592581" calcext:value-type="float">
            <text:p>1,75E-02</text:p>
          </table:table-cell>
          <table:table-cell office:value-type="float" office:value="21.7219752395584" calcext:value-type="float">
            <text:p>21,7219752396</text:p>
          </table:table-cell>
          <table:table-cell office:value-type="float" office:value="1.65853347698678" calcext:value-type="float">
            <text:p>1,6585334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.75" calcext:value-type="float">
            <text:p>1,75</text:p>
          </table:table-cell>
          <table:table-cell office:value-type="float" office:value="3.67070484912299" calcext:value-type="float">
            <text:p>3,6707048491</text:p>
          </table:table-cell>
          <table:table-cell table:style-name="ce1" office:value-type="float" office:value="0.704654356643831" calcext:value-type="float">
            <text:p>7,05E-01</text:p>
          </table:table-cell>
          <table:table-cell office:value-type="float" office:value="0.558692242269452" calcext:value-type="float">
            <text:p>0,5586922423</text:p>
          </table:table-cell>
          <table:table-cell table:style-name="ce1" office:value-type="float" office:value="0.35028394614236" calcext:value-type="float">
            <text:p>3,50E-01</text:p>
          </table:table-cell>
          <table:table-cell office:value-type="float" office:value="-2.58002949803071" calcext:value-type="float">
            <text:p>-2,580029498</text:p>
          </table:table-cell>
          <table:table-cell table:style-name="ce1" office:value-type="float" office:value="1.59467134801391" calcext:value-type="float">
            <text:p>1,59E+00</text:p>
          </table:table-cell>
          <table:table-cell office:value-type="float" office:value="4.36605020826663" calcext:value-type="float">
            <text:p>4,3660502083</text:p>
          </table:table-cell>
          <table:table-cell office:value-type="float" office:value="0.780045204133095" calcext:value-type="float">
            <text:p>7,80E-01</text:p>
          </table:table-cell>
          <table:table-cell office:value-type="float" office:value="0.306443749655452" calcext:value-type="float">
            <text:p>0,3064437497</text:p>
          </table:table-cell>
          <table:table-cell office:value-type="float" office:value="0.0178195783709205" calcext:value-type="float">
            <text:p>1,78E-02</text:p>
          </table:table-cell>
          <table:table-cell office:value-type="float" office:value="21.6197449800951" calcext:value-type="float">
            <text:p>21,6197449801</text:p>
          </table:table-cell>
          <table:table-cell table:style-name="ce1" office:value-type="float" office:value="1.01654790783983" calcext:value-type="float">
            <text:p>1,02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Default"/>
          <table:table-cell table:number-columns-repeated="3"/>
          <table:table-cell table:style-name="ce1"/>
          <table:table-cell/>
          <table:table-cell table:style-name="Default"/>
        </table:table-row>
        <table:table-row table:style-name="ro1">
          <table:table-cell table:number-columns-repeated="7"/>
          <table:table-cell table:style-name="ce1"/>
          <table:table-cell table:number-columns-repeated="2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ce1"/>
          <table:table-cell/>
          <table:table-cell table:style-name="Default"/>
        </table:table-row>
        <table:table-row table:style-name="ro1">
          <table:table-cell table:number-columns-repeated="8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/>
          <table:table-cell table:style-name="Default"/>
        </table:table-row>
        <table:table-row table:style-name="ro1">
          <table:table-cell table:number-columns-repeated="4"/>
          <table:table-cell table:style-name="ce1"/>
          <table:table-cell/>
          <table:table-cell table:style-name="ce1" table:number-columns-repeated="3"/>
          <table:table-cell table:number-columns-repeated="5"/>
          <table:table-cell table:style-name="ce1"/>
          <table:table-cell/>
          <table:table-cell table:style-name="Default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6"/>
          <table:table-cell table:style-name="ce1"/>
          <table:table-cell/>
          <table:table-cell table:style-name="Default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Default"/>
        </table:table-row>
        <table:table-row table:style-name="ro1">
          <table:table-cell table:number-columns-repeated="16"/>
          <table:table-cell table:style-name="Default"/>
        </table:table-row>
        <table:table-row table:style-name="ro1" table:number-rows-repeated="2">
          <table:table-cell table:number-columns-repeated="14"/>
          <table:table-cell table:style-name="ce1"/>
          <table:table-cell/>
          <table:table-cell table:style-name="Default"/>
        </table:table-row>
        <table:table-row table:style-name="ro1">
          <table:table-cell table:number-columns-repeated="16"/>
          <table:table-cell table:style-name="Default"/>
        </table:table-row>
        <table:table-row table:style-name="ro1" table:number-rows-repeated="5">
          <table:table-cell table:number-columns-repeated="7"/>
          <table:table-cell table:style-name="ce1"/>
          <table:table-cell table:number-columns-repeated="8"/>
          <table:table-cell table:style-name="Default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table:style-name="Default"/>
        </table:table-row>
      </table:table>
      <table:table table:name="Tabelle3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4" table:default-cell-style-name="ce3"/>
        <table:table-column table:style-name="co9" table:default-cell-style-name="ce3"/>
        <table:table-row table:style-name="ro1"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ce4" office:value-type="string" calcext:value-type="string" table:number-columns-spanned="4" table:number-rows-spanned="2">
            <text:p>Model → Exp[-delta -gamma t] Sin[alpha+beta t] , CIPT</text:p>
          </table:table-cell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4"/>
          <table:covered-table-cell table:number-columns-repeated="4"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0</text:p>
          </table:table-cell>
          <table:table-cell table:style-name="ce2" office:value-type="string" calcext:value-type="string">
            <text:p>deltaV</text:p>
          </table:table-cell>
          <table:table-cell table:style-name="ce2" office:value-type="string" calcext:value-type="string">
            <text:p>gammaV</text:p>
          </table:table-cell>
          <table:table-cell table:style-name="ce2" office:value-type="string" calcext:value-type="string">
            <text:p>alphaV</text:p>
          </table:table-cell>
          <table:table-cell table:style-name="ce2" office:value-type="string" calcext:value-type="string">
            <text:p>betaV</text:p>
          </table:table-cell>
          <table:table-cell table:style-name="ce2" office:value-type="string" calcext:value-type="string">
            <text:p>atau</text:p>
          </table:table-cell>
          <table:table-cell table:style-name="ce2" office:value-type="string" calcext:value-type="string">
            <text:p>Chi</text:p>
          </table:table-cell>
          <table:table-cell table:style-name="ce2" office:value-type="string" calcext:value-type="string">
            <text:p>P – Valu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[Tabelle1.A17]" office:value-type="float" office:value="16" calcext:value-type="float">
            <text:p>16</text:p>
          </table:table-cell>
          <table:table-cell table:formula="of:=[Tabelle1.B17]" office:value-type="float" office:value="58" calcext:value-type="float">
            <text:p>58</text:p>
          </table:table-cell>
          <table:table-cell table:formula="of:=[Tabelle1.C17]" office:value-type="float" office:value="1.55" calcext:value-type="float">
            <text:p>1,55</text:p>
          </table:table-cell>
          <table:table-cell table:formula="of:=CONCATENATE([Tabelle2.D17];&quot;(&quot;;[Tabelle2.E17];&quot;)&quot;)" office:value-type="string" office:string-value="3,36(0,49)" calcext:value-type="string">
            <text:p>3,36(0,49)</text:p>
          </table:table-cell>
          <table:table-cell table:formula="of:=CONCATENATE([Tabelle2.F17];&quot;(&quot;;[Tabelle2.G17];&quot;)&quot;)" office:value-type="string" office:string-value="0,69(0,28)" calcext:value-type="string">
            <text:p>0,69(0,28)</text:p>
          </table:table-cell>
          <table:table-cell table:formula="of:=CONCATENATE([Tabelle2.H17];&quot;(&quot;;[Tabelle2.I17];&quot;)&quot;)" office:value-type="string" office:string-value="11,91(0,88)" calcext:value-type="string">
            <text:p>11,91(0,88)</text:p>
          </table:table-cell>
          <table:table-cell table:formula="of:=CONCATENATE([Tabelle2.J17];&quot;(&quot;;[Tabelle2.K17];&quot;)&quot;)" office:value-type="string" office:string-value="-4,33(0,45)" calcext:value-type="string">
            <text:p>-4,33(0,45)</text:p>
          </table:table-cell>
          <table:table-cell table:formula="of:=CONCATENATE([Tabelle2.L17];&quot;(&quot;;[Tabelle2.M17];&quot;)&quot;)" office:value-type="string" office:string-value="0,308(0,013)" calcext:value-type="string">
            <text:p>0,308(0,013)</text:p>
          </table:table-cell>
          <table:table-cell table:formula="of:=[Tabelle2.N17]" office:value-type="float" office:value="24.26" calcext:value-type="float">
            <text:p>24,26</text:p>
          </table:table-cell>
          <table:table-cell table:formula="of:=[Tabelle2.O17]" office:value-type="float" office:value="8.4" calcext:value-type="float">
            <text:p>8,4</text:p>
          </table:table-cell>
        </table:table-row>
        <table:table-row table:style-name="ro1">
          <table:table-cell table:formula="of:=[Tabelle1.A18]" office:value-type="float" office:value="15" calcext:value-type="float">
            <text:p>15</text:p>
          </table:table-cell>
          <table:table-cell table:formula="of:=[Tabelle1.B18]" office:value-type="float" office:value="59" calcext:value-type="float">
            <text:p>59</text:p>
          </table:table-cell>
          <table:table-cell table:formula="of:=[Tabelle1.C18]" office:value-type="float" office:value="1.575" calcext:value-type="float">
            <text:p>1,575</text:p>
          </table:table-cell>
          <table:table-cell table:formula="of:=CONCATENATE([Tabelle2.D18];&quot;(&quot;;[Tabelle2.E18];&quot;)&quot;)" office:value-type="string" office:string-value="3,35(0,47)" calcext:value-type="string">
            <text:p>3,35(0,47)</text:p>
          </table:table-cell>
          <table:table-cell table:formula="of:=CONCATENATE([Tabelle2.F18];&quot;(&quot;;[Tabelle2.G18];&quot;)&quot;)" office:value-type="string" office:string-value="0,69(0,27)" calcext:value-type="string">
            <text:p>0,69(0,27)</text:p>
          </table:table-cell>
          <table:table-cell table:formula="of:=CONCATENATE([Tabelle2.H18];&quot;(&quot;;[Tabelle2.I18];&quot;)&quot;)" office:value-type="string" office:string-value="11,58(0,95)" calcext:value-type="string">
            <text:p>11,58(0,95)</text:p>
          </table:table-cell>
          <table:table-cell table:formula="of:=CONCATENATE([Tabelle2.J18];&quot;(&quot;;[Tabelle2.K18];&quot;)&quot;)" office:value-type="string" office:string-value="-4,17(0,48)" calcext:value-type="string">
            <text:p>-4,17(0,48)</text:p>
          </table:table-cell>
          <table:table-cell table:formula="of:=CONCATENATE([Tabelle2.L18];&quot;(&quot;;[Tabelle2.M18];&quot;)&quot;)" office:value-type="string" office:string-value="0,311(0,014)" calcext:value-type="string">
            <text:p>0,311(0,014)</text:p>
          </table:table-cell>
          <table:table-cell table:formula="of:=[Tabelle2.N18]" office:value-type="float" office:value="23.26" calcext:value-type="float">
            <text:p>23,26</text:p>
          </table:table-cell>
          <table:table-cell table:formula="of:=[Tabelle2.O18]" office:value-type="float" office:value="7.87" calcext:value-type="float">
            <text:p>7,87</text:p>
          </table:table-cell>
        </table:table-row>
        <table:table-row table:style-name="ro1">
          <table:table-cell table:formula="of:=[Tabelle1.A13]" office:value-type="float" office:value="20" calcext:value-type="float">
            <text:p>20</text:p>
          </table:table-cell>
          <table:table-cell table:formula="of:=[Tabelle1.B13]" office:value-type="float" office:value="54" calcext:value-type="float">
            <text:p>54</text:p>
          </table:table-cell>
          <table:table-cell table:formula="of:=[Tabelle1.C13]" office:value-type="float" office:value="1.45" calcext:value-type="float">
            <text:p>1,45</text:p>
          </table:table-cell>
          <table:table-cell table:formula="of:=CONCATENATE([Tabelle2.D13];&quot;(&quot;;[Tabelle2.E13];&quot;)&quot;)" office:value-type="string" office:string-value="3,17(0,38)" calcext:value-type="string">
            <text:p>3,17(0,38)</text:p>
          </table:table-cell>
          <table:table-cell table:formula="of:=CONCATENATE([Tabelle2.F13];&quot;(&quot;;[Tabelle2.G13];&quot;)&quot;)" office:value-type="string" office:string-value="0,77(0,24)" calcext:value-type="string">
            <text:p>0,77(0,24)</text:p>
          </table:table-cell>
          <table:table-cell table:formula="of:=CONCATENATE([Tabelle2.H13];&quot;(&quot;;[Tabelle2.I13];&quot;)&quot;)" office:value-type="string" office:string-value="4,12(0,63)" calcext:value-type="string">
            <text:p>4,12(0,63)</text:p>
          </table:table-cell>
          <table:table-cell table:formula="of:=CONCATENATE([Tabelle2.J13];&quot;(&quot;;[Tabelle2.K13];&quot;)&quot;)" office:value-type="string" office:string-value="-3,59(0,34)" calcext:value-type="string">
            <text:p>-3,59(0,34)</text:p>
          </table:table-cell>
          <table:table-cell table:formula="of:=CONCATENATE([Tabelle2.L13];&quot;(&quot;;[Tabelle2.M13];&quot;)&quot;)" office:value-type="string" office:string-value="0,322(0,014)" calcext:value-type="string">
            <text:p>0,322(0,014)</text:p>
          </table:table-cell>
          <table:table-cell table:formula="of:=[Tabelle2.N13]" office:value-type="float" office:value="29.91" calcext:value-type="float">
            <text:p>29,91</text:p>
          </table:table-cell>
          <table:table-cell table:formula="of:=[Tabelle2.O13]" office:value-type="float" office:value="7.13" calcext:value-type="float">
            <text:p>7,13</text:p>
          </table:table-cell>
        </table:table-row>
        <table:table-row table:style-name="ro1">
          <table:table-cell table:formula="of:=[Tabelle1.A14]" office:value-type="float" office:value="19" calcext:value-type="float">
            <text:p>19</text:p>
          </table:table-cell>
          <table:table-cell table:formula="of:=[Tabelle1.B14]" office:value-type="float" office:value="55" calcext:value-type="float">
            <text:p>55</text:p>
          </table:table-cell>
          <table:table-cell table:formula="of:=[Tabelle1.C14]" office:value-type="float" office:value="1.475" calcext:value-type="float">
            <text:p>1,475</text:p>
          </table:table-cell>
          <table:table-cell table:formula="of:=CONCATENATE([Tabelle2.D14];&quot;(&quot;;[Tabelle2.E14];&quot;)&quot;)" office:value-type="string" office:string-value="3,16(0,4)" calcext:value-type="string">
            <text:p>3,16(0,4)</text:p>
          </table:table-cell>
          <table:table-cell table:formula="of:=CONCATENATE([Tabelle2.F14];&quot;(&quot;;[Tabelle2.G14];&quot;)&quot;)" office:value-type="string" office:string-value="0,78(0,24)" calcext:value-type="string">
            <text:p>0,78(0,24)</text:p>
          </table:table-cell>
          <table:table-cell table:formula="of:=CONCATENATE([Tabelle2.H14];&quot;(&quot;;[Tabelle2.I14];&quot;)&quot;)" office:value-type="string" office:string-value="10,63(0,7)" calcext:value-type="string">
            <text:p>10,63(0,7)</text:p>
          </table:table-cell>
          <table:table-cell table:formula="of:=CONCATENATE([Tabelle2.J14];&quot;(&quot;;[Tabelle2.K14];&quot;)&quot;)" office:value-type="string" office:string-value="-3,7(0,37)" calcext:value-type="string">
            <text:p>-3,7(0,37)</text:p>
          </table:table-cell>
          <table:table-cell table:formula="of:=CONCATENATE([Tabelle2.L14];&quot;(&quot;;[Tabelle2.M14];&quot;)&quot;)" office:value-type="string" office:string-value="0,32(0,014)" calcext:value-type="string">
            <text:p>0,32(0,014)</text:p>
          </table:table-cell>
          <table:table-cell table:formula="of:=[Tabelle2.N14]" office:value-type="float" office:value="29.53" calcext:value-type="float">
            <text:p>29,53</text:p>
          </table:table-cell>
          <table:table-cell table:formula="of:=[Tabelle2.O14]" office:value-type="float" office:value="5.81" calcext:value-type="float">
            <text:p>5,81</text:p>
          </table:table-cell>
        </table:table-row>
        <table:table-row table:style-name="ro1">
          <table:table-cell table:formula="of:=[Tabelle1.A19]" office:value-type="float" office:value="14" calcext:value-type="float">
            <text:p>14</text:p>
          </table:table-cell>
          <table:table-cell table:formula="of:=[Tabelle1.B19]" office:value-type="float" office:value="60" calcext:value-type="float">
            <text:p>60</text:p>
          </table:table-cell>
          <table:table-cell table:formula="of:=[Tabelle1.C19]" office:value-type="float" office:value="1.6" calcext:value-type="float">
            <text:p>1,6</text:p>
          </table:table-cell>
          <table:table-cell table:formula="of:=CONCATENATE([Tabelle2.D19];&quot;(&quot;;[Tabelle2.E19];&quot;)&quot;)" office:value-type="string" office:string-value="3,36(0,47)" calcext:value-type="string">
            <text:p>3,36(0,47)</text:p>
          </table:table-cell>
          <table:table-cell table:formula="of:=CONCATENATE([Tabelle2.F19];&quot;(&quot;;[Tabelle2.G19];&quot;)&quot;)" office:value-type="string" office:string-value="0,69(0,27)" calcext:value-type="string">
            <text:p>0,69(0,27)</text:p>
          </table:table-cell>
          <table:table-cell table:formula="of:=CONCATENATE([Tabelle2.H19];&quot;(&quot;;[Tabelle2.I19];&quot;)&quot;)" office:value-type="string" office:string-value="11,6(1)" calcext:value-type="string">
            <text:p>11,6(1)</text:p>
          </table:table-cell>
          <table:table-cell table:formula="of:=CONCATENATE([Tabelle2.J19];&quot;(&quot;;[Tabelle2.K19];&quot;)&quot;)" office:value-type="string" office:string-value="-4,19(0,51)" calcext:value-type="string">
            <text:p>-4,19(0,51)</text:p>
          </table:table-cell>
          <table:table-cell table:formula="of:=CONCATENATE([Tabelle2.L19];&quot;(&quot;;[Tabelle2.M19];&quot;)&quot;)" office:value-type="string" office:string-value="0,311(0,014)" calcext:value-type="string">
            <text:p>0,311(0,014)</text:p>
          </table:table-cell>
          <table:table-cell table:formula="of:=[Tabelle2.N19]" office:value-type="float" office:value="23.25" calcext:value-type="float">
            <text:p>23,25</text:p>
          </table:table-cell>
          <table:table-cell table:formula="of:=[Tabelle2.O19]" office:value-type="float" office:value="5.63" calcext:value-type="float">
            <text:p>5,63</text:p>
          </table:table-cell>
        </table:table-row>
        <table:table-row table:style-name="ro1">
          <table:table-cell table:formula="of:=[Tabelle1.A9]" office:value-type="float" office:value="24" calcext:value-type="float">
            <text:p>24</text:p>
          </table:table-cell>
          <table:table-cell table:formula="of:=[Tabelle1.B9]" office:value-type="float" office:value="50" calcext:value-type="float">
            <text:p>50</text:p>
          </table:table-cell>
          <table:table-cell table:formula="of:=[Tabelle1.C9]" office:value-type="float" office:value="1.35" calcext:value-type="float">
            <text:p>1,35</text:p>
          </table:table-cell>
          <table:table-cell table:formula="of:=CONCATENATE([Tabelle2.D9];&quot;(&quot;;[Tabelle2.E9];&quot;)&quot;)" office:value-type="string" office:string-value="3,23(0,32)" calcext:value-type="string">
            <text:p>3,23(0,32)</text:p>
          </table:table-cell>
          <table:table-cell table:formula="of:=CONCATENATE([Tabelle2.F9];&quot;(&quot;;[Tabelle2.G9];&quot;)&quot;)" office:value-type="string" office:string-value="0,71(0,21)" calcext:value-type="string">
            <text:p>0,71(0,21)</text:p>
          </table:table-cell>
          <table:table-cell table:formula="of:=CONCATENATE([Tabelle2.H9];&quot;(&quot;;[Tabelle2.I9];&quot;)&quot;)" office:value-type="string" office:string-value="0,13(0,48)" calcext:value-type="string">
            <text:p>0,13(0,48)</text:p>
          </table:table-cell>
          <table:table-cell table:formula="of:=CONCATENATE([Tabelle2.J9];&quot;(&quot;;[Tabelle2.K9];&quot;)&quot;)" office:value-type="string" office:string-value="3,02(0,26)" calcext:value-type="string">
            <text:p>3,02(0,26)</text:p>
          </table:table-cell>
          <table:table-cell table:formula="of:=CONCATENATE([Tabelle2.L9];&quot;(&quot;;[Tabelle2.M9];&quot;)&quot;)" office:value-type="string" office:string-value="0,337(0,016)" calcext:value-type="string">
            <text:p>0,337(0,016)</text:p>
          </table:table-cell>
          <table:table-cell table:formula="of:=[Tabelle2.N9]" office:value-type="float" office:value="36.48" calcext:value-type="float">
            <text:p>36,48</text:p>
          </table:table-cell>
          <table:table-cell table:formula="of:=[Tabelle2.O9]" office:value-type="float" office:value="4.93" calcext:value-type="float">
            <text:p>4,93</text:p>
          </table:table-cell>
        </table:table-row>
        <table:table-row table:style-name="ro1">
          <table:table-cell table:formula="of:=[Tabelle1.A12]" office:value-type="float" office:value="21" calcext:value-type="float">
            <text:p>21</text:p>
          </table:table-cell>
          <table:table-cell table:formula="of:=[Tabelle1.B12]" office:value-type="float" office:value="53" calcext:value-type="float">
            <text:p>53</text:p>
          </table:table-cell>
          <table:table-cell table:formula="of:=[Tabelle1.C12]" office:value-type="float" office:value="1.425" calcext:value-type="float">
            <text:p>1,425</text:p>
          </table:table-cell>
          <table:table-cell table:formula="of:=CONCATENATE([Tabelle2.D12];&quot;(&quot;;[Tabelle2.E12];&quot;)&quot;)" office:value-type="string" office:string-value="3,2(0,34)" calcext:value-type="string">
            <text:p>3,2(0,34)</text:p>
          </table:table-cell>
          <table:table-cell table:formula="of:=CONCATENATE([Tabelle2.F12];&quot;(&quot;;[Tabelle2.G12];&quot;)&quot;)" office:value-type="string" office:string-value="0,74(0,22)" calcext:value-type="string">
            <text:p>0,74(0,22)</text:p>
          </table:table-cell>
          <table:table-cell table:formula="of:=CONCATENATE([Tabelle2.H12];&quot;(&quot;;[Tabelle2.I12];&quot;)&quot;)" office:value-type="string" office:string-value="-0,3(0,61)" calcext:value-type="string">
            <text:p>-0,3(0,61)</text:p>
          </table:table-cell>
          <table:table-cell table:formula="of:=CONCATENATE([Tabelle2.J12];&quot;(&quot;;[Tabelle2.K12];&quot;)&quot;)" office:value-type="string" office:string-value="3,24(0,33)" calcext:value-type="string">
            <text:p>3,24(0,33)</text:p>
          </table:table-cell>
          <table:table-cell table:formula="of:=CONCATENATE([Tabelle2.L12];&quot;(&quot;;[Tabelle2.M12];&quot;)&quot;)" office:value-type="string" office:string-value="0,331(0,015)" calcext:value-type="string">
            <text:p>0,331(0,015)</text:p>
          </table:table-cell>
          <table:table-cell table:formula="of:=[Tabelle2.N12]" office:value-type="float" office:value="33.22" calcext:value-type="float">
            <text:p>33,22</text:p>
          </table:table-cell>
          <table:table-cell table:formula="of:=[Tabelle2.O12]" office:value-type="float" office:value="4.39" calcext:value-type="float">
            <text:p>4,39</text:p>
          </table:table-cell>
        </table:table-row>
        <table:table-row table:style-name="ro1">
          <table:table-cell table:formula="of:=[Tabelle1.A15]" office:value-type="float" office:value="18" calcext:value-type="float">
            <text:p>18</text:p>
          </table:table-cell>
          <table:table-cell table:formula="of:=[Tabelle1.B15]" office:value-type="float" office:value="56" calcext:value-type="float">
            <text:p>56</text:p>
          </table:table-cell>
          <table:table-cell table:formula="of:=[Tabelle1.C15]" office:value-type="float" office:value="1.5" calcext:value-type="float">
            <text:p>1,5</text:p>
          </table:table-cell>
          <table:table-cell table:formula="of:=CONCATENATE([Tabelle2.D15];&quot;(&quot;;[Tabelle2.E15];&quot;)&quot;)" office:value-type="string" office:string-value="3,16(0,4)" calcext:value-type="string">
            <text:p>3,16(0,4)</text:p>
          </table:table-cell>
          <table:table-cell table:formula="of:=CONCATENATE([Tabelle2.F15];&quot;(&quot;;[Tabelle2.G15];&quot;)&quot;)" office:value-type="string" office:string-value="0,78(0,24)" calcext:value-type="string">
            <text:p>0,78(0,24)</text:p>
          </table:table-cell>
          <table:table-cell table:formula="of:=CONCATENATE([Tabelle2.H15];&quot;(&quot;;[Tabelle2.I15];&quot;)&quot;)" office:value-type="string" office:string-value="10,62(0,8)" calcext:value-type="string">
            <text:p>10,62(0,8)</text:p>
          </table:table-cell>
          <table:table-cell table:formula="of:=CONCATENATE([Tabelle2.J15];&quot;(&quot;;[Tabelle2.K15];&quot;)&quot;)" office:value-type="string" office:string-value="-3,7(0,42)" calcext:value-type="string">
            <text:p>-3,7(0,42)</text:p>
          </table:table-cell>
          <table:table-cell table:formula="of:=CONCATENATE([Tabelle2.L15];&quot;(&quot;;[Tabelle2.M15];&quot;)&quot;)" office:value-type="string" office:string-value="0,32(0,014)" calcext:value-type="string">
            <text:p>0,32(0,014)</text:p>
          </table:table-cell>
          <table:table-cell table:formula="of:=[Tabelle2.N15]" office:value-type="float" office:value="29.53" calcext:value-type="float">
            <text:p>29,53</text:p>
          </table:table-cell>
          <table:table-cell table:formula="of:=[Tabelle2.O15]" office:value-type="float" office:value="4.23" calcext:value-type="float">
            <text:p>4,23</text:p>
          </table:table-cell>
        </table:table-row>
        <table:table-row table:style-name="ro1">
          <table:table-cell table:formula="of:=[Tabelle1.A20]" office:value-type="float" office:value="13" calcext:value-type="float">
            <text:p>13</text:p>
          </table:table-cell>
          <table:table-cell table:formula="of:=[Tabelle1.B20]" office:value-type="float" office:value="61" calcext:value-type="float">
            <text:p>61</text:p>
          </table:table-cell>
          <table:table-cell table:formula="of:=[Tabelle1.C20]" office:value-type="float" office:value="1.625" calcext:value-type="float">
            <text:p>1,625</text:p>
          </table:table-cell>
          <table:table-cell table:formula="of:=CONCATENATE([Tabelle2.D20];&quot;(&quot;;[Tabelle2.E20];&quot;)&quot;)" office:value-type="string" office:string-value="3,33(0,49)" calcext:value-type="string">
            <text:p>3,33(0,49)</text:p>
          </table:table-cell>
          <table:table-cell table:formula="of:=CONCATENATE([Tabelle2.F20];&quot;(&quot;;[Tabelle2.G20];&quot;)&quot;)" office:value-type="string" office:string-value="0,7(0,28)" calcext:value-type="string">
            <text:p>0,7(0,28)</text:p>
          </table:table-cell>
          <table:table-cell table:formula="of:=CONCATENATE([Tabelle2.H20];&quot;(&quot;;[Tabelle2.I20];&quot;)&quot;)" office:value-type="string" office:string-value="11,6(1,1)" calcext:value-type="string">
            <text:p>11,6(1,1)</text:p>
          </table:table-cell>
          <table:table-cell table:formula="of:=CONCATENATE([Tabelle2.J20];&quot;(&quot;;[Tabelle2.K20];&quot;)&quot;)" office:value-type="string" office:string-value="-4,16(0,55)" calcext:value-type="string">
            <text:p>-4,16(0,55)</text:p>
          </table:table-cell>
          <table:table-cell table:formula="of:=CONCATENATE([Tabelle2.L20];&quot;(&quot;;[Tabelle2.M20];&quot;)&quot;)" office:value-type="string" office:string-value="0,312(0,015)" calcext:value-type="string">
            <text:p>0,312(0,015)</text:p>
          </table:table-cell>
          <table:table-cell table:formula="of:=[Tabelle2.N20]" office:value-type="float" office:value="23.23" calcext:value-type="float">
            <text:p>23,23</text:p>
          </table:table-cell>
          <table:table-cell table:formula="of:=[Tabelle2.O20]" office:value-type="float" office:value="3.9" calcext:value-type="float">
            <text:p>3,9</text:p>
          </table:table-cell>
        </table:table-row>
        <table:table-row table:style-name="ro1">
          <table:table-cell table:formula="of:=[Tabelle1.A10]" office:value-type="float" office:value="23" calcext:value-type="float">
            <text:p>23</text:p>
          </table:table-cell>
          <table:table-cell table:formula="of:=[Tabelle1.B10]" office:value-type="float" office:value="51" calcext:value-type="float">
            <text:p>51</text:p>
          </table:table-cell>
          <table:table-cell table:formula="of:=[Tabelle1.C10]" office:value-type="float" office:value="1.375" calcext:value-type="float">
            <text:p>1,375</text:p>
          </table:table-cell>
          <table:table-cell table:formula="of:=CONCATENATE([Tabelle2.D10];&quot;(&quot;;[Tabelle2.E10];&quot;)&quot;)" office:value-type="string" office:string-value="3,23(0,32)" calcext:value-type="string">
            <text:p>3,23(0,32)</text:p>
          </table:table-cell>
          <table:table-cell table:formula="of:=CONCATENATE([Tabelle2.F10];&quot;(&quot;;[Tabelle2.G10];&quot;)&quot;)" office:value-type="string" office:string-value="0,71(0,21)" calcext:value-type="string">
            <text:p>0,71(0,21)</text:p>
          </table:table-cell>
          <table:table-cell table:formula="of:=CONCATENATE([Tabelle2.H10];&quot;(&quot;;[Tabelle2.I10];&quot;)&quot;)" office:value-type="string" office:string-value="0,23(0,56)" calcext:value-type="string">
            <text:p>0,23(0,56)</text:p>
          </table:table-cell>
          <table:table-cell table:formula="of:=CONCATENATE([Tabelle2.J10];&quot;(&quot;;[Tabelle2.K10];&quot;)&quot;)" office:value-type="string" office:string-value="2,96(0,3)" calcext:value-type="string">
            <text:p>2,96(0,3)</text:p>
          </table:table-cell>
          <table:table-cell table:formula="of:=CONCATENATE([Tabelle2.L10];&quot;(&quot;;[Tabelle2.M10];&quot;)&quot;)" office:value-type="string" office:string-value="0,339(0,017)" calcext:value-type="string">
            <text:p>0,339(0,017)</text:p>
          </table:table-cell>
          <table:table-cell table:formula="of:=[Tabelle2.N10]" office:value-type="float" office:value="36.31" calcext:value-type="float">
            <text:p>36,31</text:p>
          </table:table-cell>
          <table:table-cell table:formula="of:=[Tabelle2.O10]" office:value-type="float" office:value="3.84" calcext:value-type="float">
            <text:p>3,84</text:p>
          </table:table-cell>
        </table:table-row>
        <table:table-row table:style-name="ro1">
          <table:table-cell table:formula="of:=[Tabelle1.A16]" office:value-type="float" office:value="17" calcext:value-type="float">
            <text:p>17</text:p>
          </table:table-cell>
          <table:table-cell table:formula="of:=[Tabelle1.B16]" office:value-type="float" office:value="57" calcext:value-type="float">
            <text:p>57</text:p>
          </table:table-cell>
          <table:table-cell table:formula="of:=[Tabelle1.C16]" office:value-type="float" office:value="1.525" calcext:value-type="float">
            <text:p>1,525</text:p>
          </table:table-cell>
          <table:table-cell table:formula="of:=CONCATENATE([Tabelle2.D16];&quot;(&quot;;[Tabelle2.E16];&quot;)&quot;)" office:value-type="string" office:string-value="3,22(0,42)" calcext:value-type="string">
            <text:p>3,22(0,42)</text:p>
          </table:table-cell>
          <table:table-cell table:formula="of:=CONCATENATE([Tabelle2.F16];&quot;(&quot;;[Tabelle2.G16];&quot;)&quot;)" office:value-type="string" office:string-value="0,75(0,25)" calcext:value-type="string">
            <text:p>0,75(0,25)</text:p>
          </table:table-cell>
          <table:table-cell table:formula="of:=CONCATENATE([Tabelle2.H16];&quot;(&quot;;[Tabelle2.I16];&quot;)&quot;)" office:value-type="string" office:string-value="10,94(0,85)" calcext:value-type="string">
            <text:p>10,94(0,85)</text:p>
          </table:table-cell>
          <table:table-cell table:formula="of:=CONCATENATE([Tabelle2.J16];&quot;(&quot;;[Tabelle2.K16];&quot;)&quot;)" office:value-type="string" office:string-value="-3,85(0,44)" calcext:value-type="string">
            <text:p>-3,85(0,44)</text:p>
          </table:table-cell>
          <table:table-cell table:formula="of:=CONCATENATE([Tabelle2.L16];&quot;(&quot;;[Tabelle2.M16];&quot;)&quot;)" office:value-type="string" office:string-value="0,317(0,014)" calcext:value-type="string">
            <text:p>0,317(0,014)</text:p>
          </table:table-cell>
          <table:table-cell table:formula="of:=[Tabelle2.N16]" office:value-type="float" office:value="28.93" calcext:value-type="float">
            <text:p>28,93</text:p>
          </table:table-cell>
          <table:table-cell table:formula="of:=[Tabelle2.O16]" office:value-type="float" office:value="3.52" calcext:value-type="float">
            <text:p>3,52</text:p>
          </table:table-cell>
        </table:table-row>
        <table:table-row table:style-name="ro1">
          <table:table-cell table:formula="of:=[Tabelle1.A7]" office:value-type="float" office:value="26" calcext:value-type="float">
            <text:p>26</text:p>
          </table:table-cell>
          <table:table-cell table:formula="of:=[Tabelle1.B7]" office:value-type="float" office:value="48" calcext:value-type="float">
            <text:p>48</text:p>
          </table:table-cell>
          <table:table-cell table:formula="of:=[Tabelle1.C7]" office:value-type="float" office:value="1.3" calcext:value-type="float">
            <text:p>1,3</text:p>
          </table:table-cell>
          <table:table-cell table:formula="of:=CONCATENATE([Tabelle2.D7];&quot;(&quot;;[Tabelle2.E7];&quot;)&quot;)" office:value-type="string" office:string-value="3,31(0,29)" calcext:value-type="string">
            <text:p>3,31(0,29)</text:p>
          </table:table-cell>
          <table:table-cell table:formula="of:=CONCATENATE([Tabelle2.F7];&quot;(&quot;;[Tabelle2.G7];&quot;)&quot;)" office:value-type="string" office:string-value="0,65(0,19)" calcext:value-type="string">
            <text:p>0,65(0,19)</text:p>
          </table:table-cell>
          <table:table-cell table:formula="of:=CONCATENATE([Tabelle2.H7];&quot;(&quot;;[Tabelle2.I7];&quot;)&quot;)" office:value-type="string" office:string-value="0,65(0,46)" calcext:value-type="string">
            <text:p>0,65(0,46)</text:p>
          </table:table-cell>
          <table:table-cell table:formula="of:=CONCATENATE([Tabelle2.J7];&quot;(&quot;;[Tabelle2.K7];&quot;)&quot;)" office:value-type="string" office:string-value="2,74(0,25)" calcext:value-type="string">
            <text:p>2,74(0,25)</text:p>
          </table:table-cell>
          <table:table-cell table:formula="of:=CONCATENATE([Tabelle2.L7];&quot;(&quot;;[Tabelle2.M7];&quot;)&quot;)" office:value-type="string" office:string-value="0,348(0,018)" calcext:value-type="string">
            <text:p>0,348(0,018)</text:p>
          </table:table-cell>
          <table:table-cell table:formula="of:=[Tabelle2.N7]" office:value-type="float" office:value="40.53" calcext:value-type="float">
            <text:p>40,53</text:p>
          </table:table-cell>
          <table:table-cell table:formula="of:=[Tabelle2.O7]" office:value-type="float" office:value="3.46" calcext:value-type="float">
            <text:p>3,46</text:p>
          </table:table-cell>
        </table:table-row>
        <table:table-row table:style-name="ro1">
          <table:table-cell table:formula="of:=[Tabelle1.A6]" office:value-type="float" office:value="27" calcext:value-type="float">
            <text:p>27</text:p>
          </table:table-cell>
          <table:table-cell table:formula="of:=[Tabelle1.B6]" office:value-type="float" office:value="47" calcext:value-type="float">
            <text:p>47</text:p>
          </table:table-cell>
          <table:table-cell table:formula="of:=[Tabelle1.C6]" office:value-type="float" office:value="1.275" calcext:value-type="float">
            <text:p>1,275</text:p>
          </table:table-cell>
          <table:table-cell table:formula="of:=CONCATENATE([Tabelle2.D6];&quot;(&quot;;[Tabelle2.E6];&quot;)&quot;)" office:value-type="string" office:string-value="3,32(0,28)" calcext:value-type="string">
            <text:p>3,32(0,28)</text:p>
          </table:table-cell>
          <table:table-cell table:formula="of:=CONCATENATE([Tabelle2.F6];&quot;(&quot;;[Tabelle2.G6];&quot;)&quot;)" office:value-type="string" office:string-value="0,65(0,19)" calcext:value-type="string">
            <text:p>0,65(0,19)</text:p>
          </table:table-cell>
          <table:table-cell table:formula="of:=CONCATENATE([Tabelle2.H6];&quot;(&quot;;[Tabelle2.I6];&quot;)&quot;)" office:value-type="string" office:string-value="0,81(0,46)" calcext:value-type="string">
            <text:p>0,81(0,46)</text:p>
          </table:table-cell>
          <table:table-cell table:formula="of:=CONCATENATE([Tabelle2.J6];&quot;(&quot;;[Tabelle2.K6];&quot;)&quot;)" office:value-type="string" office:string-value="2,66(0,25)" calcext:value-type="string">
            <text:p>2,66(0,25)</text:p>
          </table:table-cell>
          <table:table-cell table:formula="of:=CONCATENATE([Tabelle2.L6];&quot;(&quot;;[Tabelle2.M6];&quot;)&quot;)" office:value-type="string" office:string-value="0,351(0,019)" calcext:value-type="string">
            <text:p>0,351(0,019)</text:p>
          </table:table-cell>
          <table:table-cell table:formula="of:=[Tabelle2.N6]" office:value-type="float" office:value="41.79" calcext:value-type="float">
            <text:p>41,79</text:p>
          </table:table-cell>
          <table:table-cell table:formula="of:=[Tabelle2.O6]" office:value-type="float" office:value="3.45" calcext:value-type="float">
            <text:p>3,45</text:p>
          </table:table-cell>
        </table:table-row>
        <table:table-row table:style-name="ro1">
          <table:table-cell table:formula="of:=[Tabelle1.A8]" office:value-type="float" office:value="25" calcext:value-type="float">
            <text:p>25</text:p>
          </table:table-cell>
          <table:table-cell table:formula="of:=[Tabelle1.B8]" office:value-type="float" office:value="49" calcext:value-type="float">
            <text:p>49</text:p>
          </table:table-cell>
          <table:table-cell table:formula="of:=[Tabelle1.C8]" office:value-type="float" office:value="1.325" calcext:value-type="float">
            <text:p>1,325</text:p>
          </table:table-cell>
          <table:table-cell table:formula="of:=CONCATENATE([Tabelle2.D8];&quot;(&quot;;[Tabelle2.E8];&quot;)&quot;)" office:value-type="string" office:string-value="3,28(0,3)" calcext:value-type="string">
            <text:p>3,28(0,3)</text:p>
          </table:table-cell>
          <table:table-cell table:formula="of:=CONCATENATE([Tabelle2.F8];&quot;(&quot;;[Tabelle2.G8];&quot;)&quot;)" office:value-type="string" office:string-value="0,67(0,2)" calcext:value-type="string">
            <text:p>0,67(0,2)</text:p>
          </table:table-cell>
          <table:table-cell table:formula="of:=CONCATENATE([Tabelle2.H8];&quot;(&quot;;[Tabelle2.I8];&quot;)&quot;)" office:value-type="string" office:string-value="0,46(0,49)" calcext:value-type="string">
            <text:p>0,46(0,49)</text:p>
          </table:table-cell>
          <table:table-cell table:formula="of:=CONCATENATE([Tabelle2.J8];&quot;(&quot;;[Tabelle2.K8];&quot;)&quot;)" office:value-type="string" office:string-value="2,84(0,27)" calcext:value-type="string">
            <text:p>2,84(0,27)</text:p>
          </table:table-cell>
          <table:table-cell table:formula="of:=CONCATENATE([Tabelle2.L8];&quot;(&quot;;[Tabelle2.M8];&quot;)&quot;)" office:value-type="string" office:string-value="0,343(0,017)" calcext:value-type="string">
            <text:p>0,343(0,017)</text:p>
          </table:table-cell>
          <table:table-cell table:formula="of:=[Tabelle2.N8]" office:value-type="float" office:value="39.75" calcext:value-type="float">
            <text:p>39,75</text:p>
          </table:table-cell>
          <table:table-cell table:formula="of:=[Tabelle2.O8]" office:value-type="float" office:value="3.09" calcext:value-type="float">
            <text:p>3,09</text:p>
          </table:table-cell>
        </table:table-row>
        <table:table-row table:style-name="ro1">
          <table:table-cell table:formula="of:=[Tabelle1.A4]" office:value-type="float" office:value="29" calcext:value-type="float">
            <text:p>29</text:p>
          </table:table-cell>
          <table:table-cell table:formula="of:=[Tabelle1.B4]" office:value-type="float" office:value="45" calcext:value-type="float">
            <text:p>45</text:p>
          </table:table-cell>
          <table:table-cell table:formula="of:=[Tabelle1.C4]" office:value-type="float" office:value="1.225" calcext:value-type="float">
            <text:p>1,225</text:p>
          </table:table-cell>
          <table:table-cell table:formula="of:=CONCATENATE([Tabelle2.D4];&quot;(&quot;;[Tabelle2.E4];&quot;)&quot;)" office:value-type="string" office:string-value="3,44(0,24)" calcext:value-type="string">
            <text:p>3,44(0,24)</text:p>
          </table:table-cell>
          <table:table-cell table:formula="of:=CONCATENATE([Tabelle2.F4];&quot;(&quot;;[Tabelle2.G4];&quot;)&quot;)" office:value-type="string" office:string-value="0,56(0,17)" calcext:value-type="string">
            <text:p>0,56(0,17)</text:p>
          </table:table-cell>
          <table:table-cell table:formula="of:=CONCATENATE([Tabelle2.H4];&quot;(&quot;;[Tabelle2.I4];&quot;)&quot;)" office:value-type="string" office:string-value="1,35(0,4)" calcext:value-type="string">
            <text:p>1,35(0,4)</text:p>
          </table:table-cell>
          <table:table-cell table:formula="of:=CONCATENATE([Tabelle2.J4];&quot;(&quot;;[Tabelle2.K4];&quot;)&quot;)" office:value-type="string" office:string-value="2,38(0,22)" calcext:value-type="string">
            <text:p>2,38(0,22)</text:p>
          </table:table-cell>
          <table:table-cell table:formula="of:=CONCATENATE([Tabelle2.L4];&quot;(&quot;;[Tabelle2.M4];&quot;)&quot;)" office:value-type="string" office:string-value="0,367(0,022)" calcext:value-type="string">
            <text:p>0,367(0,022)</text:p>
          </table:table-cell>
          <table:table-cell table:formula="of:=[Tabelle2.N4]" office:value-type="float" office:value="44.81" calcext:value-type="float">
            <text:p>44,81</text:p>
          </table:table-cell>
          <table:table-cell table:formula="of:=[Tabelle2.O4]" office:value-type="float" office:value="3.07" calcext:value-type="float">
            <text:p>3,07</text:p>
          </table:table-cell>
        </table:table-row>
        <table:table-row table:style-name="ro1">
          <table:table-cell table:formula="of:=[Tabelle1.A11]" office:value-type="float" office:value="22" calcext:value-type="float">
            <text:p>22</text:p>
          </table:table-cell>
          <table:table-cell table:formula="of:=[Tabelle1.B11]" office:value-type="float" office:value="52" calcext:value-type="float">
            <text:p>52</text:p>
          </table:table-cell>
          <table:table-cell table:formula="of:=[Tabelle1.C11]" office:value-type="float" office:value="1.4" calcext:value-type="float">
            <text:p>1,4</text:p>
          </table:table-cell>
          <table:table-cell table:formula="of:=CONCATENATE([Tabelle2.D11];&quot;(&quot;;[Tabelle2.E11];&quot;)&quot;)" office:value-type="string" office:string-value="3,23(0,32)" calcext:value-type="string">
            <text:p>3,23(0,32)</text:p>
          </table:table-cell>
          <table:table-cell table:formula="of:=CONCATENATE([Tabelle2.F11];&quot;(&quot;;[Tabelle2.G11];&quot;)&quot;)" office:value-type="string" office:string-value="0,71(0,21)" calcext:value-type="string">
            <text:p>0,71(0,21)</text:p>
          </table:table-cell>
          <table:table-cell table:formula="of:=CONCATENATE([Tabelle2.H11];&quot;(&quot;;[Tabelle2.I11];&quot;)&quot;)" office:value-type="string" office:string-value="0,22(0,61)" calcext:value-type="string">
            <text:p>0,22(0,61)</text:p>
          </table:table-cell>
          <table:table-cell table:formula="of:=CONCATENATE([Tabelle2.J11];&quot;(&quot;;[Tabelle2.K11];&quot;)&quot;)" office:value-type="string" office:string-value="2,97(0,33)" calcext:value-type="string">
            <text:p>2,97(0,33)</text:p>
          </table:table-cell>
          <table:table-cell table:formula="of:=CONCATENATE([Tabelle2.L11];&quot;(&quot;;[Tabelle2.M11];&quot;)&quot;)" office:value-type="string" office:string-value="0,339(0,018)" calcext:value-type="string">
            <text:p>0,339(0,018)</text:p>
          </table:table-cell>
          <table:table-cell table:formula="of:=[Tabelle2.N11]" office:value-type="float" office:value="36.31" calcext:value-type="float">
            <text:p>36,31</text:p>
          </table:table-cell>
          <table:table-cell table:formula="of:=[Tabelle2.O11]" office:value-type="float" office:value="2.81" calcext:value-type="float">
            <text:p>2,81</text:p>
          </table:table-cell>
        </table:table-row>
        <table:table-row table:style-name="ro1">
          <table:table-cell table:formula="of:=[Tabelle1.A21]" office:value-type="float" office:value="12" calcext:value-type="float">
            <text:p>12</text:p>
          </table:table-cell>
          <table:table-cell table:formula="of:=[Tabelle1.B21]" office:value-type="float" office:value="62" calcext:value-type="float">
            <text:p>62</text:p>
          </table:table-cell>
          <table:table-cell table:formula="of:=[Tabelle1.C21]" office:value-type="float" office:value="1.65" calcext:value-type="float">
            <text:p>1,65</text:p>
          </table:table-cell>
          <table:table-cell table:formula="of:=CONCATENATE([Tabelle2.D21];&quot;(&quot;;[Tabelle2.E21];&quot;)&quot;)" office:value-type="string" office:string-value="3,23(0,54)" calcext:value-type="string">
            <text:p>3,23(0,54)</text:p>
          </table:table-cell>
          <table:table-cell table:formula="of:=CONCATENATE([Tabelle2.F21];&quot;(&quot;;[Tabelle2.G21];&quot;)&quot;)" office:value-type="string" office:string-value="0,74(0,29)" calcext:value-type="string">
            <text:p>0,74(0,29)</text:p>
          </table:table-cell>
          <table:table-cell table:formula="of:=CONCATENATE([Tabelle2.H21];&quot;(&quot;;[Tabelle2.I21];&quot;)&quot;)" office:value-type="string" office:string-value="11,3(1,2)" calcext:value-type="string">
            <text:p>11,3(1,2)</text:p>
          </table:table-cell>
          <table:table-cell table:formula="of:=CONCATENATE([Tabelle2.J21];&quot;(&quot;;[Tabelle2.K21];&quot;)&quot;)" office:value-type="string" office:string-value="-4,02(0,62)" calcext:value-type="string">
            <text:p>-4,02(0,62)</text:p>
          </table:table-cell>
          <table:table-cell table:formula="of:=CONCATENATE([Tabelle2.L21];&quot;(&quot;;[Tabelle2.M21];&quot;)&quot;)" office:value-type="string" office:string-value="0,314(0,017)" calcext:value-type="string">
            <text:p>0,314(0,017)</text:p>
          </table:table-cell>
          <table:table-cell table:formula="of:=[Tabelle2.N21]" office:value-type="float" office:value="22.99" calcext:value-type="float">
            <text:p>22,99</text:p>
          </table:table-cell>
          <table:table-cell table:formula="of:=[Tabelle2.O21]" office:value-type="float" office:value="2.78" calcext:value-type="float">
            <text:p>2,78</text:p>
          </table:table-cell>
        </table:table-row>
        <table:table-row table:style-name="ro1">
          <table:table-cell table:formula="of:=[Tabelle1.A3]" office:value-type="float" office:value="30" calcext:value-type="float">
            <text:p>30</text:p>
          </table:table-cell>
          <table:table-cell table:formula="of:=[Tabelle1.B3]" office:value-type="float" office:value="44" calcext:value-type="float">
            <text:p>44</text:p>
          </table:table-cell>
          <table:table-cell table:formula="of:=[Tabelle1.C3]" office:value-type="float" office:value="1.2" calcext:value-type="float">
            <text:p>1,2</text:p>
          </table:table-cell>
          <table:table-cell table:formula="of:=CONCATENATE([Tabelle2.D3];&quot;(&quot;;[Tabelle2.E3];&quot;)&quot;)" office:value-type="string" office:string-value="3,47(0,24)" calcext:value-type="string">
            <text:p>3,47(0,24)</text:p>
          </table:table-cell>
          <table:table-cell table:formula="of:=CONCATENATE([Tabelle2.F3];&quot;(&quot;;[Tabelle2.G3];&quot;)&quot;)" office:value-type="string" office:string-value="0,53(0,18)" calcext:value-type="string">
            <text:p>0,53(0,18)</text:p>
          </table:table-cell>
          <table:table-cell table:formula="of:=CONCATENATE([Tabelle2.H3];&quot;(&quot;;[Tabelle2.I3];&quot;)&quot;)" office:value-type="string" office:string-value="1,55(0,29)" calcext:value-type="string">
            <text:p>1,55(0,29)</text:p>
          </table:table-cell>
          <table:table-cell table:formula="of:=CONCATENATE([Tabelle2.J3];&quot;(&quot;;[Tabelle2.K3];&quot;)&quot;)" office:value-type="string" office:string-value="2,27(0,14)" calcext:value-type="string">
            <text:p>2,27(0,14)</text:p>
          </table:table-cell>
          <table:table-cell table:formula="of:=CONCATENATE([Tabelle2.L3];&quot;(&quot;;[Tabelle2.M3];&quot;)&quot;)" office:value-type="string" office:string-value="0,375(0,034)" calcext:value-type="string">
            <text:p>0,375(0,034)</text:p>
          </table:table-cell>
          <table:table-cell table:formula="of:=[Tabelle2.N3]" office:value-type="float" office:value="46.91" calcext:value-type="float">
            <text:p>46,91</text:p>
          </table:table-cell>
          <table:table-cell table:formula="of:=[Tabelle2.O3]" office:value-type="float" office:value="2.54" calcext:value-type="float">
            <text:p>2,54</text:p>
          </table:table-cell>
        </table:table-row>
        <table:table-row table:style-name="ro1">
          <table:table-cell table:formula="of:=[Tabelle1.A5]" office:value-type="float" office:value="28" calcext:value-type="float">
            <text:p>28</text:p>
          </table:table-cell>
          <table:table-cell table:formula="of:=[Tabelle1.B5]" office:value-type="float" office:value="46" calcext:value-type="float">
            <text:p>46</text:p>
          </table:table-cell>
          <table:table-cell table:formula="of:=[Tabelle1.C5]" office:value-type="float" office:value="1.25" calcext:value-type="float">
            <text:p>1,25</text:p>
          </table:table-cell>
          <table:table-cell table:formula="of:=CONCATENATE([Tabelle2.D5];&quot;(&quot;;[Tabelle2.E5];&quot;)&quot;)" office:value-type="string" office:string-value="3,41(0,25)" calcext:value-type="string">
            <text:p>3,41(0,25)</text:p>
          </table:table-cell>
          <table:table-cell table:formula="of:=CONCATENATE([Tabelle2.F5];&quot;(&quot;;[Tabelle2.G5];&quot;)&quot;)" office:value-type="string" office:string-value="0,58(0,18)" calcext:value-type="string">
            <text:p>0,58(0,18)</text:p>
          </table:table-cell>
          <table:table-cell table:formula="of:=CONCATENATE([Tabelle2.H5];&quot;(&quot;;[Tabelle2.I5];&quot;)&quot;)" office:value-type="string" office:string-value="1,25(0,44)" calcext:value-type="string">
            <text:p>1,25(0,44)</text:p>
          </table:table-cell>
          <table:table-cell table:formula="of:=CONCATENATE([Tabelle2.J5];&quot;(&quot;;[Tabelle2.K5];&quot;)&quot;)" office:value-type="string" office:string-value="2,43(0,24)" calcext:value-type="string">
            <text:p>2,43(0,24)</text:p>
          </table:table-cell>
          <table:table-cell table:formula="of:=CONCATENATE([Tabelle2.L5];&quot;(&quot;;[Tabelle2.M5];&quot;)&quot;)" office:value-type="string" office:string-value="0,364(0,022)" calcext:value-type="string">
            <text:p>0,364(0,022)</text:p>
          </table:table-cell>
          <table:table-cell table:formula="of:=[Tabelle2.N5]" office:value-type="float" office:value="44.59" calcext:value-type="float">
            <text:p>44,59</text:p>
          </table:table-cell>
          <table:table-cell table:formula="of:=[Tabelle2.O5]" office:value-type="float" office:value="2.43" calcext:value-type="float">
            <text:p>2,43</text:p>
          </table:table-cell>
        </table:table-row>
        <table:table-row table:style-name="ro1">
          <table:table-cell table:formula="of:=[Tabelle1.A2]" office:value-type="float" office:value="31" calcext:value-type="float">
            <text:p>31</text:p>
          </table:table-cell>
          <table:table-cell table:formula="of:=[Tabelle1.B2]" office:value-type="float" office:value="43" calcext:value-type="float">
            <text:p>43</text:p>
          </table:table-cell>
          <table:table-cell table:formula="of:=[Tabelle1.C2]" office:value-type="float" office:value="1.175" calcext:value-type="float">
            <text:p>1,175</text:p>
          </table:table-cell>
          <table:table-cell table:formula="of:=CONCATENATE([Tabelle2.D2];&quot;(&quot;;[Tabelle2.E2];&quot;)&quot;)" office:value-type="string" office:string-value="3,53(0,22)" calcext:value-type="string">
            <text:p>3,53(0,22)</text:p>
          </table:table-cell>
          <table:table-cell table:formula="of:=CONCATENATE([Tabelle2.F2];&quot;(&quot;;[Tabelle2.G2];&quot;)&quot;)" office:value-type="string" office:string-value="0,48(0,16)" calcext:value-type="string">
            <text:p>0,48(0,16)</text:p>
          </table:table-cell>
          <table:table-cell table:formula="of:=CONCATENATE([Tabelle2.H2];&quot;(&quot;;[Tabelle2.I2];&quot;)&quot;)" office:value-type="string" office:string-value="1,84(0,38)" calcext:value-type="string">
            <text:p>1,84(0,38)</text:p>
          </table:table-cell>
          <table:table-cell table:formula="of:=CONCATENATE([Tabelle2.J2];&quot;(&quot;;[Tabelle2.K2];&quot;)&quot;)" office:value-type="string" office:string-value="2,12(0,21)" calcext:value-type="string">
            <text:p>2,12(0,21)</text:p>
          </table:table-cell>
          <table:table-cell table:formula="of:=CONCATENATE([Tabelle2.L2];&quot;(&quot;;[Tabelle2.M2];&quot;)&quot;)" office:value-type="string" office:string-value="0,388(0,028)" calcext:value-type="string">
            <text:p>0,388(0,028)</text:p>
          </table:table-cell>
          <table:table-cell table:formula="of:=[Tabelle2.N2]" office:value-type="float" office:value="48.64" calcext:value-type="float">
            <text:p>48,64</text:p>
          </table:table-cell>
          <table:table-cell table:formula="of:=[Tabelle2.O2]" office:value-type="float" office:value="2.28" calcext:value-type="float">
            <text:p>2,28</text:p>
          </table:table-cell>
        </table:table-row>
        <table:table-row table:style-name="ro1">
          <table:table-cell table:formula="of:=[Tabelle1.A22]" office:value-type="float" office:value="11" calcext:value-type="float">
            <text:p>11</text:p>
          </table:table-cell>
          <table:table-cell table:formula="of:=[Tabelle1.B22]" office:value-type="float" office:value="63" calcext:value-type="float">
            <text:p>63</text:p>
          </table:table-cell>
          <table:table-cell table:formula="of:=[Tabelle1.C22]" office:value-type="float" office:value="1.675" calcext:value-type="float">
            <text:p>1,675</text:p>
          </table:table-cell>
          <table:table-cell table:formula="of:=CONCATENATE([Tabelle2.D22];&quot;(&quot;;[Tabelle2.E22];&quot;)&quot;)" office:value-type="string" office:string-value="3,23(0,58)" calcext:value-type="string">
            <text:p>3,23(0,58)</text:p>
          </table:table-cell>
          <table:table-cell table:formula="of:=CONCATENATE([Tabelle2.F22];&quot;(&quot;;[Tabelle2.G22];&quot;)&quot;)" office:value-type="string" office:string-value="0,74(0,3)" calcext:value-type="string">
            <text:p>0,74(0,3)</text:p>
          </table:table-cell>
          <table:table-cell table:formula="of:=CONCATENATE([Tabelle2.H22];&quot;(&quot;;[Tabelle2.I22];&quot;)&quot;)" office:value-type="string" office:string-value="-1,8(1,5)" calcext:value-type="string">
            <text:p>-1,8(1,5)</text:p>
          </table:table-cell>
          <table:table-cell table:formula="of:=CONCATENATE([Tabelle2.J22];&quot;(&quot;;[Tabelle2.K22];&quot;)&quot;)" office:value-type="string" office:string-value="4,02(0,73)" calcext:value-type="string">
            <text:p>4,02(0,73)</text:p>
          </table:table-cell>
          <table:table-cell table:formula="of:=CONCATENATE([Tabelle2.L22];&quot;(&quot;;[Tabelle2.M22];&quot;)&quot;)" office:value-type="string" office:string-value="0,314(0,018)" calcext:value-type="string">
            <text:p>0,314(0,018)</text:p>
          </table:table-cell>
          <table:table-cell table:formula="of:=[Tabelle2.N22]" office:value-type="float" office:value="22.99" calcext:value-type="float">
            <text:p>22,99</text:p>
          </table:table-cell>
          <table:table-cell table:formula="of:=[Tabelle2.O22]" office:value-type="float" office:value="1.77" calcext:value-type="float">
            <text:p>1,77</text:p>
          </table:table-cell>
        </table:table-row>
        <table:table-row table:style-name="ro1">
          <table:table-cell table:formula="of:=[Tabelle1.A1]" office:value-type="float" office:value="32" calcext:value-type="float">
            <text:p>32</text:p>
          </table:table-cell>
          <table:table-cell table:formula="of:=[Tabelle1.B1]" office:value-type="float" office:value="42" calcext:value-type="float">
            <text:p>42</text:p>
          </table:table-cell>
          <table:table-cell table:formula="of:=[Tabelle1.C1]" office:value-type="float" office:value="1.15" calcext:value-type="float">
            <text:p>1,15</text:p>
          </table:table-cell>
          <table:table-cell table:formula="of:=CONCATENATE([Tabelle2.D1];&quot;(&quot;;[Tabelle2.E1];&quot;)&quot;)" office:value-type="string" office:string-value="3,56(0,21)" calcext:value-type="string">
            <text:p>3,56(0,21)</text:p>
          </table:table-cell>
          <table:table-cell table:formula="of:=CONCATENATE([Tabelle2.F1];&quot;(&quot;;[Tabelle2.G1];&quot;)&quot;)" office:value-type="string" office:string-value="0,45(0,16)" calcext:value-type="string">
            <text:p>0,45(0,16)</text:p>
          </table:table-cell>
          <table:table-cell table:formula="of:=CONCATENATE([Tabelle2.H1];&quot;(&quot;;[Tabelle2.I1];&quot;)&quot;)" office:value-type="string" office:string-value="2,07(0,39)" calcext:value-type="string">
            <text:p>2,07(0,39)</text:p>
          </table:table-cell>
          <table:table-cell table:formula="of:=CONCATENATE([Tabelle2.J1];&quot;(&quot;;[Tabelle2.K1];&quot;)&quot;)" office:value-type="string" office:string-value="2(0,21)" calcext:value-type="string">
            <text:p>2(0,21)</text:p>
          </table:table-cell>
          <table:table-cell table:formula="of:=CONCATENATE([Tabelle2.L1];&quot;(&quot;;[Tabelle2.M1];&quot;)&quot;)" office:value-type="string" office:string-value="0,398(0,033)" calcext:value-type="string">
            <text:p>0,398(0,033)</text:p>
          </table:table-cell>
          <table:table-cell table:formula="of:=[Tabelle2.N1]" office:value-type="float" office:value="51.11" calcext:value-type="float">
            <text:p>51,11</text:p>
          </table:table-cell>
          <table:table-cell table:formula="of:=[Tabelle2.O1]" office:value-type="float" office:value="1.74" calcext:value-type="float">
            <text:p>1,74</text:p>
          </table:table-cell>
        </table:table-row>
        <table:table-row table:style-name="ro1">
          <table:table-cell table:formula="of:=[Tabelle1.A23]" office:value-type="float" office:value="10" calcext:value-type="float">
            <text:p>10</text:p>
          </table:table-cell>
          <table:table-cell table:formula="of:=[Tabelle1.B23]" office:value-type="float" office:value="64" calcext:value-type="float">
            <text:p>64</text:p>
          </table:table-cell>
          <table:table-cell table:formula="of:=[Tabelle1.C23]" office:value-type="float" office:value="1.7" calcext:value-type="float">
            <text:p>1,7</text:p>
          </table:table-cell>
          <table:table-cell table:formula="of:=CONCATENATE([Tabelle2.D23];&quot;(&quot;;[Tabelle2.E23];&quot;)&quot;)" office:value-type="string" office:string-value="3,55(0,61)" calcext:value-type="string">
            <text:p>3,55(0,61)</text:p>
          </table:table-cell>
          <table:table-cell table:formula="of:=CONCATENATE([Tabelle2.F23];&quot;(&quot;;[Tabelle2.G23];&quot;)&quot;)" office:value-type="string" office:string-value="0,61(0,32)" calcext:value-type="string">
            <text:p>0,61(0,32)</text:p>
          </table:table-cell>
          <table:table-cell table:formula="of:=CONCATENATE([Tabelle2.H23];&quot;(&quot;;[Tabelle2.I23];&quot;)&quot;)" office:value-type="string" office:string-value="-2,4(1,5)" calcext:value-type="string">
            <text:p>-2,4(1,5)</text:p>
          </table:table-cell>
          <table:table-cell table:formula="of:=CONCATENATE([Tabelle2.J23];&quot;(&quot;;[Tabelle2.K23];&quot;)&quot;)" office:value-type="string" office:string-value="4,3(0,76)" calcext:value-type="string">
            <text:p>4,3(0,76)</text:p>
          </table:table-cell>
          <table:table-cell table:formula="of:=CONCATENATE([Tabelle2.L23];&quot;(&quot;;[Tabelle2.M23];&quot;)&quot;)" office:value-type="string" office:string-value="0,308(0,017)" calcext:value-type="string">
            <text:p>0,308(0,017)</text:p>
          </table:table-cell>
          <table:table-cell table:formula="of:=[Tabelle2.N23]" office:value-type="float" office:value="21.72" calcext:value-type="float">
            <text:p>21,72</text:p>
          </table:table-cell>
          <table:table-cell table:formula="of:=[Tabelle2.O23]" office:value-type="float" office:value="1.66" calcext:value-type="float">
            <text:p>1,66</text:p>
          </table:table-cell>
        </table:table-row>
        <table:table-row table:style-name="ro1">
          <table:table-cell table:formula="of:=[Tabelle1.A24]" office:value-type="float" office:value="9" calcext:value-type="float">
            <text:p>9</text:p>
          </table:table-cell>
          <table:table-cell table:formula="of:=[Tabelle1.B24]" office:value-type="float" office:value="65" calcext:value-type="float">
            <text:p>65</text:p>
          </table:table-cell>
          <table:table-cell table:formula="of:=[Tabelle1.C24]" office:value-type="float" office:value="1.75" calcext:value-type="float">
            <text:p>1,75</text:p>
          </table:table-cell>
          <table:table-cell table:formula="of:=CONCATENATE([Tabelle2.D24];&quot;(&quot;;[Tabelle2.E24];&quot;)&quot;)" office:value-type="string" office:string-value="3,67(0,7)" calcext:value-type="string">
            <text:p>3,67(0,7)</text:p>
          </table:table-cell>
          <table:table-cell table:formula="of:=CONCATENATE([Tabelle2.F24];&quot;(&quot;;[Tabelle2.G24];&quot;)&quot;)" office:value-type="string" office:string-value="0,56(0,35)" calcext:value-type="string">
            <text:p>0,56(0,35)</text:p>
          </table:table-cell>
          <table:table-cell table:formula="of:=CONCATENATE([Tabelle2.H24];&quot;(&quot;;[Tabelle2.I24];&quot;)&quot;)" office:value-type="string" office:string-value="-2,6(1,6)" calcext:value-type="string">
            <text:p>-2,6(1,6)</text:p>
          </table:table-cell>
          <table:table-cell table:formula="of:=CONCATENATE([Tabelle2.J24];&quot;(&quot;;[Tabelle2.K24];&quot;)&quot;)" office:value-type="string" office:string-value="4,37(0,78)" calcext:value-type="string">
            <text:p>4,37(0,78)</text:p>
          </table:table-cell>
          <table:table-cell table:formula="of:=CONCATENATE([Tabelle2.L24];&quot;(&quot;;[Tabelle2.M24];&quot;)&quot;)" office:value-type="string" office:string-value="0,306(0,018)" calcext:value-type="string">
            <text:p>0,306(0,018)</text:p>
          </table:table-cell>
          <table:table-cell table:formula="of:=[Tabelle2.N24]" office:value-type="float" office:value="21.62" calcext:value-type="float">
            <text:p>21,62</text:p>
          </table:table-cell>
          <table:table-cell table:formula="of:=[Tabelle2.O24]" office:value-type="float" office:value="1.02" calcext:value-type="float">
            <text:p>1,02</text:p>
          </table:table-cell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formula="of:=[Tabelle1.A1]" office:value-type="float" office:value="32" calcext:value-type="float">
            <text:p>32</text:p>
          </table:table-cell>
          <table:table-cell table:formula="of:=[Tabelle1.B1]" office:value-type="float" office:value="42" calcext:value-type="float">
            <text:p>42</text:p>
          </table:table-cell>
          <table:table-cell table:formula="of:=ROUND([Tabelle1.C1];4)" office:value-type="float" office:value="1.15" calcext:value-type="float">
            <text:p>1,15</text:p>
          </table:table-cell>
          <table:table-cell table:formula="of:=ROUND([Tabelle1.D1];ABS(INT(LOG(ABS([Tabelle1.E1])))-1))" office:value-type="float" office:value="3.56" calcext:value-type="float">
            <text:p>3,56</text:p>
          </table:table-cell>
          <table:table-cell table:formula="of:=IF([Tabelle1.E1]=0;0;ROUND([Tabelle1.E1];2-(INT(LOG(ABS([Tabelle1.E1])))+1)))" office:value-type="float" office:value="0.21" calcext:value-type="float">
            <text:p>0,21</text:p>
          </table:table-cell>
          <table:table-cell table:formula="of:=ROUND([Tabelle1.F1];ABS(INT(LOG(ABS([Tabelle1.G1])))-1))" office:value-type="float" office:value="0.45" calcext:value-type="float">
            <text:p>0,45</text:p>
          </table:table-cell>
          <table:table-cell table:formula="of:=IF([Tabelle1.G1]=0;0;ROUND([Tabelle1.G1];2-(INT(LOG(ABS([Tabelle1.G1])))+1)))" office:value-type="float" office:value="0.16" calcext:value-type="float">
            <text:p>0,16</text:p>
          </table:table-cell>
          <table:table-cell table:formula="of:=ROUND([Tabelle1.H1];ABS(INT(LOG(ABS([Tabelle1.I1])))-1))" office:value-type="float" office:value="2.07" calcext:value-type="float">
            <text:p>2,07</text:p>
          </table:table-cell>
          <table:table-cell table:formula="of:=IF([Tabelle1.I1]=0;0;ROUND([Tabelle1.I1];2-(INT(LOG(ABS([Tabelle1.I1])))+1)))" office:value-type="float" office:value="0.39" calcext:value-type="float">
            <text:p>0,39</text:p>
          </table:table-cell>
          <table:table-cell table:formula="of:=ROUND([Tabelle1.J1];ABS(INT(LOG(ABS([Tabelle1.K1])))-1))" office:value-type="float" office:value="2" calcext:value-type="float">
            <text:p>2</text:p>
          </table:table-cell>
          <table:table-cell table:formula="of:=IF([Tabelle1.K1]=0;0;ROUND([Tabelle1.K1];2-(INT(LOG(ABS([Tabelle1.K1])))+1)))" office:value-type="float" office:value="0.21" calcext:value-type="float">
            <text:p>0,21</text:p>
          </table:table-cell>
          <table:table-cell table:formula="of:=ROUND([Tabelle1.L1];ABS(INT(LOG(ABS([Tabelle1.M1])))-1))" office:value-type="float" office:value="0.398" calcext:value-type="float">
            <text:p>0,398</text:p>
          </table:table-cell>
          <table:table-cell table:formula="of:=IF([Tabelle1.M1]=0;0;ROUND([Tabelle1.M1];2-(INT(LOG(ABS([Tabelle1.M1])))+1)))" office:value-type="float" office:value="0.033" calcext:value-type="float">
            <text:p>0,033</text:p>
          </table:table-cell>
          <table:table-cell table:formula="of:=ROUND([Tabelle1.N1];2)" office:value-type="float" office:value="51.11" calcext:value-type="float">
            <text:p>51,11</text:p>
          </table:table-cell>
          <table:table-cell table:formula="of:=ROUND([Tabelle1.O1];2)" office:value-type="float" office:value="1.74" calcext:value-type="float">
            <text:p>1,74</text:p>
          </table:table-cell>
        </table:table-row>
        <table:table-row table:style-name="ro1">
          <table:table-cell table:formula="of:=[Tabelle1.A2]" office:value-type="float" office:value="31" calcext:value-type="float">
            <text:p>31</text:p>
          </table:table-cell>
          <table:table-cell table:formula="of:=[Tabelle1.B2]" office:value-type="float" office:value="43" calcext:value-type="float">
            <text:p>43</text:p>
          </table:table-cell>
          <table:table-cell table:formula="of:=[Tabelle1.C2]" office:value-type="float" office:value="1.175" calcext:value-type="float">
            <text:p>1,175</text:p>
          </table:table-cell>
          <table:table-cell table:formula="of:=ROUND([Tabelle1.D2];ABS(INT(LOG(ABS([Tabelle1.E2])))-1))" office:value-type="float" office:value="3.53" calcext:value-type="float">
            <text:p>3,53</text:p>
          </table:table-cell>
          <table:table-cell table:formula="of:=IF([Tabelle1.E2]=0;0;ROUND([Tabelle1.E2];2-(INT(LOG(ABS([Tabelle1.E2])))+1)))" office:value-type="float" office:value="0.22" calcext:value-type="float">
            <text:p>0,22</text:p>
          </table:table-cell>
          <table:table-cell table:formula="of:=ROUND([Tabelle1.F2];ABS(INT(LOG(ABS([Tabelle1.G2])))-1))" office:value-type="float" office:value="0.48" calcext:value-type="float">
            <text:p>0,48</text:p>
          </table:table-cell>
          <table:table-cell table:formula="of:=IF([Tabelle1.G2]=0;0;ROUND([Tabelle1.G2];2-(INT(LOG(ABS([Tabelle1.G2])))+1)))" office:value-type="float" office:value="0.16" calcext:value-type="float">
            <text:p>0,16</text:p>
          </table:table-cell>
          <table:table-cell table:formula="of:=ROUND([Tabelle1.H2];ABS(INT(LOG(ABS([Tabelle1.I2])))-1))" office:value-type="float" office:value="1.84" calcext:value-type="float">
            <text:p>1,84</text:p>
          </table:table-cell>
          <table:table-cell table:formula="of:=IF([Tabelle1.I2]=0;0;ROUND([Tabelle1.I2];2-(INT(LOG(ABS([Tabelle1.I2])))+1)))" office:value-type="float" office:value="0.38" calcext:value-type="float">
            <text:p>0,38</text:p>
          </table:table-cell>
          <table:table-cell table:formula="of:=ROUND([Tabelle1.J2];ABS(INT(LOG(ABS([Tabelle1.K2])))-1))" office:value-type="float" office:value="2.12" calcext:value-type="float">
            <text:p>2,12</text:p>
          </table:table-cell>
          <table:table-cell table:formula="of:=IF([Tabelle1.K2]=0;0;ROUND([Tabelle1.K2];2-(INT(LOG(ABS([Tabelle1.K2])))+1)))" office:value-type="float" office:value="0.21" calcext:value-type="float">
            <text:p>0,21</text:p>
          </table:table-cell>
          <table:table-cell table:formula="of:=ROUND([Tabelle1.L2];ABS(INT(LOG(ABS([Tabelle1.M2])))-1))" office:value-type="float" office:value="0.388" calcext:value-type="float">
            <text:p>0,388</text:p>
          </table:table-cell>
          <table:table-cell table:formula="of:=IF([Tabelle1.M2]=0;0;ROUND([Tabelle1.M2];2-(INT(LOG(ABS([Tabelle1.M2])))+1)))" office:value-type="float" office:value="0.028" calcext:value-type="float">
            <text:p>0,028</text:p>
          </table:table-cell>
          <table:table-cell table:formula="of:=ROUND([Tabelle1.N2];2)" office:value-type="float" office:value="48.64" calcext:value-type="float">
            <text:p>48,64</text:p>
          </table:table-cell>
          <table:table-cell table:formula="of:=ROUND([Tabelle1.O2];2)" office:value-type="float" office:value="2.28" calcext:value-type="float">
            <text:p>2,28</text:p>
          </table:table-cell>
        </table:table-row>
        <table:table-row table:style-name="ro1">
          <table:table-cell table:formula="of:=[Tabelle1.A3]" office:value-type="float" office:value="30" calcext:value-type="float">
            <text:p>30</text:p>
          </table:table-cell>
          <table:table-cell table:formula="of:=[Tabelle1.B3]" office:value-type="float" office:value="44" calcext:value-type="float">
            <text:p>44</text:p>
          </table:table-cell>
          <table:table-cell table:formula="of:=[Tabelle1.C3]" office:value-type="float" office:value="1.2" calcext:value-type="float">
            <text:p>1,2</text:p>
          </table:table-cell>
          <table:table-cell table:formula="of:=ROUND([Tabelle1.D3];ABS(INT(LOG(ABS([Tabelle1.E3])))-1))" office:value-type="float" office:value="3.47" calcext:value-type="float">
            <text:p>3,47</text:p>
          </table:table-cell>
          <table:table-cell table:formula="of:=IF([Tabelle1.E3]=0;0;ROUND([Tabelle1.E3];2-(INT(LOG(ABS([Tabelle1.E3])))+1)))" office:value-type="float" office:value="0.24" calcext:value-type="float">
            <text:p>0,24</text:p>
          </table:table-cell>
          <table:table-cell table:formula="of:=ROUND([Tabelle1.F3];ABS(INT(LOG(ABS([Tabelle1.G3])))-1))" office:value-type="float" office:value="0.53" calcext:value-type="float">
            <text:p>0,53</text:p>
          </table:table-cell>
          <table:table-cell table:formula="of:=IF([Tabelle1.G3]=0;0;ROUND([Tabelle1.G3];2-(INT(LOG(ABS([Tabelle1.G3])))+1)))" office:value-type="float" office:value="0.18" calcext:value-type="float">
            <text:p>0,18</text:p>
          </table:table-cell>
          <table:table-cell table:formula="of:=ROUND([Tabelle1.H3];ABS(INT(LOG(ABS([Tabelle1.I3])))-1))" office:value-type="float" office:value="1.55" calcext:value-type="float">
            <text:p>1,55</text:p>
          </table:table-cell>
          <table:table-cell table:formula="of:=IF([Tabelle1.I3]=0;0;ROUND([Tabelle1.I3];2-(INT(LOG(ABS([Tabelle1.I3])))+1)))" office:value-type="float" office:value="0.29" calcext:value-type="float">
            <text:p>0,29</text:p>
          </table:table-cell>
          <table:table-cell table:formula="of:=ROUND([Tabelle1.J3];ABS(INT(LOG(ABS([Tabelle1.K3])))-1))" office:value-type="float" office:value="2.27" calcext:value-type="float">
            <text:p>2,27</text:p>
          </table:table-cell>
          <table:table-cell table:formula="of:=IF([Tabelle1.K3]=0;0;ROUND([Tabelle1.K3];2-(INT(LOG(ABS([Tabelle1.K3])))+1)))" office:value-type="float" office:value="0.14" calcext:value-type="float">
            <text:p>0,14</text:p>
          </table:table-cell>
          <table:table-cell table:formula="of:=ROUND([Tabelle1.L3];ABS(INT(LOG(ABS([Tabelle1.M3])))-1))" office:value-type="float" office:value="0.375" calcext:value-type="float">
            <text:p>0,375</text:p>
          </table:table-cell>
          <table:table-cell table:formula="of:=IF([Tabelle1.M3]=0;0;ROUND([Tabelle1.M3];2-(INT(LOG(ABS([Tabelle1.M3])))+1)))" office:value-type="float" office:value="0.034" calcext:value-type="float">
            <text:p>0,034</text:p>
          </table:table-cell>
          <table:table-cell table:formula="of:=ROUND([Tabelle1.N3];2)" office:value-type="float" office:value="46.91" calcext:value-type="float">
            <text:p>46,91</text:p>
          </table:table-cell>
          <table:table-cell table:formula="of:=ROUND([Tabelle1.O3];2)" office:value-type="float" office:value="2.54" calcext:value-type="float">
            <text:p>2,54</text:p>
          </table:table-cell>
        </table:table-row>
        <table:table-row table:style-name="ro1">
          <table:table-cell table:formula="of:=[Tabelle1.A4]" office:value-type="float" office:value="29" calcext:value-type="float">
            <text:p>29</text:p>
          </table:table-cell>
          <table:table-cell table:formula="of:=[Tabelle1.B4]" office:value-type="float" office:value="45" calcext:value-type="float">
            <text:p>45</text:p>
          </table:table-cell>
          <table:table-cell table:formula="of:=[Tabelle1.C4]" office:value-type="float" office:value="1.225" calcext:value-type="float">
            <text:p>1,225</text:p>
          </table:table-cell>
          <table:table-cell table:formula="of:=ROUND([Tabelle1.D4];ABS(INT(LOG(ABS([Tabelle1.E4])))-1))" office:value-type="float" office:value="3.44" calcext:value-type="float">
            <text:p>3,44</text:p>
          </table:table-cell>
          <table:table-cell table:formula="of:=IF([Tabelle1.E4]=0;0;ROUND([Tabelle1.E4];2-(INT(LOG(ABS([Tabelle1.E4])))+1)))" office:value-type="float" office:value="0.24" calcext:value-type="float">
            <text:p>0,24</text:p>
          </table:table-cell>
          <table:table-cell table:formula="of:=ROUND([Tabelle1.F4];ABS(INT(LOG(ABS([Tabelle1.G4])))-1))" office:value-type="float" office:value="0.56" calcext:value-type="float">
            <text:p>0,56</text:p>
          </table:table-cell>
          <table:table-cell table:formula="of:=IF([Tabelle1.G4]=0;0;ROUND([Tabelle1.G4];2-(INT(LOG(ABS([Tabelle1.G4])))+1)))" office:value-type="float" office:value="0.17" calcext:value-type="float">
            <text:p>0,17</text:p>
          </table:table-cell>
          <table:table-cell table:formula="of:=ROUND([Tabelle1.H4];ABS(INT(LOG(ABS([Tabelle1.I4])))-1))" office:value-type="float" office:value="1.35" calcext:value-type="float">
            <text:p>1,35</text:p>
          </table:table-cell>
          <table:table-cell table:formula="of:=IF([Tabelle1.I4]=0;0;ROUND([Tabelle1.I4];2-(INT(LOG(ABS([Tabelle1.I4])))+1)))" office:value-type="float" office:value="0.4" calcext:value-type="float">
            <text:p>0,4</text:p>
          </table:table-cell>
          <table:table-cell table:formula="of:=ROUND([Tabelle1.J4];ABS(INT(LOG(ABS([Tabelle1.K4])))-1))" office:value-type="float" office:value="2.38" calcext:value-type="float">
            <text:p>2,38</text:p>
          </table:table-cell>
          <table:table-cell table:formula="of:=IF([Tabelle1.K4]=0;0;ROUND([Tabelle1.K4];2-(INT(LOG(ABS([Tabelle1.K4])))+1)))" office:value-type="float" office:value="0.22" calcext:value-type="float">
            <text:p>0,22</text:p>
          </table:table-cell>
          <table:table-cell table:formula="of:=ROUND([Tabelle1.L4];ABS(INT(LOG(ABS([Tabelle1.M4])))-1))" office:value-type="float" office:value="0.367" calcext:value-type="float">
            <text:p>0,367</text:p>
          </table:table-cell>
          <table:table-cell table:formula="of:=IF([Tabelle1.M4]=0;0;ROUND([Tabelle1.M4];2-(INT(LOG(ABS([Tabelle1.M4])))+1)))" office:value-type="float" office:value="0.022" calcext:value-type="float">
            <text:p>0,022</text:p>
          </table:table-cell>
          <table:table-cell table:formula="of:=ROUND([Tabelle1.N4];2)" office:value-type="float" office:value="44.81" calcext:value-type="float">
            <text:p>44,81</text:p>
          </table:table-cell>
          <table:table-cell table:formula="of:=ROUND([Tabelle1.O4];2)" office:value-type="float" office:value="3.07" calcext:value-type="float">
            <text:p>3,07</text:p>
          </table:table-cell>
        </table:table-row>
        <table:table-row table:style-name="ro1">
          <table:table-cell table:formula="of:=[Tabelle1.A5]" office:value-type="float" office:value="28" calcext:value-type="float">
            <text:p>28</text:p>
          </table:table-cell>
          <table:table-cell table:formula="of:=[Tabelle1.B5]" office:value-type="float" office:value="46" calcext:value-type="float">
            <text:p>46</text:p>
          </table:table-cell>
          <table:table-cell table:formula="of:=[Tabelle1.C5]" office:value-type="float" office:value="1.25" calcext:value-type="float">
            <text:p>1,25</text:p>
          </table:table-cell>
          <table:table-cell table:formula="of:=ROUND([Tabelle1.D5];ABS(INT(LOG(ABS([Tabelle1.E5])))-1))" office:value-type="float" office:value="3.41" calcext:value-type="float">
            <text:p>3,41</text:p>
          </table:table-cell>
          <table:table-cell table:formula="of:=IF([Tabelle1.E5]=0;0;ROUND([Tabelle1.E5];2-(INT(LOG(ABS([Tabelle1.E5])))+1)))" office:value-type="float" office:value="0.25" calcext:value-type="float">
            <text:p>0,25</text:p>
          </table:table-cell>
          <table:table-cell table:formula="of:=ROUND([Tabelle1.F5];ABS(INT(LOG(ABS([Tabelle1.G5])))-1))" office:value-type="float" office:value="0.58" calcext:value-type="float">
            <text:p>0,58</text:p>
          </table:table-cell>
          <table:table-cell table:formula="of:=IF([Tabelle1.G5]=0;0;ROUND([Tabelle1.G5];2-(INT(LOG(ABS([Tabelle1.G5])))+1)))" office:value-type="float" office:value="0.18" calcext:value-type="float">
            <text:p>0,18</text:p>
          </table:table-cell>
          <table:table-cell table:formula="of:=ROUND([Tabelle1.H5];ABS(INT(LOG(ABS([Tabelle1.I5])))-1))" office:value-type="float" office:value="1.25" calcext:value-type="float">
            <text:p>1,25</text:p>
          </table:table-cell>
          <table:table-cell table:formula="of:=IF([Tabelle1.I5]=0;0;ROUND([Tabelle1.I5];2-(INT(LOG(ABS([Tabelle1.I5])))+1)))" office:value-type="float" office:value="0.44" calcext:value-type="float">
            <text:p>0,44</text:p>
          </table:table-cell>
          <table:table-cell table:formula="of:=ROUND([Tabelle1.J5];ABS(INT(LOG(ABS([Tabelle1.K5])))-1))" office:value-type="float" office:value="2.43" calcext:value-type="float">
            <text:p>2,43</text:p>
          </table:table-cell>
          <table:table-cell table:formula="of:=IF([Tabelle1.K5]=0;0;ROUND([Tabelle1.K5];2-(INT(LOG(ABS([Tabelle1.K5])))+1)))" office:value-type="float" office:value="0.24" calcext:value-type="float">
            <text:p>0,24</text:p>
          </table:table-cell>
          <table:table-cell table:formula="of:=ROUND([Tabelle1.L5];ABS(INT(LOG(ABS([Tabelle1.M5])))-1))" office:value-type="float" office:value="0.364" calcext:value-type="float">
            <text:p>0,364</text:p>
          </table:table-cell>
          <table:table-cell table:formula="of:=IF([Tabelle1.M5]=0;0;ROUND([Tabelle1.M5];2-(INT(LOG(ABS([Tabelle1.M5])))+1)))" office:value-type="float" office:value="0.022" calcext:value-type="float">
            <text:p>0,022</text:p>
          </table:table-cell>
          <table:table-cell table:formula="of:=ROUND([Tabelle1.N5];2)" office:value-type="float" office:value="44.59" calcext:value-type="float">
            <text:p>44,59</text:p>
          </table:table-cell>
          <table:table-cell table:formula="of:=ROUND([Tabelle1.O5];2)" office:value-type="float" office:value="2.43" calcext:value-type="float">
            <text:p>2,43</text:p>
          </table:table-cell>
        </table:table-row>
        <table:table-row table:style-name="ro1">
          <table:table-cell table:formula="of:=[Tabelle1.A6]" office:value-type="float" office:value="27" calcext:value-type="float">
            <text:p>27</text:p>
          </table:table-cell>
          <table:table-cell table:formula="of:=[Tabelle1.B6]" office:value-type="float" office:value="47" calcext:value-type="float">
            <text:p>47</text:p>
          </table:table-cell>
          <table:table-cell table:formula="of:=[Tabelle1.C6]" office:value-type="float" office:value="1.275" calcext:value-type="float">
            <text:p>1,275</text:p>
          </table:table-cell>
          <table:table-cell table:formula="of:=ROUND([Tabelle1.D6];ABS(INT(LOG(ABS([Tabelle1.E6])))-1))" office:value-type="float" office:value="3.32" calcext:value-type="float">
            <text:p>3,32</text:p>
          </table:table-cell>
          <table:table-cell table:formula="of:=IF([Tabelle1.E6]=0;0;ROUND([Tabelle1.E6];2-(INT(LOG(ABS([Tabelle1.E6])))+1)))" office:value-type="float" office:value="0.28" calcext:value-type="float">
            <text:p>0,28</text:p>
          </table:table-cell>
          <table:table-cell table:formula="of:=ROUND([Tabelle1.F6];ABS(INT(LOG(ABS([Tabelle1.G6])))-1))" office:value-type="float" office:value="0.65" calcext:value-type="float">
            <text:p>0,65</text:p>
          </table:table-cell>
          <table:table-cell table:formula="of:=IF([Tabelle1.G6]=0;0;ROUND([Tabelle1.G6];2-(INT(LOG(ABS([Tabelle1.G6])))+1)))" office:value-type="float" office:value="0.19" calcext:value-type="float">
            <text:p>0,19</text:p>
          </table:table-cell>
          <table:table-cell table:formula="of:=ROUND([Tabelle1.H6];ABS(INT(LOG(ABS([Tabelle1.I6])))-1))" office:value-type="float" office:value="0.81" calcext:value-type="float">
            <text:p>0,81</text:p>
          </table:table-cell>
          <table:table-cell table:formula="of:=IF([Tabelle1.I6]=0;0;ROUND([Tabelle1.I6];2-(INT(LOG(ABS([Tabelle1.I6])))+1)))" office:value-type="float" office:value="0.46" calcext:value-type="float">
            <text:p>0,46</text:p>
          </table:table-cell>
          <table:table-cell table:formula="of:=ROUND([Tabelle1.J6];ABS(INT(LOG(ABS([Tabelle1.K6])))-1))" office:value-type="float" office:value="2.66" calcext:value-type="float">
            <text:p>2,66</text:p>
          </table:table-cell>
          <table:table-cell table:formula="of:=IF([Tabelle1.K6]=0;0;ROUND([Tabelle1.K6];2-(INT(LOG(ABS([Tabelle1.K6])))+1)))" office:value-type="float" office:value="0.25" calcext:value-type="float">
            <text:p>0,25</text:p>
          </table:table-cell>
          <table:table-cell table:formula="of:=ROUND([Tabelle1.L6];ABS(INT(LOG(ABS([Tabelle1.M6])))-1))" office:value-type="float" office:value="0.351" calcext:value-type="float">
            <text:p>0,351</text:p>
          </table:table-cell>
          <table:table-cell table:formula="of:=IF([Tabelle1.M6]=0;0;ROUND([Tabelle1.M6];2-(INT(LOG(ABS([Tabelle1.M6])))+1)))" office:value-type="float" office:value="0.019" calcext:value-type="float">
            <text:p>0,019</text:p>
          </table:table-cell>
          <table:table-cell table:formula="of:=ROUND([Tabelle1.N6];2)" office:value-type="float" office:value="41.79" calcext:value-type="float">
            <text:p>41,79</text:p>
          </table:table-cell>
          <table:table-cell table:formula="of:=ROUND([Tabelle1.O6];2)" office:value-type="float" office:value="3.45" calcext:value-type="float">
            <text:p>3,45</text:p>
          </table:table-cell>
        </table:table-row>
        <table:table-row table:style-name="ro1">
          <table:table-cell table:formula="of:=[Tabelle1.A7]" office:value-type="float" office:value="26" calcext:value-type="float">
            <text:p>26</text:p>
          </table:table-cell>
          <table:table-cell table:formula="of:=[Tabelle1.B7]" office:value-type="float" office:value="48" calcext:value-type="float">
            <text:p>48</text:p>
          </table:table-cell>
          <table:table-cell table:formula="of:=[Tabelle1.C7]" office:value-type="float" office:value="1.3" calcext:value-type="float">
            <text:p>1,3</text:p>
          </table:table-cell>
          <table:table-cell table:formula="of:=ROUND([Tabelle1.D7];ABS(INT(LOG(ABS([Tabelle1.E7])))-1))" office:value-type="float" office:value="3.31" calcext:value-type="float">
            <text:p>3,31</text:p>
          </table:table-cell>
          <table:table-cell table:formula="of:=IF([Tabelle1.E7]=0;0;ROUND([Tabelle1.E7];2-(INT(LOG(ABS([Tabelle1.E7])))+1)))" office:value-type="float" office:value="0.29" calcext:value-type="float">
            <text:p>0,29</text:p>
          </table:table-cell>
          <table:table-cell table:formula="of:=ROUND([Tabelle1.F7];ABS(INT(LOG(ABS([Tabelle1.G7])))-1))" office:value-type="float" office:value="0.65" calcext:value-type="float">
            <text:p>0,65</text:p>
          </table:table-cell>
          <table:table-cell table:formula="of:=IF([Tabelle1.G7]=0;0;ROUND([Tabelle1.G7];2-(INT(LOG(ABS([Tabelle1.G7])))+1)))" office:value-type="float" office:value="0.19" calcext:value-type="float">
            <text:p>0,19</text:p>
          </table:table-cell>
          <table:table-cell table:formula="of:=ROUND([Tabelle1.H7];ABS(INT(LOG(ABS([Tabelle1.I7])))-1))" office:value-type="float" office:value="0.65" calcext:value-type="float">
            <text:p>0,65</text:p>
          </table:table-cell>
          <table:table-cell table:formula="of:=IF([Tabelle1.I7]=0;0;ROUND([Tabelle1.I7];2-(INT(LOG(ABS([Tabelle1.I7])))+1)))" office:value-type="float" office:value="0.46" calcext:value-type="float">
            <text:p>0,46</text:p>
          </table:table-cell>
          <table:table-cell table:formula="of:=ROUND([Tabelle1.J7];ABS(INT(LOG(ABS([Tabelle1.K7])))-1))" office:value-type="float" office:value="2.74" calcext:value-type="float">
            <text:p>2,74</text:p>
          </table:table-cell>
          <table:table-cell table:formula="of:=IF([Tabelle1.K7]=0;0;ROUND([Tabelle1.K7];2-(INT(LOG(ABS([Tabelle1.K7])))+1)))" office:value-type="float" office:value="0.25" calcext:value-type="float">
            <text:p>0,25</text:p>
          </table:table-cell>
          <table:table-cell table:formula="of:=ROUND([Tabelle1.L7];ABS(INT(LOG(ABS([Tabelle1.M7])))-1))" office:value-type="float" office:value="0.348" calcext:value-type="float">
            <text:p>0,348</text:p>
          </table:table-cell>
          <table:table-cell table:formula="of:=IF([Tabelle1.M7]=0;0;ROUND([Tabelle1.M7];2-(INT(LOG(ABS([Tabelle1.M7])))+1)))" office:value-type="float" office:value="0.018" calcext:value-type="float">
            <text:p>0,018</text:p>
          </table:table-cell>
          <table:table-cell table:formula="of:=ROUND([Tabelle1.N7];2)" office:value-type="float" office:value="40.53" calcext:value-type="float">
            <text:p>40,53</text:p>
          </table:table-cell>
          <table:table-cell table:formula="of:=ROUND([Tabelle1.O7];2)" office:value-type="float" office:value="3.46" calcext:value-type="float">
            <text:p>3,46</text:p>
          </table:table-cell>
        </table:table-row>
        <table:table-row table:style-name="ro1">
          <table:table-cell table:formula="of:=[Tabelle1.A8]" office:value-type="float" office:value="25" calcext:value-type="float">
            <text:p>25</text:p>
          </table:table-cell>
          <table:table-cell table:formula="of:=[Tabelle1.B8]" office:value-type="float" office:value="49" calcext:value-type="float">
            <text:p>49</text:p>
          </table:table-cell>
          <table:table-cell table:formula="of:=[Tabelle1.C8]" office:value-type="float" office:value="1.325" calcext:value-type="float">
            <text:p>1,325</text:p>
          </table:table-cell>
          <table:table-cell table:formula="of:=ROUND([Tabelle1.D8];ABS(INT(LOG(ABS([Tabelle1.E8])))-1))" office:value-type="float" office:value="3.28" calcext:value-type="float">
            <text:p>3,28</text:p>
          </table:table-cell>
          <table:table-cell table:formula="of:=IF([Tabelle1.E8]=0;0;ROUND([Tabelle1.E8];2-(INT(LOG(ABS([Tabelle1.E8])))+1)))" office:value-type="float" office:value="0.3" calcext:value-type="float">
            <text:p>0,3</text:p>
          </table:table-cell>
          <table:table-cell table:formula="of:=ROUND([Tabelle1.F8];ABS(INT(LOG(ABS([Tabelle1.G8])))-1))" office:value-type="float" office:value="0.67" calcext:value-type="float">
            <text:p>0,67</text:p>
          </table:table-cell>
          <table:table-cell table:formula="of:=IF([Tabelle1.G8]=0;0;ROUND([Tabelle1.G8];2-(INT(LOG(ABS([Tabelle1.G8])))+1)))" office:value-type="float" office:value="0.2" calcext:value-type="float">
            <text:p>0,2</text:p>
          </table:table-cell>
          <table:table-cell table:formula="of:=ROUND([Tabelle1.H8];ABS(INT(LOG(ABS([Tabelle1.I8])))-1))" office:value-type="float" office:value="0.46" calcext:value-type="float">
            <text:p>0,46</text:p>
          </table:table-cell>
          <table:table-cell table:formula="of:=IF([Tabelle1.I8]=0;0;ROUND([Tabelle1.I8];2-(INT(LOG(ABS([Tabelle1.I8])))+1)))" office:value-type="float" office:value="0.49" calcext:value-type="float">
            <text:p>0,49</text:p>
          </table:table-cell>
          <table:table-cell table:formula="of:=ROUND([Tabelle1.J8];ABS(INT(LOG(ABS([Tabelle1.K8])))-1))" office:value-type="float" office:value="2.84" calcext:value-type="float">
            <text:p>2,84</text:p>
          </table:table-cell>
          <table:table-cell table:formula="of:=IF([Tabelle1.K8]=0;0;ROUND([Tabelle1.K8];2-(INT(LOG(ABS([Tabelle1.K8])))+1)))" office:value-type="float" office:value="0.27" calcext:value-type="float">
            <text:p>0,27</text:p>
          </table:table-cell>
          <table:table-cell table:formula="of:=ROUND([Tabelle1.L8];ABS(INT(LOG(ABS([Tabelle1.M8])))-1))" office:value-type="float" office:value="0.343" calcext:value-type="float">
            <text:p>0,343</text:p>
          </table:table-cell>
          <table:table-cell table:formula="of:=IF([Tabelle1.M8]=0;0;ROUND([Tabelle1.M8];2-(INT(LOG(ABS([Tabelle1.M8])))+1)))" office:value-type="float" office:value="0.017" calcext:value-type="float">
            <text:p>0,017</text:p>
          </table:table-cell>
          <table:table-cell table:formula="of:=ROUND([Tabelle1.N8];2)" office:value-type="float" office:value="39.75" calcext:value-type="float">
            <text:p>39,75</text:p>
          </table:table-cell>
          <table:table-cell table:formula="of:=ROUND([Tabelle1.O8];2)" office:value-type="float" office:value="3.09" calcext:value-type="float">
            <text:p>3,09</text:p>
          </table:table-cell>
        </table:table-row>
        <table:table-row table:style-name="ro1">
          <table:table-cell table:formula="of:=[Tabelle1.A9]" office:value-type="float" office:value="24" calcext:value-type="float">
            <text:p>24</text:p>
          </table:table-cell>
          <table:table-cell table:formula="of:=[Tabelle1.B9]" office:value-type="float" office:value="50" calcext:value-type="float">
            <text:p>50</text:p>
          </table:table-cell>
          <table:table-cell table:formula="of:=[Tabelle1.C9]" office:value-type="float" office:value="1.35" calcext:value-type="float">
            <text:p>1,35</text:p>
          </table:table-cell>
          <table:table-cell table:formula="of:=ROUND([Tabelle1.D9];ABS(INT(LOG(ABS([Tabelle1.E9])))-1))" office:value-type="float" office:value="3.23" calcext:value-type="float">
            <text:p>3,23</text:p>
          </table:table-cell>
          <table:table-cell table:formula="of:=IF([Tabelle1.E9]=0;0;ROUND([Tabelle1.E9];2-(INT(LOG(ABS([Tabelle1.E9])))+1)))" office:value-type="float" office:value="0.32" calcext:value-type="float">
            <text:p>0,32</text:p>
          </table:table-cell>
          <table:table-cell table:formula="of:=ROUND([Tabelle1.F9];ABS(INT(LOG(ABS([Tabelle1.G9])))-1))" office:value-type="float" office:value="0.71" calcext:value-type="float">
            <text:p>0,71</text:p>
          </table:table-cell>
          <table:table-cell table:formula="of:=IF([Tabelle1.G9]=0;0;ROUND([Tabelle1.G9];2-(INT(LOG(ABS([Tabelle1.G9])))+1)))" office:value-type="float" office:value="0.21" calcext:value-type="float">
            <text:p>0,21</text:p>
          </table:table-cell>
          <table:table-cell table:formula="of:=ROUND([Tabelle1.H9];ABS(INT(LOG(ABS([Tabelle1.I9])))-1))" office:value-type="float" office:value="0.13" calcext:value-type="float">
            <text:p>0,13</text:p>
          </table:table-cell>
          <table:table-cell table:formula="of:=IF([Tabelle1.I9]=0;0;ROUND([Tabelle1.I9];2-(INT(LOG(ABS([Tabelle1.I9])))+1)))" office:value-type="float" office:value="0.48" calcext:value-type="float">
            <text:p>0,48</text:p>
          </table:table-cell>
          <table:table-cell table:formula="of:=ROUND([Tabelle1.J9];ABS(INT(LOG(ABS([Tabelle1.K9])))-1))" office:value-type="float" office:value="3.02" calcext:value-type="float">
            <text:p>3,02</text:p>
          </table:table-cell>
          <table:table-cell table:formula="of:=IF([Tabelle1.K9]=0;0;ROUND([Tabelle1.K9];2-(INT(LOG(ABS([Tabelle1.K9])))+1)))" office:value-type="float" office:value="0.26" calcext:value-type="float">
            <text:p>0,26</text:p>
          </table:table-cell>
          <table:table-cell table:formula="of:=ROUND([Tabelle1.L9];ABS(INT(LOG(ABS([Tabelle1.M9])))-1))" office:value-type="float" office:value="0.337" calcext:value-type="float">
            <text:p>0,337</text:p>
          </table:table-cell>
          <table:table-cell table:formula="of:=IF([Tabelle1.M9]=0;0;ROUND([Tabelle1.M9];2-(INT(LOG(ABS([Tabelle1.M9])))+1)))" office:value-type="float" office:value="0.016" calcext:value-type="float">
            <text:p>0,016</text:p>
          </table:table-cell>
          <table:table-cell table:formula="of:=ROUND([Tabelle1.N9];2)" office:value-type="float" office:value="36.48" calcext:value-type="float">
            <text:p>36,48</text:p>
          </table:table-cell>
          <table:table-cell table:formula="of:=ROUND([Tabelle1.O9];2)" office:value-type="float" office:value="4.93" calcext:value-type="float">
            <text:p>4,93</text:p>
          </table:table-cell>
        </table:table-row>
        <table:table-row table:style-name="ro1">
          <table:table-cell table:formula="of:=[Tabelle1.A10]" office:value-type="float" office:value="23" calcext:value-type="float">
            <text:p>23</text:p>
          </table:table-cell>
          <table:table-cell table:formula="of:=[Tabelle1.B10]" office:value-type="float" office:value="51" calcext:value-type="float">
            <text:p>51</text:p>
          </table:table-cell>
          <table:table-cell table:formula="of:=[Tabelle1.C10]" office:value-type="float" office:value="1.375" calcext:value-type="float">
            <text:p>1,375</text:p>
          </table:table-cell>
          <table:table-cell table:formula="of:=ROUND([Tabelle1.D10];ABS(INT(LOG(ABS([Tabelle1.E10])))-1))" office:value-type="float" office:value="3.23" calcext:value-type="float">
            <text:p>3,23</text:p>
          </table:table-cell>
          <table:table-cell table:formula="of:=IF([Tabelle1.E10]=0;0;ROUND([Tabelle1.E10];2-(INT(LOG(ABS([Tabelle1.E10])))+1)))" office:value-type="float" office:value="0.32" calcext:value-type="float">
            <text:p>0,32</text:p>
          </table:table-cell>
          <table:table-cell table:formula="of:=ROUND([Tabelle1.F10];ABS(INT(LOG(ABS([Tabelle1.G10])))-1))" office:value-type="float" office:value="0.71" calcext:value-type="float">
            <text:p>0,71</text:p>
          </table:table-cell>
          <table:table-cell table:formula="of:=IF([Tabelle1.G10]=0;0;ROUND([Tabelle1.G10];2-(INT(LOG(ABS([Tabelle1.G10])))+1)))" office:value-type="float" office:value="0.21" calcext:value-type="float">
            <text:p>0,21</text:p>
          </table:table-cell>
          <table:table-cell table:formula="of:=ROUND([Tabelle1.H10];ABS(INT(LOG(ABS([Tabelle1.I10])))-1))" office:value-type="float" office:value="0.23" calcext:value-type="float">
            <text:p>0,23</text:p>
          </table:table-cell>
          <table:table-cell table:formula="of:=IF([Tabelle1.I10]=0;0;ROUND([Tabelle1.I10];2-(INT(LOG(ABS([Tabelle1.I10])))+1)))" office:value-type="float" office:value="0.56" calcext:value-type="float">
            <text:p>0,56</text:p>
          </table:table-cell>
          <table:table-cell table:formula="of:=ROUND([Tabelle1.J10];ABS(INT(LOG(ABS([Tabelle1.K10])))-1))" office:value-type="float" office:value="2.96" calcext:value-type="float">
            <text:p>2,96</text:p>
          </table:table-cell>
          <table:table-cell table:formula="of:=IF([Tabelle1.K10]=0;0;ROUND([Tabelle1.K10];2-(INT(LOG(ABS([Tabelle1.K10])))+1)))" office:value-type="float" office:value="0.3" calcext:value-type="float">
            <text:p>0,3</text:p>
          </table:table-cell>
          <table:table-cell table:formula="of:=ROUND([Tabelle1.L10];ABS(INT(LOG(ABS([Tabelle1.M10])))-1))" office:value-type="float" office:value="0.339" calcext:value-type="float">
            <text:p>0,339</text:p>
          </table:table-cell>
          <table:table-cell table:formula="of:=IF([Tabelle1.M10]=0;0;ROUND([Tabelle1.M10];2-(INT(LOG(ABS([Tabelle1.M10])))+1)))" office:value-type="float" office:value="0.017" calcext:value-type="float">
            <text:p>0,017</text:p>
          </table:table-cell>
          <table:table-cell table:formula="of:=ROUND([Tabelle1.N10];2)" office:value-type="float" office:value="36.31" calcext:value-type="float">
            <text:p>36,31</text:p>
          </table:table-cell>
          <table:table-cell table:formula="of:=ROUND([Tabelle1.O10];2)" office:value-type="float" office:value="3.84" calcext:value-type="float">
            <text:p>3,84</text:p>
          </table:table-cell>
        </table:table-row>
        <table:table-row table:style-name="ro1">
          <table:table-cell table:formula="of:=[Tabelle1.A11]" office:value-type="float" office:value="22" calcext:value-type="float">
            <text:p>22</text:p>
          </table:table-cell>
          <table:table-cell table:formula="of:=[Tabelle1.B11]" office:value-type="float" office:value="52" calcext:value-type="float">
            <text:p>52</text:p>
          </table:table-cell>
          <table:table-cell table:formula="of:=[Tabelle1.C11]" office:value-type="float" office:value="1.4" calcext:value-type="float">
            <text:p>1,4</text:p>
          </table:table-cell>
          <table:table-cell table:formula="of:=ROUND([Tabelle1.D11];ABS(INT(LOG(ABS([Tabelle1.E11])))-1))" office:value-type="float" office:value="3.23" calcext:value-type="float">
            <text:p>3,23</text:p>
          </table:table-cell>
          <table:table-cell table:formula="of:=IF([Tabelle1.E11]=0;0;ROUND([Tabelle1.E11];2-(INT(LOG(ABS([Tabelle1.E11])))+1)))" office:value-type="float" office:value="0.32" calcext:value-type="float">
            <text:p>0,32</text:p>
          </table:table-cell>
          <table:table-cell table:formula="of:=ROUND([Tabelle1.F11];ABS(INT(LOG(ABS([Tabelle1.G11])))-1))" office:value-type="float" office:value="0.71" calcext:value-type="float">
            <text:p>0,71</text:p>
          </table:table-cell>
          <table:table-cell table:formula="of:=IF([Tabelle1.G11]=0;0;ROUND([Tabelle1.G11];2-(INT(LOG(ABS([Tabelle1.G11])))+1)))" office:value-type="float" office:value="0.21" calcext:value-type="float">
            <text:p>0,21</text:p>
          </table:table-cell>
          <table:table-cell table:formula="of:=ROUND([Tabelle1.H11];ABS(INT(LOG(ABS([Tabelle1.I11])))-1))" office:value-type="float" office:value="0.22" calcext:value-type="float">
            <text:p>0,22</text:p>
          </table:table-cell>
          <table:table-cell table:formula="of:=IF([Tabelle1.I11]=0;0;ROUND([Tabelle1.I11];2-(INT(LOG(ABS([Tabelle1.I11])))+1)))" office:value-type="float" office:value="0.61" calcext:value-type="float">
            <text:p>0,61</text:p>
          </table:table-cell>
          <table:table-cell table:formula="of:=ROUND([Tabelle1.J11];ABS(INT(LOG(ABS([Tabelle1.K11])))-1))" office:value-type="float" office:value="2.97" calcext:value-type="float">
            <text:p>2,97</text:p>
          </table:table-cell>
          <table:table-cell table:formula="of:=IF([Tabelle1.K11]=0;0;ROUND([Tabelle1.K11];2-(INT(LOG(ABS([Tabelle1.K11])))+1)))" office:value-type="float" office:value="0.33" calcext:value-type="float">
            <text:p>0,33</text:p>
          </table:table-cell>
          <table:table-cell table:formula="of:=ROUND([Tabelle1.L11];ABS(INT(LOG(ABS([Tabelle1.M11])))-1))" office:value-type="float" office:value="0.339" calcext:value-type="float">
            <text:p>0,339</text:p>
          </table:table-cell>
          <table:table-cell table:formula="of:=IF([Tabelle1.M11]=0;0;ROUND([Tabelle1.M11];2-(INT(LOG(ABS([Tabelle1.M11])))+1)))" office:value-type="float" office:value="0.018" calcext:value-type="float">
            <text:p>0,018</text:p>
          </table:table-cell>
          <table:table-cell table:formula="of:=ROUND([Tabelle1.N11];2)" office:value-type="float" office:value="36.31" calcext:value-type="float">
            <text:p>36,31</text:p>
          </table:table-cell>
          <table:table-cell table:formula="of:=ROUND([Tabelle1.O11];2)" office:value-type="float" office:value="2.81" calcext:value-type="float">
            <text:p>2,81</text:p>
          </table:table-cell>
        </table:table-row>
        <table:table-row table:style-name="ro1">
          <table:table-cell table:formula="of:=[Tabelle1.A12]" office:value-type="float" office:value="21" calcext:value-type="float">
            <text:p>21</text:p>
          </table:table-cell>
          <table:table-cell table:formula="of:=[Tabelle1.B12]" office:value-type="float" office:value="53" calcext:value-type="float">
            <text:p>53</text:p>
          </table:table-cell>
          <table:table-cell table:formula="of:=[Tabelle1.C12]" office:value-type="float" office:value="1.425" calcext:value-type="float">
            <text:p>1,425</text:p>
          </table:table-cell>
          <table:table-cell table:formula="of:=ROUND([Tabelle1.D12];ABS(INT(LOG(ABS([Tabelle1.E12])))-1))" office:value-type="float" office:value="3.2" calcext:value-type="float">
            <text:p>3,2</text:p>
          </table:table-cell>
          <table:table-cell table:formula="of:=IF([Tabelle1.E12]=0;0;ROUND([Tabelle1.E12];2-(INT(LOG(ABS([Tabelle1.E12])))+1)))" office:value-type="float" office:value="0.34" calcext:value-type="float">
            <text:p>0,34</text:p>
          </table:table-cell>
          <table:table-cell table:formula="of:=ROUND([Tabelle1.F12];ABS(INT(LOG(ABS([Tabelle1.G12])))-1))" office:value-type="float" office:value="0.74" calcext:value-type="float">
            <text:p>0,74</text:p>
          </table:table-cell>
          <table:table-cell table:formula="of:=IF([Tabelle1.G12]=0;0;ROUND([Tabelle1.G12];2-(INT(LOG(ABS([Tabelle1.G12])))+1)))" office:value-type="float" office:value="0.22" calcext:value-type="float">
            <text:p>0,22</text:p>
          </table:table-cell>
          <table:table-cell table:formula="of:=ROUND([Tabelle1.H12];ABS(INT(LOG(ABS([Tabelle1.I12])))-1))" office:value-type="float" office:value="-0.3" calcext:value-type="float">
            <text:p>-0,3</text:p>
          </table:table-cell>
          <table:table-cell table:formula="of:=IF([Tabelle1.I12]=0;0;ROUND([Tabelle1.I12];2-(INT(LOG(ABS([Tabelle1.I12])))+1)))" office:value-type="float" office:value="0.61" calcext:value-type="float">
            <text:p>0,61</text:p>
          </table:table-cell>
          <table:table-cell table:formula="of:=ROUND([Tabelle1.J12];ABS(INT(LOG(ABS([Tabelle1.K12])))-1))" office:value-type="float" office:value="3.24" calcext:value-type="float">
            <text:p>3,24</text:p>
          </table:table-cell>
          <table:table-cell table:formula="of:=IF([Tabelle1.K12]=0;0;ROUND([Tabelle1.K12];2-(INT(LOG(ABS([Tabelle1.K12])))+1)))" office:value-type="float" office:value="0.33" calcext:value-type="float">
            <text:p>0,33</text:p>
          </table:table-cell>
          <table:table-cell table:formula="of:=ROUND([Tabelle1.L12];ABS(INT(LOG(ABS([Tabelle1.M12])))-1))" office:value-type="float" office:value="0.331" calcext:value-type="float">
            <text:p>0,331</text:p>
          </table:table-cell>
          <table:table-cell table:formula="of:=IF([Tabelle1.M12]=0;0;ROUND([Tabelle1.M12];2-(INT(LOG(ABS([Tabelle1.M12])))+1)))" office:value-type="float" office:value="0.015" calcext:value-type="float">
            <text:p>0,015</text:p>
          </table:table-cell>
          <table:table-cell table:formula="of:=ROUND([Tabelle1.N12];2)" office:value-type="float" office:value="33.22" calcext:value-type="float">
            <text:p>33,22</text:p>
          </table:table-cell>
          <table:table-cell table:formula="of:=ROUND([Tabelle1.O12];2)" office:value-type="float" office:value="4.39" calcext:value-type="float">
            <text:p>4,39</text:p>
          </table:table-cell>
        </table:table-row>
        <table:table-row table:style-name="ro1">
          <table:table-cell table:formula="of:=[Tabelle1.A13]" office:value-type="float" office:value="20" calcext:value-type="float">
            <text:p>20</text:p>
          </table:table-cell>
          <table:table-cell table:formula="of:=[Tabelle1.B13]" office:value-type="float" office:value="54" calcext:value-type="float">
            <text:p>54</text:p>
          </table:table-cell>
          <table:table-cell table:formula="of:=[Tabelle1.C13]" office:value-type="float" office:value="1.45" calcext:value-type="float">
            <text:p>1,45</text:p>
          </table:table-cell>
          <table:table-cell table:formula="of:=ROUND([Tabelle1.D13];ABS(INT(LOG(ABS([Tabelle1.E13])))-1))" office:value-type="float" office:value="3.17" calcext:value-type="float">
            <text:p>3,17</text:p>
          </table:table-cell>
          <table:table-cell table:formula="of:=IF([Tabelle1.E13]=0;0;ROUND([Tabelle1.E13];2-(INT(LOG(ABS([Tabelle1.E13])))+1)))" office:value-type="float" office:value="0.38" calcext:value-type="float">
            <text:p>0,38</text:p>
          </table:table-cell>
          <table:table-cell table:formula="of:=ROUND([Tabelle1.F13];ABS(INT(LOG(ABS([Tabelle1.G13])))-1))" office:value-type="float" office:value="0.77" calcext:value-type="float">
            <text:p>0,77</text:p>
          </table:table-cell>
          <table:table-cell table:formula="of:=IF([Tabelle1.G13]=0;0;ROUND([Tabelle1.G13];2-(INT(LOG(ABS([Tabelle1.G13])))+1)))" office:value-type="float" office:value="0.24" calcext:value-type="float">
            <text:p>0,24</text:p>
          </table:table-cell>
          <table:table-cell table:formula="of:=ROUND([Tabelle1.H13];ABS(INT(LOG(ABS([Tabelle1.I13])))-1))" office:value-type="float" office:value="4.12" calcext:value-type="float">
            <text:p>4,12</text:p>
          </table:table-cell>
          <table:table-cell table:formula="of:=IF([Tabelle1.I13]=0;0;ROUND([Tabelle1.I13];2-(INT(LOG(ABS([Tabelle1.I13])))+1)))" office:value-type="float" office:value="0.63" calcext:value-type="float">
            <text:p>0,63</text:p>
          </table:table-cell>
          <table:table-cell table:formula="of:=ROUND([Tabelle1.J13];ABS(INT(LOG(ABS([Tabelle1.K13])))-1))" office:value-type="float" office:value="-3.59" calcext:value-type="float">
            <text:p>-3,59</text:p>
          </table:table-cell>
          <table:table-cell table:formula="of:=IF([Tabelle1.K13]=0;0;ROUND([Tabelle1.K13];2-(INT(LOG(ABS([Tabelle1.K13])))+1)))" office:value-type="float" office:value="0.34" calcext:value-type="float">
            <text:p>0,34</text:p>
          </table:table-cell>
          <table:table-cell table:formula="of:=ROUND([Tabelle1.L13];ABS(INT(LOG(ABS([Tabelle1.M13])))-1))" office:value-type="float" office:value="0.322" calcext:value-type="float">
            <text:p>0,322</text:p>
          </table:table-cell>
          <table:table-cell table:formula="of:=IF([Tabelle1.M13]=0;0;ROUND([Tabelle1.M13];2-(INT(LOG(ABS([Tabelle1.M13])))+1)))" office:value-type="float" office:value="0.014" calcext:value-type="float">
            <text:p>0,014</text:p>
          </table:table-cell>
          <table:table-cell table:formula="of:=ROUND([Tabelle1.N13];2)" office:value-type="float" office:value="29.91" calcext:value-type="float">
            <text:p>29,91</text:p>
          </table:table-cell>
          <table:table-cell table:formula="of:=ROUND([Tabelle1.O13];2)" office:value-type="float" office:value="7.13" calcext:value-type="float">
            <text:p>7,13</text:p>
          </table:table-cell>
        </table:table-row>
        <table:table-row table:style-name="ro1">
          <table:table-cell table:formula="of:=[Tabelle1.A14]" office:value-type="float" office:value="19" calcext:value-type="float">
            <text:p>19</text:p>
          </table:table-cell>
          <table:table-cell table:formula="of:=[Tabelle1.B14]" office:value-type="float" office:value="55" calcext:value-type="float">
            <text:p>55</text:p>
          </table:table-cell>
          <table:table-cell table:formula="of:=[Tabelle1.C14]" office:value-type="float" office:value="1.475" calcext:value-type="float">
            <text:p>1,475</text:p>
          </table:table-cell>
          <table:table-cell table:formula="of:=ROUND([Tabelle1.D14];ABS(INT(LOG(ABS([Tabelle1.E14])))-1))" office:value-type="float" office:value="3.16" calcext:value-type="float">
            <text:p>3,16</text:p>
          </table:table-cell>
          <table:table-cell table:formula="of:=IF([Tabelle1.E14]=0;0;ROUND([Tabelle1.E14];2-(INT(LOG(ABS([Tabelle1.E14])))+1)))" office:value-type="float" office:value="0.4" calcext:value-type="float">
            <text:p>0,4</text:p>
          </table:table-cell>
          <table:table-cell table:formula="of:=ROUND([Tabelle1.F14];ABS(INT(LOG(ABS([Tabelle1.G14])))-1))" office:value-type="float" office:value="0.78" calcext:value-type="float">
            <text:p>0,78</text:p>
          </table:table-cell>
          <table:table-cell table:formula="of:=IF([Tabelle1.G14]=0;0;ROUND([Tabelle1.G14];2-(INT(LOG(ABS([Tabelle1.G14])))+1)))" office:value-type="float" office:value="0.24" calcext:value-type="float">
            <text:p>0,24</text:p>
          </table:table-cell>
          <table:table-cell table:formula="of:=ROUND([Tabelle1.H14];ABS(INT(LOG(ABS([Tabelle1.I14])))-1))" office:value-type="float" office:value="10.63" calcext:value-type="float">
            <text:p>10,63</text:p>
          </table:table-cell>
          <table:table-cell table:formula="of:=IF([Tabelle1.I14]=0;0;ROUND([Tabelle1.I14];2-(INT(LOG(ABS([Tabelle1.I14])))+1)))" office:value-type="float" office:value="0.7" calcext:value-type="float">
            <text:p>0,7</text:p>
          </table:table-cell>
          <table:table-cell table:formula="of:=ROUND([Tabelle1.J14];ABS(INT(LOG(ABS([Tabelle1.K14])))-1))" office:value-type="float" office:value="-3.7" calcext:value-type="float">
            <text:p>-3,7</text:p>
          </table:table-cell>
          <table:table-cell table:formula="of:=IF([Tabelle1.K14]=0;0;ROUND([Tabelle1.K14];2-(INT(LOG(ABS([Tabelle1.K14])))+1)))" office:value-type="float" office:value="0.37" calcext:value-type="float">
            <text:p>0,37</text:p>
          </table:table-cell>
          <table:table-cell table:formula="of:=ROUND([Tabelle1.L14];ABS(INT(LOG(ABS([Tabelle1.M14])))-1))" office:value-type="float" office:value="0.32" calcext:value-type="float">
            <text:p>0,32</text:p>
          </table:table-cell>
          <table:table-cell table:formula="of:=IF([Tabelle1.M14]=0;0;ROUND([Tabelle1.M14];2-(INT(LOG(ABS([Tabelle1.M14])))+1)))" office:value-type="float" office:value="0.014" calcext:value-type="float">
            <text:p>0,014</text:p>
          </table:table-cell>
          <table:table-cell table:formula="of:=ROUND([Tabelle1.N14];2)" office:value-type="float" office:value="29.53" calcext:value-type="float">
            <text:p>29,53</text:p>
          </table:table-cell>
          <table:table-cell table:formula="of:=ROUND([Tabelle1.O14];2)" office:value-type="float" office:value="5.81" calcext:value-type="float">
            <text:p>5,81</text:p>
          </table:table-cell>
        </table:table-row>
        <table:table-row table:style-name="ro1">
          <table:table-cell table:formula="of:=[Tabelle1.A15]" office:value-type="float" office:value="18" calcext:value-type="float">
            <text:p>18</text:p>
          </table:table-cell>
          <table:table-cell table:formula="of:=[Tabelle1.B15]" office:value-type="float" office:value="56" calcext:value-type="float">
            <text:p>56</text:p>
          </table:table-cell>
          <table:table-cell table:formula="of:=[Tabelle1.C15]" office:value-type="float" office:value="1.5" calcext:value-type="float">
            <text:p>1,5</text:p>
          </table:table-cell>
          <table:table-cell table:formula="of:=ROUND([Tabelle1.D15];ABS(INT(LOG(ABS([Tabelle1.E15])))-1))" office:value-type="float" office:value="3.16" calcext:value-type="float">
            <text:p>3,16</text:p>
          </table:table-cell>
          <table:table-cell table:formula="of:=IF([Tabelle1.E15]=0;0;ROUND([Tabelle1.E15];2-(INT(LOG(ABS([Tabelle1.E15])))+1)))" office:value-type="float" office:value="0.4" calcext:value-type="float">
            <text:p>0,4</text:p>
          </table:table-cell>
          <table:table-cell table:formula="of:=ROUND([Tabelle1.F15];ABS(INT(LOG(ABS([Tabelle1.G15])))-1))" office:value-type="float" office:value="0.78" calcext:value-type="float">
            <text:p>0,78</text:p>
          </table:table-cell>
          <table:table-cell table:formula="of:=IF([Tabelle1.G15]=0;0;ROUND([Tabelle1.G15];2-(INT(LOG(ABS([Tabelle1.G15])))+1)))" office:value-type="float" office:value="0.24" calcext:value-type="float">
            <text:p>0,24</text:p>
          </table:table-cell>
          <table:table-cell table:formula="of:=ROUND([Tabelle1.H15];ABS(INT(LOG(ABS([Tabelle1.I15])))-1))" office:value-type="float" office:value="10.62" calcext:value-type="float">
            <text:p>10,62</text:p>
          </table:table-cell>
          <table:table-cell table:formula="of:=IF([Tabelle1.I15]=0;0;ROUND([Tabelle1.I15];2-(INT(LOG(ABS([Tabelle1.I15])))+1)))" office:value-type="float" office:value="0.8" calcext:value-type="float">
            <text:p>0,8</text:p>
          </table:table-cell>
          <table:table-cell table:formula="of:=ROUND([Tabelle1.J15];ABS(INT(LOG(ABS([Tabelle1.K15])))-1))" office:value-type="float" office:value="-3.7" calcext:value-type="float">
            <text:p>-3,7</text:p>
          </table:table-cell>
          <table:table-cell table:formula="of:=IF([Tabelle1.K15]=0;0;ROUND([Tabelle1.K15];2-(INT(LOG(ABS([Tabelle1.K15])))+1)))" office:value-type="float" office:value="0.42" calcext:value-type="float">
            <text:p>0,42</text:p>
          </table:table-cell>
          <table:table-cell table:formula="of:=ROUND([Tabelle1.L15];ABS(INT(LOG(ABS([Tabelle1.M15])))-1))" office:value-type="float" office:value="0.32" calcext:value-type="float">
            <text:p>0,32</text:p>
          </table:table-cell>
          <table:table-cell table:formula="of:=IF([Tabelle1.M15]=0;0;ROUND([Tabelle1.M15];2-(INT(LOG(ABS([Tabelle1.M15])))+1)))" office:value-type="float" office:value="0.014" calcext:value-type="float">
            <text:p>0,014</text:p>
          </table:table-cell>
          <table:table-cell table:formula="of:=ROUND([Tabelle1.N15];2)" office:value-type="float" office:value="29.53" calcext:value-type="float">
            <text:p>29,53</text:p>
          </table:table-cell>
          <table:table-cell table:formula="of:=ROUND([Tabelle1.O15];2)" office:value-type="float" office:value="4.23" calcext:value-type="float">
            <text:p>4,23</text:p>
          </table:table-cell>
        </table:table-row>
        <table:table-row table:style-name="ro1">
          <table:table-cell table:formula="of:=[Tabelle1.A16]" office:value-type="float" office:value="17" calcext:value-type="float">
            <text:p>17</text:p>
          </table:table-cell>
          <table:table-cell table:formula="of:=[Tabelle1.B16]" office:value-type="float" office:value="57" calcext:value-type="float">
            <text:p>57</text:p>
          </table:table-cell>
          <table:table-cell table:formula="of:=[Tabelle1.C16]" office:value-type="float" office:value="1.525" calcext:value-type="float">
            <text:p>1,525</text:p>
          </table:table-cell>
          <table:table-cell table:formula="of:=ROUND([Tabelle1.D16];ABS(INT(LOG(ABS([Tabelle1.E16])))-1))" office:value-type="float" office:value="3.22" calcext:value-type="float">
            <text:p>3,22</text:p>
          </table:table-cell>
          <table:table-cell table:formula="of:=IF([Tabelle1.E16]=0;0;ROUND([Tabelle1.E16];2-(INT(LOG(ABS([Tabelle1.E16])))+1)))" office:value-type="float" office:value="0.42" calcext:value-type="float">
            <text:p>0,42</text:p>
          </table:table-cell>
          <table:table-cell table:formula="of:=ROUND([Tabelle1.F16];ABS(INT(LOG(ABS([Tabelle1.G16])))-1))" office:value-type="float" office:value="0.75" calcext:value-type="float">
            <text:p>0,75</text:p>
          </table:table-cell>
          <table:table-cell table:formula="of:=IF([Tabelle1.G16]=0;0;ROUND([Tabelle1.G16];2-(INT(LOG(ABS([Tabelle1.G16])))+1)))" office:value-type="float" office:value="0.25" calcext:value-type="float">
            <text:p>0,25</text:p>
          </table:table-cell>
          <table:table-cell table:formula="of:=ROUND([Tabelle1.H16];ABS(INT(LOG(ABS([Tabelle1.I16])))-1))" office:value-type="float" office:value="10.94" calcext:value-type="float">
            <text:p>10,94</text:p>
          </table:table-cell>
          <table:table-cell table:formula="of:=IF([Tabelle1.I16]=0;0;ROUND([Tabelle1.I16];2-(INT(LOG(ABS([Tabelle1.I16])))+1)))" office:value-type="float" office:value="0.85" calcext:value-type="float">
            <text:p>0,85</text:p>
          </table:table-cell>
          <table:table-cell table:formula="of:=ROUND([Tabelle1.J16];ABS(INT(LOG(ABS([Tabelle1.K16])))-1))" office:value-type="float" office:value="-3.85" calcext:value-type="float">
            <text:p>-3,85</text:p>
          </table:table-cell>
          <table:table-cell table:formula="of:=IF([Tabelle1.K16]=0;0;ROUND([Tabelle1.K16];2-(INT(LOG(ABS([Tabelle1.K16])))+1)))" office:value-type="float" office:value="0.44" calcext:value-type="float">
            <text:p>0,44</text:p>
          </table:table-cell>
          <table:table-cell table:formula="of:=ROUND([Tabelle1.L16];ABS(INT(LOG(ABS([Tabelle1.M16])))-1))" office:value-type="float" office:value="0.317" calcext:value-type="float">
            <text:p>0,317</text:p>
          </table:table-cell>
          <table:table-cell table:formula="of:=IF([Tabelle1.M16]=0;0;ROUND([Tabelle1.M16];2-(INT(LOG(ABS([Tabelle1.M16])))+1)))" office:value-type="float" office:value="0.014" calcext:value-type="float">
            <text:p>0,014</text:p>
          </table:table-cell>
          <table:table-cell table:formula="of:=ROUND([Tabelle1.N16];2)" office:value-type="float" office:value="28.93" calcext:value-type="float">
            <text:p>28,93</text:p>
          </table:table-cell>
          <table:table-cell table:formula="of:=ROUND([Tabelle1.O16];2)" office:value-type="float" office:value="3.52" calcext:value-type="float">
            <text:p>3,52</text:p>
          </table:table-cell>
        </table:table-row>
        <table:table-row table:style-name="ro1">
          <table:table-cell table:formula="of:=[Tabelle1.A17]" office:value-type="float" office:value="16" calcext:value-type="float">
            <text:p>16</text:p>
          </table:table-cell>
          <table:table-cell table:formula="of:=[Tabelle1.B17]" office:value-type="float" office:value="58" calcext:value-type="float">
            <text:p>58</text:p>
          </table:table-cell>
          <table:table-cell table:formula="of:=[Tabelle1.C17]" office:value-type="float" office:value="1.55" calcext:value-type="float">
            <text:p>1,55</text:p>
          </table:table-cell>
          <table:table-cell table:formula="of:=ROUND([Tabelle1.D17];ABS(INT(LOG(ABS([Tabelle1.E17])))-1))" office:value-type="float" office:value="3.36" calcext:value-type="float">
            <text:p>3,36</text:p>
          </table:table-cell>
          <table:table-cell table:formula="of:=IF([Tabelle1.E17]=0;0;ROUND([Tabelle1.E17];2-(INT(LOG(ABS([Tabelle1.E17])))+1)))" office:value-type="float" office:value="0.49" calcext:value-type="float">
            <text:p>0,49</text:p>
          </table:table-cell>
          <table:table-cell table:formula="of:=ROUND([Tabelle1.F17];ABS(INT(LOG(ABS([Tabelle1.G17])))-1))" office:value-type="float" office:value="0.69" calcext:value-type="float">
            <text:p>0,69</text:p>
          </table:table-cell>
          <table:table-cell table:formula="of:=IF([Tabelle1.G17]=0;0;ROUND([Tabelle1.G17];2-(INT(LOG(ABS([Tabelle1.G17])))+1)))" office:value-type="float" office:value="0.28" calcext:value-type="float">
            <text:p>0,28</text:p>
          </table:table-cell>
          <table:table-cell table:formula="of:=ROUND([Tabelle1.H17];ABS(INT(LOG(ABS([Tabelle1.I17])))-1))" office:value-type="float" office:value="11.91" calcext:value-type="float">
            <text:p>11,91</text:p>
          </table:table-cell>
          <table:table-cell table:formula="of:=IF([Tabelle1.I17]=0;0;ROUND([Tabelle1.I17];2-(INT(LOG(ABS([Tabelle1.I17])))+1)))" office:value-type="float" office:value="0.88" calcext:value-type="float">
            <text:p>0,88</text:p>
          </table:table-cell>
          <table:table-cell table:formula="of:=ROUND([Tabelle1.J17];ABS(INT(LOG(ABS([Tabelle1.K17])))-1))" office:value-type="float" office:value="-4.33" calcext:value-type="float">
            <text:p>-4,33</text:p>
          </table:table-cell>
          <table:table-cell table:formula="of:=IF([Tabelle1.K17]=0;0;ROUND([Tabelle1.K17];2-(INT(LOG(ABS([Tabelle1.K17])))+1)))" office:value-type="float" office:value="0.45" calcext:value-type="float">
            <text:p>0,45</text:p>
          </table:table-cell>
          <table:table-cell table:formula="of:=ROUND([Tabelle1.L17];ABS(INT(LOG(ABS([Tabelle1.M17])))-1))" office:value-type="float" office:value="0.308" calcext:value-type="float">
            <text:p>0,308</text:p>
          </table:table-cell>
          <table:table-cell table:formula="of:=IF([Tabelle1.M17]=0;0;ROUND([Tabelle1.M17];2-(INT(LOG(ABS([Tabelle1.M17])))+1)))" office:value-type="float" office:value="0.013" calcext:value-type="float">
            <text:p>0,013</text:p>
          </table:table-cell>
          <table:table-cell table:formula="of:=ROUND([Tabelle1.N17];2)" office:value-type="float" office:value="24.26" calcext:value-type="float">
            <text:p>24,26</text:p>
          </table:table-cell>
          <table:table-cell table:formula="of:=ROUND([Tabelle1.O17];2)" office:value-type="float" office:value="8.4" calcext:value-type="float">
            <text:p>8,4</text:p>
          </table:table-cell>
        </table:table-row>
        <table:table-row table:style-name="ro1">
          <table:table-cell table:formula="of:=[Tabelle1.A18]" office:value-type="float" office:value="15" calcext:value-type="float">
            <text:p>15</text:p>
          </table:table-cell>
          <table:table-cell table:formula="of:=[Tabelle1.B18]" office:value-type="float" office:value="59" calcext:value-type="float">
            <text:p>59</text:p>
          </table:table-cell>
          <table:table-cell table:formula="of:=[Tabelle1.C18]" office:value-type="float" office:value="1.575" calcext:value-type="float">
            <text:p>1,575</text:p>
          </table:table-cell>
          <table:table-cell table:formula="of:=ROUND([Tabelle1.D18];ABS(INT(LOG(ABS([Tabelle1.E18])))-1))" office:value-type="float" office:value="3.35" calcext:value-type="float">
            <text:p>3,35</text:p>
          </table:table-cell>
          <table:table-cell table:formula="of:=IF([Tabelle1.E18]=0;0;ROUND([Tabelle1.E18];2-(INT(LOG(ABS([Tabelle1.E18])))+1)))" office:value-type="float" office:value="0.47" calcext:value-type="float">
            <text:p>0,47</text:p>
          </table:table-cell>
          <table:table-cell table:formula="of:=ROUND([Tabelle1.F18];ABS(INT(LOG(ABS([Tabelle1.G18])))-1))" office:value-type="float" office:value="0.69" calcext:value-type="float">
            <text:p>0,69</text:p>
          </table:table-cell>
          <table:table-cell table:formula="of:=IF([Tabelle1.G18]=0;0;ROUND([Tabelle1.G18];2-(INT(LOG(ABS([Tabelle1.G18])))+1)))" office:value-type="float" office:value="0.27" calcext:value-type="float">
            <text:p>0,27</text:p>
          </table:table-cell>
          <table:table-cell table:formula="of:=ROUND([Tabelle1.H18];ABS(INT(LOG(ABS([Tabelle1.I18])))-1))" office:value-type="float" office:value="11.58" calcext:value-type="float">
            <text:p>11,58</text:p>
          </table:table-cell>
          <table:table-cell table:formula="of:=IF([Tabelle1.I18]=0;0;ROUND([Tabelle1.I18];2-(INT(LOG(ABS([Tabelle1.I18])))+1)))" office:value-type="float" office:value="0.95" calcext:value-type="float">
            <text:p>0,95</text:p>
          </table:table-cell>
          <table:table-cell table:formula="of:=ROUND([Tabelle1.J18];ABS(INT(LOG(ABS([Tabelle1.K18])))-1))" office:value-type="float" office:value="-4.17" calcext:value-type="float">
            <text:p>-4,17</text:p>
          </table:table-cell>
          <table:table-cell table:formula="of:=IF([Tabelle1.K18]=0;0;ROUND([Tabelle1.K18];2-(INT(LOG(ABS([Tabelle1.K18])))+1)))" office:value-type="float" office:value="0.48" calcext:value-type="float">
            <text:p>0,48</text:p>
          </table:table-cell>
          <table:table-cell table:formula="of:=ROUND([Tabelle1.L18];ABS(INT(LOG(ABS([Tabelle1.M18])))-1))" office:value-type="float" office:value="0.311" calcext:value-type="float">
            <text:p>0,311</text:p>
          </table:table-cell>
          <table:table-cell table:formula="of:=IF([Tabelle1.M18]=0;0;ROUND([Tabelle1.M18];2-(INT(LOG(ABS([Tabelle1.M18])))+1)))" office:value-type="float" office:value="0.014" calcext:value-type="float">
            <text:p>0,014</text:p>
          </table:table-cell>
          <table:table-cell table:formula="of:=ROUND([Tabelle1.N18];2)" office:value-type="float" office:value="23.26" calcext:value-type="float">
            <text:p>23,26</text:p>
          </table:table-cell>
          <table:table-cell table:formula="of:=ROUND([Tabelle1.O18];2)" office:value-type="float" office:value="7.87" calcext:value-type="float">
            <text:p>7,87</text:p>
          </table:table-cell>
        </table:table-row>
        <table:table-row table:style-name="ro1">
          <table:table-cell table:formula="of:=[Tabelle1.A19]" office:value-type="float" office:value="14" calcext:value-type="float">
            <text:p>14</text:p>
          </table:table-cell>
          <table:table-cell table:formula="of:=[Tabelle1.B19]" office:value-type="float" office:value="60" calcext:value-type="float">
            <text:p>60</text:p>
          </table:table-cell>
          <table:table-cell table:formula="of:=[Tabelle1.C19]" office:value-type="float" office:value="1.6" calcext:value-type="float">
            <text:p>1,6</text:p>
          </table:table-cell>
          <table:table-cell table:formula="of:=ROUND([Tabelle1.D19];ABS(INT(LOG(ABS([Tabelle1.E19])))-1))" office:value-type="float" office:value="3.36" calcext:value-type="float">
            <text:p>3,36</text:p>
          </table:table-cell>
          <table:table-cell table:formula="of:=IF([Tabelle1.E19]=0;0;ROUND([Tabelle1.E19];2-(INT(LOG(ABS([Tabelle1.E19])))+1)))" office:value-type="float" office:value="0.47" calcext:value-type="float">
            <text:p>0,47</text:p>
          </table:table-cell>
          <table:table-cell table:formula="of:=ROUND([Tabelle1.F19];ABS(INT(LOG(ABS([Tabelle1.G19])))-1))" office:value-type="float" office:value="0.69" calcext:value-type="float">
            <text:p>0,69</text:p>
          </table:table-cell>
          <table:table-cell table:formula="of:=IF([Tabelle1.G19]=0;0;ROUND([Tabelle1.G19];2-(INT(LOG(ABS([Tabelle1.G19])))+1)))" office:value-type="float" office:value="0.27" calcext:value-type="float">
            <text:p>0,27</text:p>
          </table:table-cell>
          <table:table-cell table:formula="of:=ROUND([Tabelle1.H19];ABS(INT(LOG(ABS([Tabelle1.I19])))-1))" office:value-type="float" office:value="11.6" calcext:value-type="float">
            <text:p>11,6</text:p>
          </table:table-cell>
          <table:table-cell table:formula="of:=IF([Tabelle1.I19]=0;0;ROUND([Tabelle1.I19];2-(INT(LOG(ABS([Tabelle1.I19])))+1)))" office:value-type="float" office:value="1" calcext:value-type="float">
            <text:p>1</text:p>
          </table:table-cell>
          <table:table-cell table:formula="of:=ROUND([Tabelle1.J19];ABS(INT(LOG(ABS([Tabelle1.K19])))-1))" office:value-type="float" office:value="-4.19" calcext:value-type="float">
            <text:p>-4,19</text:p>
          </table:table-cell>
          <table:table-cell table:formula="of:=IF([Tabelle1.K19]=0;0;ROUND([Tabelle1.K19];2-(INT(LOG(ABS([Tabelle1.K19])))+1)))" office:value-type="float" office:value="0.51" calcext:value-type="float">
            <text:p>0,51</text:p>
          </table:table-cell>
          <table:table-cell table:formula="of:=ROUND([Tabelle1.L19];ABS(INT(LOG(ABS([Tabelle1.M19])))-1))" office:value-type="float" office:value="0.311" calcext:value-type="float">
            <text:p>0,311</text:p>
          </table:table-cell>
          <table:table-cell table:formula="of:=IF([Tabelle1.M19]=0;0;ROUND([Tabelle1.M19];2-(INT(LOG(ABS([Tabelle1.M19])))+1)))" office:value-type="float" office:value="0.014" calcext:value-type="float">
            <text:p>0,014</text:p>
          </table:table-cell>
          <table:table-cell table:formula="of:=ROUND([Tabelle1.N19];2)" office:value-type="float" office:value="23.25" calcext:value-type="float">
            <text:p>23,25</text:p>
          </table:table-cell>
          <table:table-cell table:formula="of:=ROUND([Tabelle1.O19];2)" office:value-type="float" office:value="5.63" calcext:value-type="float">
            <text:p>5,63</text:p>
          </table:table-cell>
        </table:table-row>
        <table:table-row table:style-name="ro1">
          <table:table-cell table:formula="of:=[Tabelle1.A20]" office:value-type="float" office:value="13" calcext:value-type="float">
            <text:p>13</text:p>
          </table:table-cell>
          <table:table-cell table:formula="of:=[Tabelle1.B20]" office:value-type="float" office:value="61" calcext:value-type="float">
            <text:p>61</text:p>
          </table:table-cell>
          <table:table-cell table:formula="of:=[Tabelle1.C20]" office:value-type="float" office:value="1.625" calcext:value-type="float">
            <text:p>1,625</text:p>
          </table:table-cell>
          <table:table-cell table:formula="of:=ROUND([Tabelle1.D20];ABS(INT(LOG(ABS([Tabelle1.E20])))-1))" office:value-type="float" office:value="3.33" calcext:value-type="float">
            <text:p>3,33</text:p>
          </table:table-cell>
          <table:table-cell table:formula="of:=IF([Tabelle1.E20]=0;0;ROUND([Tabelle1.E20];2-(INT(LOG(ABS([Tabelle1.E20])))+1)))" office:value-type="float" office:value="0.49" calcext:value-type="float">
            <text:p>0,49</text:p>
          </table:table-cell>
          <table:table-cell table:formula="of:=ROUND([Tabelle1.F20];ABS(INT(LOG(ABS([Tabelle1.G20])))-1))" office:value-type="float" office:value="0.7" calcext:value-type="float">
            <text:p>0,7</text:p>
          </table:table-cell>
          <table:table-cell table:formula="of:=IF([Tabelle1.G20]=0;0;ROUND([Tabelle1.G20];2-(INT(LOG(ABS([Tabelle1.G20])))+1)))" office:value-type="float" office:value="0.28" calcext:value-type="float">
            <text:p>0,28</text:p>
          </table:table-cell>
          <table:table-cell table:formula="of:=ROUND([Tabelle1.H20];ABS(INT(LOG(ABS([Tabelle1.I20])))-1))" office:value-type="float" office:value="11.6" calcext:value-type="float">
            <text:p>11,6</text:p>
          </table:table-cell>
          <table:table-cell table:formula="of:=IF([Tabelle1.I20]=0;0;ROUND([Tabelle1.I20];2-(INT(LOG(ABS([Tabelle1.I20])))+1)))" office:value-type="float" office:value="1.1" calcext:value-type="float">
            <text:p>1,1</text:p>
          </table:table-cell>
          <table:table-cell table:formula="of:=ROUND([Tabelle1.J20];ABS(INT(LOG(ABS([Tabelle1.K20])))-1))" office:value-type="float" office:value="-4.16" calcext:value-type="float">
            <text:p>-4,16</text:p>
          </table:table-cell>
          <table:table-cell table:formula="of:=IF([Tabelle1.K20]=0;0;ROUND([Tabelle1.K20];2-(INT(LOG(ABS([Tabelle1.K20])))+1)))" office:value-type="float" office:value="0.55" calcext:value-type="float">
            <text:p>0,55</text:p>
          </table:table-cell>
          <table:table-cell table:formula="of:=ROUND([Tabelle1.L20];ABS(INT(LOG(ABS([Tabelle1.M20])))-1))" office:value-type="float" office:value="0.312" calcext:value-type="float">
            <text:p>0,312</text:p>
          </table:table-cell>
          <table:table-cell table:formula="of:=IF([Tabelle1.M20]=0;0;ROUND([Tabelle1.M20];2-(INT(LOG(ABS([Tabelle1.M20])))+1)))" office:value-type="float" office:value="0.015" calcext:value-type="float">
            <text:p>0,015</text:p>
          </table:table-cell>
          <table:table-cell table:formula="of:=ROUND([Tabelle1.N20];2)" office:value-type="float" office:value="23.23" calcext:value-type="float">
            <text:p>23,23</text:p>
          </table:table-cell>
          <table:table-cell table:formula="of:=ROUND([Tabelle1.O20];2)" office:value-type="float" office:value="3.9" calcext:value-type="float">
            <text:p>3,9</text:p>
          </table:table-cell>
        </table:table-row>
        <table:table-row table:style-name="ro1">
          <table:table-cell table:formula="of:=[Tabelle1.A21]" office:value-type="float" office:value="12" calcext:value-type="float">
            <text:p>12</text:p>
          </table:table-cell>
          <table:table-cell table:formula="of:=[Tabelle1.B21]" office:value-type="float" office:value="62" calcext:value-type="float">
            <text:p>62</text:p>
          </table:table-cell>
          <table:table-cell table:formula="of:=[Tabelle1.C21]" office:value-type="float" office:value="1.65" calcext:value-type="float">
            <text:p>1,65</text:p>
          </table:table-cell>
          <table:table-cell table:formula="of:=ROUND([Tabelle1.D21];ABS(INT(LOG(ABS([Tabelle1.E21])))-1))" office:value-type="float" office:value="3.23" calcext:value-type="float">
            <text:p>3,23</text:p>
          </table:table-cell>
          <table:table-cell table:formula="of:=IF([Tabelle1.E21]=0;0;ROUND([Tabelle1.E21];2-(INT(LOG(ABS([Tabelle1.E21])))+1)))" office:value-type="float" office:value="0.54" calcext:value-type="float">
            <text:p>0,54</text:p>
          </table:table-cell>
          <table:table-cell table:formula="of:=ROUND([Tabelle1.F21];ABS(INT(LOG(ABS([Tabelle1.G21])))-1))" office:value-type="float" office:value="0.74" calcext:value-type="float">
            <text:p>0,74</text:p>
          </table:table-cell>
          <table:table-cell table:formula="of:=IF([Tabelle1.G21]=0;0;ROUND([Tabelle1.G21];2-(INT(LOG(ABS([Tabelle1.G21])))+1)))" office:value-type="float" office:value="0.29" calcext:value-type="float">
            <text:p>0,29</text:p>
          </table:table-cell>
          <table:table-cell table:formula="of:=ROUND([Tabelle1.H21];ABS(INT(LOG(ABS([Tabelle1.I21])))-1))" office:value-type="float" office:value="11.3" calcext:value-type="float">
            <text:p>11,3</text:p>
          </table:table-cell>
          <table:table-cell table:formula="of:=IF([Tabelle1.I21]=0;0;ROUND([Tabelle1.I21];2-(INT(LOG(ABS([Tabelle1.I21])))+1)))" office:value-type="float" office:value="1.2" calcext:value-type="float">
            <text:p>1,2</text:p>
          </table:table-cell>
          <table:table-cell table:formula="of:=ROUND([Tabelle1.J21];ABS(INT(LOG(ABS([Tabelle1.K21])))-1))" office:value-type="float" office:value="-4.02" calcext:value-type="float">
            <text:p>-4,02</text:p>
          </table:table-cell>
          <table:table-cell table:formula="of:=IF([Tabelle1.K21]=0;0;ROUND([Tabelle1.K21];2-(INT(LOG(ABS([Tabelle1.K21])))+1)))" office:value-type="float" office:value="0.62" calcext:value-type="float">
            <text:p>0,62</text:p>
          </table:table-cell>
          <table:table-cell table:formula="of:=ROUND([Tabelle1.L21];ABS(INT(LOG(ABS([Tabelle1.M21])))-1))" office:value-type="float" office:value="0.314" calcext:value-type="float">
            <text:p>0,314</text:p>
          </table:table-cell>
          <table:table-cell table:formula="of:=IF([Tabelle1.M21]=0;0;ROUND([Tabelle1.M21];2-(INT(LOG(ABS([Tabelle1.M21])))+1)))" office:value-type="float" office:value="0.017" calcext:value-type="float">
            <text:p>0,017</text:p>
          </table:table-cell>
          <table:table-cell table:formula="of:=ROUND([Tabelle1.N21];2)" office:value-type="float" office:value="22.99" calcext:value-type="float">
            <text:p>22,99</text:p>
          </table:table-cell>
          <table:table-cell table:formula="of:=ROUND([Tabelle1.O21];2)" office:value-type="float" office:value="2.78" calcext:value-type="float">
            <text:p>2,78</text:p>
          </table:table-cell>
        </table:table-row>
        <table:table-row table:style-name="ro1">
          <table:table-cell table:formula="of:=[Tabelle1.A22]" office:value-type="float" office:value="11" calcext:value-type="float">
            <text:p>11</text:p>
          </table:table-cell>
          <table:table-cell table:formula="of:=[Tabelle1.B22]" office:value-type="float" office:value="63" calcext:value-type="float">
            <text:p>63</text:p>
          </table:table-cell>
          <table:table-cell table:formula="of:=[Tabelle1.C22]" office:value-type="float" office:value="1.675" calcext:value-type="float">
            <text:p>1,675</text:p>
          </table:table-cell>
          <table:table-cell table:formula="of:=ROUND([Tabelle1.D22];ABS(INT(LOG(ABS([Tabelle1.E22])))-1))" office:value-type="float" office:value="3.23" calcext:value-type="float">
            <text:p>3,23</text:p>
          </table:table-cell>
          <table:table-cell table:formula="of:=IF([Tabelle1.E22]=0;0;ROUND([Tabelle1.E22];2-(INT(LOG(ABS([Tabelle1.E22])))+1)))" office:value-type="float" office:value="0.58" calcext:value-type="float">
            <text:p>0,58</text:p>
          </table:table-cell>
          <table:table-cell table:formula="of:=ROUND([Tabelle1.F22];ABS(INT(LOG(ABS([Tabelle1.G22])))-1))" office:value-type="float" office:value="0.74" calcext:value-type="float">
            <text:p>0,74</text:p>
          </table:table-cell>
          <table:table-cell table:formula="of:=IF([Tabelle1.G22]=0;0;ROUND([Tabelle1.G22];2-(INT(LOG(ABS([Tabelle1.G22])))+1)))" office:value-type="float" office:value="0.3" calcext:value-type="float">
            <text:p>0,3</text:p>
          </table:table-cell>
          <table:table-cell table:formula="of:=ROUND([Tabelle1.H22];ABS(INT(LOG(ABS([Tabelle1.I22])))-1))" office:value-type="float" office:value="-1.8" calcext:value-type="float">
            <text:p>-1,8</text:p>
          </table:table-cell>
          <table:table-cell table:formula="of:=IF([Tabelle1.I22]=0;0;ROUND([Tabelle1.I22];2-(INT(LOG(ABS([Tabelle1.I22])))+1)))" office:value-type="float" office:value="1.5" calcext:value-type="float">
            <text:p>1,5</text:p>
          </table:table-cell>
          <table:table-cell table:formula="of:=ROUND([Tabelle1.J22];ABS(INT(LOG(ABS([Tabelle1.K22])))-1))" office:value-type="float" office:value="4.02" calcext:value-type="float">
            <text:p>4,02</text:p>
          </table:table-cell>
          <table:table-cell table:formula="of:=IF([Tabelle1.K22]=0;0;ROUND([Tabelle1.K22];2-(INT(LOG(ABS([Tabelle1.K22])))+1)))" office:value-type="float" office:value="0.73" calcext:value-type="float">
            <text:p>0,73</text:p>
          </table:table-cell>
          <table:table-cell table:formula="of:=ROUND([Tabelle1.L22];ABS(INT(LOG(ABS([Tabelle1.M22])))-1))" office:value-type="float" office:value="0.314" calcext:value-type="float">
            <text:p>0,314</text:p>
          </table:table-cell>
          <table:table-cell table:formula="of:=IF([Tabelle1.M22]=0;0;ROUND([Tabelle1.M22];2-(INT(LOG(ABS([Tabelle1.M22])))+1)))" office:value-type="float" office:value="0.018" calcext:value-type="float">
            <text:p>0,018</text:p>
          </table:table-cell>
          <table:table-cell table:formula="of:=ROUND([Tabelle1.N22];2)" office:value-type="float" office:value="22.99" calcext:value-type="float">
            <text:p>22,99</text:p>
          </table:table-cell>
          <table:table-cell table:formula="of:=ROUND([Tabelle1.O22];2)" office:value-type="float" office:value="1.77" calcext:value-type="float">
            <text:p>1,77</text:p>
          </table:table-cell>
        </table:table-row>
        <table:table-row table:style-name="ro1">
          <table:table-cell table:formula="of:=[Tabelle1.A23]" office:value-type="float" office:value="10" calcext:value-type="float">
            <text:p>10</text:p>
          </table:table-cell>
          <table:table-cell table:formula="of:=[Tabelle1.B23]" office:value-type="float" office:value="64" calcext:value-type="float">
            <text:p>64</text:p>
          </table:table-cell>
          <table:table-cell table:formula="of:=[Tabelle1.C23]" office:value-type="float" office:value="1.7" calcext:value-type="float">
            <text:p>1,7</text:p>
          </table:table-cell>
          <table:table-cell table:formula="of:=ROUND([Tabelle1.D23];ABS(INT(LOG(ABS([Tabelle1.E23])))-1))" office:value-type="float" office:value="3.55" calcext:value-type="float">
            <text:p>3,55</text:p>
          </table:table-cell>
          <table:table-cell table:formula="of:=IF([Tabelle1.E23]=0;0;ROUND([Tabelle1.E23];2-(INT(LOG(ABS([Tabelle1.E23])))+1)))" office:value-type="float" office:value="0.61" calcext:value-type="float">
            <text:p>0,61</text:p>
          </table:table-cell>
          <table:table-cell table:formula="of:=ROUND([Tabelle1.F23];ABS(INT(LOG(ABS([Tabelle1.G23])))-1))" office:value-type="float" office:value="0.61" calcext:value-type="float">
            <text:p>0,61</text:p>
          </table:table-cell>
          <table:table-cell table:formula="of:=IF([Tabelle1.G23]=0;0;ROUND([Tabelle1.G23];2-(INT(LOG(ABS([Tabelle1.G23])))+1)))" office:value-type="float" office:value="0.32" calcext:value-type="float">
            <text:p>0,32</text:p>
          </table:table-cell>
          <table:table-cell table:formula="of:=ROUND([Tabelle1.H23];ABS(INT(LOG(ABS([Tabelle1.I23])))-1))" office:value-type="float" office:value="-2.4" calcext:value-type="float">
            <text:p>-2,4</text:p>
          </table:table-cell>
          <table:table-cell table:formula="of:=IF([Tabelle1.I23]=0;0;ROUND([Tabelle1.I23];2-(INT(LOG(ABS([Tabelle1.I23])))+1)))" office:value-type="float" office:value="1.5" calcext:value-type="float">
            <text:p>1,5</text:p>
          </table:table-cell>
          <table:table-cell table:formula="of:=ROUND([Tabelle1.J23];ABS(INT(LOG(ABS([Tabelle1.K23])))-1))" office:value-type="float" office:value="4.3" calcext:value-type="float">
            <text:p>4,3</text:p>
          </table:table-cell>
          <table:table-cell table:formula="of:=IF([Tabelle1.K23]=0;0;ROUND([Tabelle1.K23];2-(INT(LOG(ABS([Tabelle1.K23])))+1)))" office:value-type="float" office:value="0.76" calcext:value-type="float">
            <text:p>0,76</text:p>
          </table:table-cell>
          <table:table-cell table:formula="of:=ROUND([Tabelle1.L23];ABS(INT(LOG(ABS([Tabelle1.M23])))-1))" office:value-type="float" office:value="0.308" calcext:value-type="float">
            <text:p>0,308</text:p>
          </table:table-cell>
          <table:table-cell table:formula="of:=IF([Tabelle1.M23]=0;0;ROUND([Tabelle1.M23];2-(INT(LOG(ABS([Tabelle1.M23])))+1)))" office:value-type="float" office:value="0.017" calcext:value-type="float">
            <text:p>0,017</text:p>
          </table:table-cell>
          <table:table-cell table:formula="of:=ROUND([Tabelle1.N23];2)" office:value-type="float" office:value="21.72" calcext:value-type="float">
            <text:p>21,72</text:p>
          </table:table-cell>
          <table:table-cell table:formula="of:=ROUND([Tabelle1.O23];2)" office:value-type="float" office:value="1.66" calcext:value-type="float">
            <text:p>1,66</text:p>
          </table:table-cell>
        </table:table-row>
        <table:table-row table:style-name="ro1">
          <table:table-cell table:formula="of:=[Tabelle1.A24]" office:value-type="float" office:value="9" calcext:value-type="float">
            <text:p>9</text:p>
          </table:table-cell>
          <table:table-cell table:formula="of:=[Tabelle1.B24]" office:value-type="float" office:value="65" calcext:value-type="float">
            <text:p>65</text:p>
          </table:table-cell>
          <table:table-cell table:formula="of:=[Tabelle1.C24]" office:value-type="float" office:value="1.75" calcext:value-type="float">
            <text:p>1,75</text:p>
          </table:table-cell>
          <table:table-cell table:formula="of:=ROUND([Tabelle1.D24];ABS(INT(LOG(ABS([Tabelle1.E24])))-1))" office:value-type="float" office:value="3.67" calcext:value-type="float">
            <text:p>3,67</text:p>
          </table:table-cell>
          <table:table-cell table:formula="of:=IF([Tabelle1.E24]=0;0;ROUND([Tabelle1.E24];2-(INT(LOG(ABS([Tabelle1.E24])))+1)))" office:value-type="float" office:value="0.7" calcext:value-type="float">
            <text:p>0,7</text:p>
          </table:table-cell>
          <table:table-cell table:formula="of:=ROUND([Tabelle1.F24];ABS(INT(LOG(ABS([Tabelle1.G24])))-1))" office:value-type="float" office:value="0.56" calcext:value-type="float">
            <text:p>0,56</text:p>
          </table:table-cell>
          <table:table-cell table:formula="of:=IF([Tabelle1.G24]=0;0;ROUND([Tabelle1.G24];2-(INT(LOG(ABS([Tabelle1.G24])))+1)))" office:value-type="float" office:value="0.35" calcext:value-type="float">
            <text:p>0,35</text:p>
          </table:table-cell>
          <table:table-cell table:formula="of:=ROUND([Tabelle1.H24];ABS(INT(LOG(ABS([Tabelle1.I24])))-1))" office:value-type="float" office:value="-2.6" calcext:value-type="float">
            <text:p>-2,6</text:p>
          </table:table-cell>
          <table:table-cell table:formula="of:=IF([Tabelle1.I24]=0;0;ROUND([Tabelle1.I24];2-(INT(LOG(ABS([Tabelle1.I24])))+1)))" office:value-type="float" office:value="1.6" calcext:value-type="float">
            <text:p>1,6</text:p>
          </table:table-cell>
          <table:table-cell table:formula="of:=ROUND([Tabelle1.J24];ABS(INT(LOG(ABS([Tabelle1.K24])))-1))" office:value-type="float" office:value="4.37" calcext:value-type="float">
            <text:p>4,37</text:p>
          </table:table-cell>
          <table:table-cell table:formula="of:=IF([Tabelle1.K24]=0;0;ROUND([Tabelle1.K24];2-(INT(LOG(ABS([Tabelle1.K24])))+1)))" office:value-type="float" office:value="0.78" calcext:value-type="float">
            <text:p>0,78</text:p>
          </table:table-cell>
          <table:table-cell table:formula="of:=ROUND([Tabelle1.L24];ABS(INT(LOG(ABS([Tabelle1.M24])))-1))" office:value-type="float" office:value="0.306" calcext:value-type="float">
            <text:p>0,306</text:p>
          </table:table-cell>
          <table:table-cell table:formula="of:=IF([Tabelle1.M24]=0;0;ROUND([Tabelle1.M24];2-(INT(LOG(ABS([Tabelle1.M24])))+1)))" office:value-type="float" office:value="0.018" calcext:value-type="float">
            <text:p>0,018</text:p>
          </table:table-cell>
          <table:table-cell table:formula="of:=ROUND([Tabelle1.N24];2)" office:value-type="float" office:value="21.62" calcext:value-type="float">
            <text:p>21,62</text:p>
          </table:table-cell>
          <table:table-cell table:formula="of:=ROUND([Tabelle1.O24];2)" office:value-type="float" office:value="1.02" calcext:value-type="float">
            <text:p>1,02</text:p>
          </table:table-cell>
        </table:table-row>
        <table:table-row table:style-name="ro1">
          <table:table-cell table:formula="of:=[Tabelle1.A25]" office:value-type="float" office:value="0" calcext:value-type="float">
            <text:p>0</text:p>
          </table:table-cell>
          <table:table-cell table:formula="of:=[Tabelle1.B25]" office:value-type="float" office:value="0" calcext:value-type="float">
            <text:p>0</text:p>
          </table:table-cell>
          <table:table-cell table:formula="of:=[Tabelle1.C25]" office:value-type="float" office:value="0" calcext:value-type="float">
            <text:p>0</text:p>
          </table:table-cell>
          <table:table-cell table:formula="of:=ROUND([Tabelle1.D25];ABS(INT(LOG(ABS([Tabelle1.E25])))-1))" office:value-type="string" office:string-value="" calcext:value-type="error">
            <text:p>Err:502</text:p>
          </table:table-cell>
          <table:table-cell table:formula="of:=IF([Tabelle1.E25]=0;0;ROUND([Tabelle1.E25];2-(INT(LOG(ABS([Tabelle1.E25])))+1)))" office:value-type="float" office:value="0" calcext:value-type="float">
            <text:p>0</text:p>
          </table:table-cell>
          <table:table-cell table:formula="of:=ROUND([Tabelle1.F25];ABS(INT(LOG(ABS([Tabelle1.G25])))-1))" office:value-type="string" office:string-value="" calcext:value-type="error">
            <text:p>Err:502</text:p>
          </table:table-cell>
          <table:table-cell table:formula="of:=IF([Tabelle1.G25]=0;0;ROUND([Tabelle1.G25];2-(INT(LOG(ABS([Tabelle1.G25])))+1)))" office:value-type="float" office:value="0" calcext:value-type="float">
            <text:p>0</text:p>
          </table:table-cell>
          <table:table-cell table:formula="of:=ROUND([Tabelle1.H25];ABS(INT(LOG(ABS([Tabelle1.I25])))-1))" office:value-type="string" office:string-value="" calcext:value-type="error">
            <text:p>Err:502</text:p>
          </table:table-cell>
          <table:table-cell table:formula="of:=IF([Tabelle1.I25]=0;0;ROUND([Tabelle1.I25];2-(INT(LOG(ABS([Tabelle1.I25])))+1)))" office:value-type="float" office:value="0" calcext:value-type="float">
            <text:p>0</text:p>
          </table:table-cell>
          <table:table-cell table:formula="of:=ROUND([Tabelle1.J25];ABS(INT(LOG(ABS([Tabelle1.K25])))-1))" office:value-type="string" office:string-value="" calcext:value-type="error">
            <text:p>Err:502</text:p>
          </table:table-cell>
          <table:table-cell table:formula="of:=IF([Tabelle1.K25]=0;0;ROUND([Tabelle1.K25];2-(INT(LOG(ABS([Tabelle1.K25])))+1)))" office:value-type="float" office:value="0" calcext:value-type="float">
            <text:p>0</text:p>
          </table:table-cell>
          <table:table-cell table:formula="of:=ROUND([Tabelle1.L25];ABS(INT(LOG(ABS([Tabelle1.M25])))-1))" office:value-type="string" office:string-value="" calcext:value-type="error">
            <text:p>Err:502</text:p>
          </table:table-cell>
          <table:table-cell table:formula="of:=IF([Tabelle1.M25]=0;0;ROUND([Tabelle1.M25];2-(INT(LOG(ABS([Tabelle1.M25])))+1)))" office:value-type="float" office:value="0" calcext:value-type="float">
            <text:p>0</text:p>
          </table:table-cell>
          <table:table-cell table:formula="of:=ROUND([Tabelle1.N25];2)" office:value-type="float" office:value="0" calcext:value-type="float">
            <text:p>0</text:p>
          </table:table-cell>
          <table:table-cell table:formula="of:=ROUND([Tabelle1.O25];2)" office:value-type="float" office:value="0" calcext:value-type="float">
            <text:p>0</text:p>
          </table:table-cell>
        </table:table-row>
        <table:table-row table:style-name="ro1">
          <table:table-cell table:formula="of:=[Tabelle1.A26]" office:value-type="float" office:value="0" calcext:value-type="float">
            <text:p>0</text:p>
          </table:table-cell>
          <table:table-cell table:formula="of:=[Tabelle1.B26]" office:value-type="float" office:value="0" calcext:value-type="float">
            <text:p>0</text:p>
          </table:table-cell>
          <table:table-cell table:formula="of:=[Tabelle1.C26]" office:value-type="float" office:value="0" calcext:value-type="float">
            <text:p>0</text:p>
          </table:table-cell>
          <table:table-cell table:formula="of:=ROUND([Tabelle1.D26];ABS(INT(LOG(ABS([Tabelle1.E26])))-1))" office:value-type="string" office:string-value="" calcext:value-type="error">
            <text:p>Err:502</text:p>
          </table:table-cell>
          <table:table-cell table:formula="of:=IF([Tabelle1.E26]=0;0;ROUND([Tabelle1.E26];2-(INT(LOG(ABS([Tabelle1.E26])))+1)))" office:value-type="float" office:value="0" calcext:value-type="float">
            <text:p>0</text:p>
          </table:table-cell>
          <table:table-cell table:formula="of:=ROUND([Tabelle1.F26];ABS(INT(LOG(ABS([Tabelle1.G26])))-1))" office:value-type="string" office:string-value="" calcext:value-type="error">
            <text:p>Err:502</text:p>
          </table:table-cell>
          <table:table-cell table:formula="of:=IF([Tabelle1.G26]=0;0;ROUND([Tabelle1.G26];2-(INT(LOG(ABS([Tabelle1.G26])))+1)))" office:value-type="float" office:value="0" calcext:value-type="float">
            <text:p>0</text:p>
          </table:table-cell>
          <table:table-cell table:formula="of:=ROUND([Tabelle1.H26];ABS(INT(LOG(ABS([Tabelle1.I26])))-1))" office:value-type="string" office:string-value="" calcext:value-type="error">
            <text:p>Err:502</text:p>
          </table:table-cell>
          <table:table-cell table:formula="of:=IF([Tabelle1.I26]=0;0;ROUND([Tabelle1.I26];2-(INT(LOG(ABS([Tabelle1.I26])))+1)))" office:value-type="float" office:value="0" calcext:value-type="float">
            <text:p>0</text:p>
          </table:table-cell>
          <table:table-cell table:formula="of:=ROUND([Tabelle1.J26];ABS(INT(LOG(ABS([Tabelle1.K26])))-1))" office:value-type="string" office:string-value="" calcext:value-type="error">
            <text:p>Err:502</text:p>
          </table:table-cell>
          <table:table-cell table:formula="of:=IF([Tabelle1.K26]=0;0;ROUND([Tabelle1.K26];2-(INT(LOG(ABS([Tabelle1.K26])))+1)))" office:value-type="float" office:value="0" calcext:value-type="float">
            <text:p>0</text:p>
          </table:table-cell>
          <table:table-cell table:formula="of:=ROUND([Tabelle1.L26];ABS(INT(LOG(ABS([Tabelle1.M26])))-1))" office:value-type="string" office:string-value="" calcext:value-type="error">
            <text:p>Err:502</text:p>
          </table:table-cell>
          <table:table-cell table:formula="of:=IF([Tabelle1.M26]=0;0;ROUND([Tabelle1.M26];2-(INT(LOG(ABS([Tabelle1.M26])))+1)))" office:value-type="float" office:value="0" calcext:value-type="float">
            <text:p>0</text:p>
          </table:table-cell>
          <table:table-cell table:formula="of:=ROUND([Tabelle1.N26];2)" office:value-type="float" office:value="0" calcext:value-type="float">
            <text:p>0</text:p>
          </table:table-cell>
          <table:table-cell table:formula="of:=ROUND([Tabelle1.O26];2)" office:value-type="float" office:value="0" calcext:value-type="float">
            <text:p>0</text:p>
          </table:table-cell>
        </table:table-row>
        <table:table-row table:style-name="ro1">
          <table:table-cell table:formula="of:=[Tabelle1.A27]" office:value-type="float" office:value="0" calcext:value-type="float">
            <text:p>0</text:p>
          </table:table-cell>
          <table:table-cell table:formula="of:=[Tabelle1.B27]" office:value-type="float" office:value="0" calcext:value-type="float">
            <text:p>0</text:p>
          </table:table-cell>
          <table:table-cell table:formula="of:=[Tabelle1.C27]" office:value-type="float" office:value="0" calcext:value-type="float">
            <text:p>0</text:p>
          </table:table-cell>
          <table:table-cell table:formula="of:=ROUND([Tabelle1.D27];ABS(INT(LOG(ABS([Tabelle1.E27])))-1))" office:value-type="string" office:string-value="" calcext:value-type="error">
            <text:p>Err:502</text:p>
          </table:table-cell>
          <table:table-cell table:formula="of:=IF([Tabelle1.E27]=0;0;ROUND([Tabelle1.E27];2-(INT(LOG(ABS([Tabelle1.E27])))+1)))" office:value-type="float" office:value="0" calcext:value-type="float">
            <text:p>0</text:p>
          </table:table-cell>
          <table:table-cell table:formula="of:=ROUND([Tabelle1.F27];ABS(INT(LOG(ABS([Tabelle1.G27])))-1))" office:value-type="string" office:string-value="" calcext:value-type="error">
            <text:p>Err:502</text:p>
          </table:table-cell>
          <table:table-cell table:formula="of:=IF([Tabelle1.G27]=0;0;ROUND([Tabelle1.G27];2-(INT(LOG(ABS([Tabelle1.G27])))+1)))" office:value-type="float" office:value="0" calcext:value-type="float">
            <text:p>0</text:p>
          </table:table-cell>
          <table:table-cell table:formula="of:=ROUND([Tabelle1.H27];ABS(INT(LOG(ABS([Tabelle1.I27])))-1))" office:value-type="string" office:string-value="" calcext:value-type="error">
            <text:p>Err:502</text:p>
          </table:table-cell>
          <table:table-cell table:formula="of:=IF([Tabelle1.I27]=0;0;ROUND([Tabelle1.I27];2-(INT(LOG(ABS([Tabelle1.I27])))+1)))" office:value-type="float" office:value="0" calcext:value-type="float">
            <text:p>0</text:p>
          </table:table-cell>
          <table:table-cell table:formula="of:=ROUND([Tabelle1.J27];ABS(INT(LOG(ABS([Tabelle1.K27])))-1))" office:value-type="string" office:string-value="" calcext:value-type="error">
            <text:p>Err:502</text:p>
          </table:table-cell>
          <table:table-cell table:formula="of:=IF([Tabelle1.K27]=0;0;ROUND([Tabelle1.K27];2-(INT(LOG(ABS([Tabelle1.K27])))+1)))" office:value-type="float" office:value="0" calcext:value-type="float">
            <text:p>0</text:p>
          </table:table-cell>
          <table:table-cell table:formula="of:=ROUND([Tabelle1.L27];ABS(INT(LOG(ABS([Tabelle1.M27])))-1))" office:value-type="string" office:string-value="" calcext:value-type="error">
            <text:p>Err:502</text:p>
          </table:table-cell>
          <table:table-cell table:formula="of:=IF([Tabelle1.M27]=0;0;ROUND([Tabelle1.M27];2-(INT(LOG(ABS([Tabelle1.M27])))+1)))" office:value-type="float" office:value="0" calcext:value-type="float">
            <text:p>0</text:p>
          </table:table-cell>
          <table:table-cell table:formula="of:=ROUND([Tabelle1.N27];2)" office:value-type="float" office:value="0" calcext:value-type="float">
            <text:p>0</text:p>
          </table:table-cell>
          <table:table-cell table:formula="of:=ROUND([Tabelle1.O27];2)" office:value-type="float" office:value="0" calcext:value-type="float">
            <text:p>0</text:p>
          </table:table-cell>
        </table:table-row>
        <table:table-row table:style-name="ro1">
          <table:table-cell table:formula="of:=[Tabelle1.A28]" office:value-type="float" office:value="0" calcext:value-type="float">
            <text:p>0</text:p>
          </table:table-cell>
          <table:table-cell table:formula="of:=[Tabelle1.B28]" office:value-type="float" office:value="0" calcext:value-type="float">
            <text:p>0</text:p>
          </table:table-cell>
          <table:table-cell table:formula="of:=[Tabelle1.C28]" office:value-type="float" office:value="0" calcext:value-type="float">
            <text:p>0</text:p>
          </table:table-cell>
          <table:table-cell table:formula="of:=ROUND([Tabelle1.D28];ABS(INT(LOG(ABS([Tabelle1.E28])))-1))" office:value-type="string" office:string-value="" calcext:value-type="error">
            <text:p>Err:502</text:p>
          </table:table-cell>
          <table:table-cell table:formula="of:=IF([Tabelle1.E28]=0;0;ROUND([Tabelle1.E28];2-(INT(LOG(ABS([Tabelle1.E28])))+1)))" office:value-type="float" office:value="0" calcext:value-type="float">
            <text:p>0</text:p>
          </table:table-cell>
          <table:table-cell table:formula="of:=ROUND([Tabelle1.F28];ABS(INT(LOG(ABS([Tabelle1.G28])))-1))" office:value-type="string" office:string-value="" calcext:value-type="error">
            <text:p>Err:502</text:p>
          </table:table-cell>
          <table:table-cell table:formula="of:=IF([Tabelle1.G28]=0;0;ROUND([Tabelle1.G28];2-(INT(LOG(ABS([Tabelle1.G28])))+1)))" office:value-type="float" office:value="0" calcext:value-type="float">
            <text:p>0</text:p>
          </table:table-cell>
          <table:table-cell table:formula="of:=ROUND([Tabelle1.H28];ABS(INT(LOG(ABS([Tabelle1.I28])))-1))" office:value-type="string" office:string-value="" calcext:value-type="error">
            <text:p>Err:502</text:p>
          </table:table-cell>
          <table:table-cell table:formula="of:=IF([Tabelle1.I28]=0;0;ROUND([Tabelle1.I28];2-(INT(LOG(ABS([Tabelle1.I28])))+1)))" office:value-type="float" office:value="0" calcext:value-type="float">
            <text:p>0</text:p>
          </table:table-cell>
          <table:table-cell table:formula="of:=ROUND([Tabelle1.J28];ABS(INT(LOG(ABS([Tabelle1.K28])))-1))" office:value-type="string" office:string-value="" calcext:value-type="error">
            <text:p>Err:502</text:p>
          </table:table-cell>
          <table:table-cell table:formula="of:=IF([Tabelle1.K28]=0;0;ROUND([Tabelle1.K28];2-(INT(LOG(ABS([Tabelle1.K28])))+1)))" office:value-type="float" office:value="0" calcext:value-type="float">
            <text:p>0</text:p>
          </table:table-cell>
          <table:table-cell table:formula="of:=ROUND([Tabelle1.L28];ABS(INT(LOG(ABS([Tabelle1.M28])))-1))" office:value-type="string" office:string-value="" calcext:value-type="error">
            <text:p>Err:502</text:p>
          </table:table-cell>
          <table:table-cell table:formula="of:=IF([Tabelle1.M28]=0;0;ROUND([Tabelle1.M28];2-(INT(LOG(ABS([Tabelle1.M28])))+1)))" office:value-type="float" office:value="0" calcext:value-type="float">
            <text:p>0</text:p>
          </table:table-cell>
          <table:table-cell table:formula="of:=ROUND([Tabelle1.N28];2)" office:value-type="float" office:value="0" calcext:value-type="float">
            <text:p>0</text:p>
          </table:table-cell>
          <table:table-cell table:formula="of:=ROUND([Tabelle1.O28];2)" office:value-type="float" office:value="0" calcext:value-type="float">
            <text:p>0</text:p>
          </table:table-cell>
        </table:table-row>
        <table:table-row table:style-name="ro1">
          <table:table-cell table:formula="of:=[Tabelle1.A29]" office:value-type="float" office:value="0" calcext:value-type="float">
            <text:p>0</text:p>
          </table:table-cell>
          <table:table-cell table:formula="of:=[Tabelle1.B29]" office:value-type="float" office:value="0" calcext:value-type="float">
            <text:p>0</text:p>
          </table:table-cell>
          <table:table-cell table:formula="of:=[Tabelle1.C29]" office:value-type="float" office:value="0" calcext:value-type="float">
            <text:p>0</text:p>
          </table:table-cell>
          <table:table-cell table:formula="of:=ROUND([Tabelle1.D29];ABS(INT(LOG(ABS([Tabelle1.E29])))-1))" office:value-type="string" office:string-value="" calcext:value-type="error">
            <text:p>Err:502</text:p>
          </table:table-cell>
          <table:table-cell table:formula="of:=IF([Tabelle1.E29]=0;0;ROUND([Tabelle1.E29];2-(INT(LOG(ABS([Tabelle1.E29])))+1)))" office:value-type="float" office:value="0" calcext:value-type="float">
            <text:p>0</text:p>
          </table:table-cell>
          <table:table-cell table:formula="of:=ROUND([Tabelle1.F29];ABS(INT(LOG(ABS([Tabelle1.G29])))-1))" office:value-type="string" office:string-value="" calcext:value-type="error">
            <text:p>Err:502</text:p>
          </table:table-cell>
          <table:table-cell table:formula="of:=IF([Tabelle1.G29]=0;0;ROUND([Tabelle1.G29];2-(INT(LOG(ABS([Tabelle1.G29])))+1)))" office:value-type="float" office:value="0" calcext:value-type="float">
            <text:p>0</text:p>
          </table:table-cell>
          <table:table-cell table:formula="of:=ROUND([Tabelle1.H29];ABS(INT(LOG(ABS([Tabelle1.I29])))-1))" office:value-type="string" office:string-value="" calcext:value-type="error">
            <text:p>Err:502</text:p>
          </table:table-cell>
          <table:table-cell table:formula="of:=IF([Tabelle1.I29]=0;0;ROUND([Tabelle1.I29];2-(INT(LOG(ABS([Tabelle1.I29])))+1)))" office:value-type="float" office:value="0" calcext:value-type="float">
            <text:p>0</text:p>
          </table:table-cell>
          <table:table-cell table:formula="of:=ROUND([Tabelle1.J29];ABS(INT(LOG(ABS([Tabelle1.K29])))-1))" office:value-type="string" office:string-value="" calcext:value-type="error">
            <text:p>Err:502</text:p>
          </table:table-cell>
          <table:table-cell table:formula="of:=IF([Tabelle1.K29]=0;0;ROUND([Tabelle1.K29];2-(INT(LOG(ABS([Tabelle1.K29])))+1)))" office:value-type="float" office:value="0" calcext:value-type="float">
            <text:p>0</text:p>
          </table:table-cell>
          <table:table-cell table:formula="of:=ROUND([Tabelle1.L29];ABS(INT(LOG(ABS([Tabelle1.M29])))-1))" office:value-type="string" office:string-value="" calcext:value-type="error">
            <text:p>Err:502</text:p>
          </table:table-cell>
          <table:table-cell table:formula="of:=IF([Tabelle1.M29]=0;0;ROUND([Tabelle1.M29];2-(INT(LOG(ABS([Tabelle1.M29])))+1)))" office:value-type="float" office:value="0" calcext:value-type="float">
            <text:p>0</text:p>
          </table:table-cell>
          <table:table-cell table:formula="of:=ROUND([Tabelle1.N29];2)" office:value-type="float" office:value="0" calcext:value-type="float">
            <text:p>0</text:p>
          </table:table-cell>
          <table:table-cell table:formula="of:=ROUND([Tabelle1.O29];2)" office:value-type="float" office:value="0" calcext:value-type="float">
            <text:p>0</text:p>
          </table:table-cell>
        </table:table-row>
        <table:table-row table:style-name="ro1">
          <table:table-cell table:formula="of:=[Tabelle1.A30]" office:value-type="float" office:value="0" calcext:value-type="float">
            <text:p>0</text:p>
          </table:table-cell>
          <table:table-cell table:formula="of:=[Tabelle1.B30]" office:value-type="float" office:value="0" calcext:value-type="float">
            <text:p>0</text:p>
          </table:table-cell>
          <table:table-cell table:formula="of:=[Tabelle1.C30]" office:value-type="float" office:value="0" calcext:value-type="float">
            <text:p>0</text:p>
          </table:table-cell>
          <table:table-cell table:formula="of:=ROUND([Tabelle1.D30];ABS(INT(LOG(ABS([Tabelle1.E30])))-1))" office:value-type="string" office:string-value="" calcext:value-type="error">
            <text:p>Err:502</text:p>
          </table:table-cell>
          <table:table-cell table:formula="of:=IF([Tabelle1.E30]=0;0;ROUND([Tabelle1.E30];2-(INT(LOG(ABS([Tabelle1.E30])))+1)))" office:value-type="float" office:value="0" calcext:value-type="float">
            <text:p>0</text:p>
          </table:table-cell>
          <table:table-cell table:formula="of:=ROUND([Tabelle1.F30];ABS(INT(LOG(ABS([Tabelle1.G30])))-1))" office:value-type="string" office:string-value="" calcext:value-type="error">
            <text:p>Err:502</text:p>
          </table:table-cell>
          <table:table-cell table:formula="of:=IF([Tabelle1.G30]=0;0;ROUND([Tabelle1.G30];2-(INT(LOG(ABS([Tabelle1.G30])))+1)))" office:value-type="float" office:value="0" calcext:value-type="float">
            <text:p>0</text:p>
          </table:table-cell>
          <table:table-cell table:formula="of:=ROUND([Tabelle1.H30];ABS(INT(LOG(ABS([Tabelle1.I30])))-1))" office:value-type="string" office:string-value="" calcext:value-type="error">
            <text:p>Err:502</text:p>
          </table:table-cell>
          <table:table-cell table:formula="of:=IF([Tabelle1.I30]=0;0;ROUND([Tabelle1.I30];2-(INT(LOG(ABS([Tabelle1.I30])))+1)))" office:value-type="float" office:value="0" calcext:value-type="float">
            <text:p>0</text:p>
          </table:table-cell>
          <table:table-cell table:formula="of:=ROUND([Tabelle1.J30];ABS(INT(LOG(ABS([Tabelle1.K30])))-1))" office:value-type="string" office:string-value="" calcext:value-type="error">
            <text:p>Err:502</text:p>
          </table:table-cell>
          <table:table-cell table:formula="of:=IF([Tabelle1.K30]=0;0;ROUND([Tabelle1.K30];2-(INT(LOG(ABS([Tabelle1.K30])))+1)))" office:value-type="float" office:value="0" calcext:value-type="float">
            <text:p>0</text:p>
          </table:table-cell>
          <table:table-cell table:formula="of:=ROUND([Tabelle1.L30];ABS(INT(LOG(ABS([Tabelle1.M30])))-1))" office:value-type="string" office:string-value="" calcext:value-type="error">
            <text:p>Err:502</text:p>
          </table:table-cell>
          <table:table-cell table:formula="of:=IF([Tabelle1.M30]=0;0;ROUND([Tabelle1.M30];2-(INT(LOG(ABS([Tabelle1.M30])))+1)))" office:value-type="float" office:value="0" calcext:value-type="float">
            <text:p>0</text:p>
          </table:table-cell>
          <table:table-cell table:formula="of:=ROUND([Tabelle1.N30];2)" office:value-type="float" office:value="0" calcext:value-type="float">
            <text:p>0</text:p>
          </table:table-cell>
          <table:table-cell table:formula="of:=ROUND([Tabelle1.O30];2)" office:value-type="float" office:value="0" calcext:value-type="float">
            <text:p>0</text:p>
          </table:table-cell>
        </table:table-row>
        <table:table-row table:style-name="ro1">
          <table:table-cell table:formula="of:=[Tabelle1.A31]" office:value-type="float" office:value="0" calcext:value-type="float">
            <text:p>0</text:p>
          </table:table-cell>
          <table:table-cell table:formula="of:=[Tabelle1.B31]" office:value-type="float" office:value="0" calcext:value-type="float">
            <text:p>0</text:p>
          </table:table-cell>
          <table:table-cell table:formula="of:=[Tabelle1.C31]" office:value-type="float" office:value="0" calcext:value-type="float">
            <text:p>0</text:p>
          </table:table-cell>
          <table:table-cell table:formula="of:=ROUND([Tabelle1.D31];ABS(INT(LOG(ABS([Tabelle1.E31])))-1))" office:value-type="string" office:string-value="" calcext:value-type="error">
            <text:p>Err:502</text:p>
          </table:table-cell>
          <table:table-cell table:formula="of:=IF([Tabelle1.E31]=0;0;ROUND([Tabelle1.E31];2-(INT(LOG(ABS([Tabelle1.E31])))+1)))" office:value-type="float" office:value="0" calcext:value-type="float">
            <text:p>0</text:p>
          </table:table-cell>
          <table:table-cell table:formula="of:=ROUND([Tabelle1.F31];ABS(INT(LOG(ABS([Tabelle1.G31])))-1))" office:value-type="string" office:string-value="" calcext:value-type="error">
            <text:p>Err:502</text:p>
          </table:table-cell>
          <table:table-cell table:formula="of:=IF([Tabelle1.G31]=0;0;ROUND([Tabelle1.G31];2-(INT(LOG(ABS([Tabelle1.G31])))+1)))" office:value-type="float" office:value="0" calcext:value-type="float">
            <text:p>0</text:p>
          </table:table-cell>
          <table:table-cell table:formula="of:=ROUND([Tabelle1.H31];ABS(INT(LOG(ABS([Tabelle1.I31])))-1))" office:value-type="string" office:string-value="" calcext:value-type="error">
            <text:p>Err:502</text:p>
          </table:table-cell>
          <table:table-cell table:formula="of:=IF([Tabelle1.I31]=0;0;ROUND([Tabelle1.I31];2-(INT(LOG(ABS([Tabelle1.I31])))+1)))" office:value-type="float" office:value="0" calcext:value-type="float">
            <text:p>0</text:p>
          </table:table-cell>
          <table:table-cell table:formula="of:=ROUND([Tabelle1.J31];ABS(INT(LOG(ABS([Tabelle1.K31])))-1))" office:value-type="string" office:string-value="" calcext:value-type="error">
            <text:p>Err:502</text:p>
          </table:table-cell>
          <table:table-cell table:formula="of:=IF([Tabelle1.K31]=0;0;ROUND([Tabelle1.K31];2-(INT(LOG(ABS([Tabelle1.K31])))+1)))" office:value-type="float" office:value="0" calcext:value-type="float">
            <text:p>0</text:p>
          </table:table-cell>
          <table:table-cell table:formula="of:=ROUND([Tabelle1.L31];ABS(INT(LOG(ABS([Tabelle1.M31])))-1))" office:value-type="string" office:string-value="" calcext:value-type="error">
            <text:p>Err:502</text:p>
          </table:table-cell>
          <table:table-cell table:formula="of:=IF([Tabelle1.M31]=0;0;ROUND([Tabelle1.M31];2-(INT(LOG(ABS([Tabelle1.M31])))+1)))" office:value-type="float" office:value="0" calcext:value-type="float">
            <text:p>0</text:p>
          </table:table-cell>
          <table:table-cell table:formula="of:=ROUND([Tabelle1.N31];2)" office:value-type="float" office:value="0" calcext:value-type="float">
            <text:p>0</text:p>
          </table:table-cell>
          <table:table-cell table:formula="of:=ROUND([Tabelle1.O31];2)" office:value-type="float" office:value="0" calcext:value-type="float">
            <text:p>0</text:p>
          </table:table-cell>
        </table:table-row>
        <table:table-row table:style-name="ro1">
          <table:table-cell table:formula="of:=[Tabelle1.A32]" office:value-type="float" office:value="0" calcext:value-type="float">
            <text:p>0</text:p>
          </table:table-cell>
          <table:table-cell table:formula="of:=[Tabelle1.B32]" office:value-type="float" office:value="0" calcext:value-type="float">
            <text:p>0</text:p>
          </table:table-cell>
          <table:table-cell table:formula="of:=[Tabelle1.C32]" office:value-type="float" office:value="0" calcext:value-type="float">
            <text:p>0</text:p>
          </table:table-cell>
          <table:table-cell table:formula="of:=ROUND([Tabelle1.D32];ABS(INT(LOG(ABS([Tabelle1.E32])))-1))" office:value-type="string" office:string-value="" calcext:value-type="error">
            <text:p>Err:502</text:p>
          </table:table-cell>
          <table:table-cell table:formula="of:=IF([Tabelle1.E32]=0;0;ROUND([Tabelle1.E32];2-(INT(LOG(ABS([Tabelle1.E32])))+1)))" office:value-type="float" office:value="0" calcext:value-type="float">
            <text:p>0</text:p>
          </table:table-cell>
          <table:table-cell table:formula="of:=ROUND([Tabelle1.F32];ABS(INT(LOG(ABS([Tabelle1.G32])))-1))" office:value-type="string" office:string-value="" calcext:value-type="error">
            <text:p>Err:502</text:p>
          </table:table-cell>
          <table:table-cell table:formula="of:=IF([Tabelle1.G32]=0;0;ROUND([Tabelle1.G32];2-(INT(LOG(ABS([Tabelle1.G32])))+1)))" office:value-type="float" office:value="0" calcext:value-type="float">
            <text:p>0</text:p>
          </table:table-cell>
          <table:table-cell table:formula="of:=ROUND([Tabelle1.H32];ABS(INT(LOG(ABS([Tabelle1.I32])))-1))" office:value-type="string" office:string-value="" calcext:value-type="error">
            <text:p>Err:502</text:p>
          </table:table-cell>
          <table:table-cell table:formula="of:=IF([Tabelle1.I32]=0;0;ROUND([Tabelle1.I32];2-(INT(LOG(ABS([Tabelle1.I32])))+1)))" office:value-type="float" office:value="0" calcext:value-type="float">
            <text:p>0</text:p>
          </table:table-cell>
          <table:table-cell table:formula="of:=ROUND([Tabelle1.J32];ABS(INT(LOG(ABS([Tabelle1.K32])))-1))" office:value-type="string" office:string-value="" calcext:value-type="error">
            <text:p>Err:502</text:p>
          </table:table-cell>
          <table:table-cell table:formula="of:=IF([Tabelle1.K32]=0;0;ROUND([Tabelle1.K32];2-(INT(LOG(ABS([Tabelle1.K32])))+1)))" office:value-type="float" office:value="0" calcext:value-type="float">
            <text:p>0</text:p>
          </table:table-cell>
          <table:table-cell table:formula="of:=ROUND([Tabelle1.L32];ABS(INT(LOG(ABS([Tabelle1.M32])))-1))" office:value-type="string" office:string-value="" calcext:value-type="error">
            <text:p>Err:502</text:p>
          </table:table-cell>
          <table:table-cell table:formula="of:=IF([Tabelle1.M32]=0;0;ROUND([Tabelle1.M32];2-(INT(LOG(ABS([Tabelle1.M32])))+1)))" office:value-type="float" office:value="0" calcext:value-type="float">
            <text:p>0</text:p>
          </table:table-cell>
          <table:table-cell table:formula="of:=ROUND([Tabelle1.N32];2)" office:value-type="float" office:value="0" calcext:value-type="float">
            <text:p>0</text:p>
          </table:table-cell>
          <table:table-cell table:formula="of:=ROUND([Tabelle1.O32];2)" office:value-type="float" office:value="0" calcext:value-type="float">
            <text:p>0</text:p>
          </table:table-cell>
        </table:table-row>
        <table:table-row table:style-name="ro1">
          <table:table-cell table:formula="of:=[Tabelle1.A33]" office:value-type="float" office:value="0" calcext:value-type="float">
            <text:p>0</text:p>
          </table:table-cell>
          <table:table-cell table:formula="of:=[Tabelle1.B33]" office:value-type="float" office:value="0" calcext:value-type="float">
            <text:p>0</text:p>
          </table:table-cell>
          <table:table-cell table:formula="of:=[Tabelle1.C33]" office:value-type="float" office:value="0" calcext:value-type="float">
            <text:p>0</text:p>
          </table:table-cell>
          <table:table-cell table:formula="of:=ROUND([Tabelle1.D33];ABS(INT(LOG(ABS([Tabelle1.E33])))-1))" office:value-type="string" office:string-value="" calcext:value-type="error">
            <text:p>Err:502</text:p>
          </table:table-cell>
          <table:table-cell table:formula="of:=IF([Tabelle1.E33]=0;0;ROUND([Tabelle1.E33];2-(INT(LOG(ABS([Tabelle1.E33])))+1)))" office:value-type="float" office:value="0" calcext:value-type="float">
            <text:p>0</text:p>
          </table:table-cell>
          <table:table-cell table:formula="of:=ROUND([Tabelle1.F33];ABS(INT(LOG(ABS([Tabelle1.G33])))-1))" office:value-type="string" office:string-value="" calcext:value-type="error">
            <text:p>Err:502</text:p>
          </table:table-cell>
          <table:table-cell table:formula="of:=IF([Tabelle1.G33]=0;0;ROUND([Tabelle1.G33];2-(INT(LOG(ABS([Tabelle1.G33])))+1)))" office:value-type="float" office:value="0" calcext:value-type="float">
            <text:p>0</text:p>
          </table:table-cell>
          <table:table-cell table:formula="of:=ROUND([Tabelle1.H33];ABS(INT(LOG(ABS([Tabelle1.I33])))-1))" office:value-type="string" office:string-value="" calcext:value-type="error">
            <text:p>Err:502</text:p>
          </table:table-cell>
          <table:table-cell table:formula="of:=IF([Tabelle1.I33]=0;0;ROUND([Tabelle1.I33];2-(INT(LOG(ABS([Tabelle1.I33])))+1)))" office:value-type="float" office:value="0" calcext:value-type="float">
            <text:p>0</text:p>
          </table:table-cell>
          <table:table-cell table:formula="of:=ROUND([Tabelle1.J33];ABS(INT(LOG(ABS([Tabelle1.K33])))-1))" office:value-type="string" office:string-value="" calcext:value-type="error">
            <text:p>Err:502</text:p>
          </table:table-cell>
          <table:table-cell table:formula="of:=IF([Tabelle1.K33]=0;0;ROUND([Tabelle1.K33];2-(INT(LOG(ABS([Tabelle1.K33])))+1)))" office:value-type="float" office:value="0" calcext:value-type="float">
            <text:p>0</text:p>
          </table:table-cell>
          <table:table-cell table:formula="of:=ROUND([Tabelle1.L33];ABS(INT(LOG(ABS([Tabelle1.M33])))-1))" office:value-type="string" office:string-value="" calcext:value-type="error">
            <text:p>Err:502</text:p>
          </table:table-cell>
          <table:table-cell table:formula="of:=IF([Tabelle1.M33]=0;0;ROUND([Tabelle1.M33];2-(INT(LOG(ABS([Tabelle1.M33])))+1)))" office:value-type="float" office:value="0" calcext:value-type="float">
            <text:p>0</text:p>
          </table:table-cell>
          <table:table-cell table:formula="of:=ROUND([Tabelle1.N33];2)" office:value-type="float" office:value="0" calcext:value-type="float">
            <text:p>0</text:p>
          </table:table-cell>
          <table:table-cell table:formula="of:=ROUND([Tabelle1.O33];2)" office:value-type="float" office:value="0" calcext:value-type="float">
            <text:p>0</text:p>
          </table:table-cell>
        </table:table-row>
        <table:table-row table:style-name="ro1">
          <table:table-cell table:formula="of:=[Tabelle1.A34]" office:value-type="float" office:value="0" calcext:value-type="float">
            <text:p>0</text:p>
          </table:table-cell>
          <table:table-cell table:formula="of:=[Tabelle1.B34]" office:value-type="float" office:value="0" calcext:value-type="float">
            <text:p>0</text:p>
          </table:table-cell>
          <table:table-cell table:formula="of:=[Tabelle1.C34]" office:value-type="float" office:value="0" calcext:value-type="float">
            <text:p>0</text:p>
          </table:table-cell>
          <table:table-cell table:formula="of:=ROUND([Tabelle1.D34];ABS(INT(LOG(ABS([Tabelle1.E34])))-1))" office:value-type="string" office:string-value="" calcext:value-type="error">
            <text:p>Err:502</text:p>
          </table:table-cell>
          <table:table-cell table:formula="of:=IF([Tabelle1.E34]=0;0;ROUND([Tabelle1.E34];2-(INT(LOG(ABS([Tabelle1.E34])))+1)))" office:value-type="float" office:value="0" calcext:value-type="float">
            <text:p>0</text:p>
          </table:table-cell>
          <table:table-cell table:formula="of:=ROUND([Tabelle1.F34];ABS(INT(LOG(ABS([Tabelle1.G34])))-1))" office:value-type="string" office:string-value="" calcext:value-type="error">
            <text:p>Err:502</text:p>
          </table:table-cell>
          <table:table-cell table:formula="of:=IF([Tabelle1.G34]=0;0;ROUND([Tabelle1.G34];2-(INT(LOG(ABS([Tabelle1.G34])))+1)))" office:value-type="float" office:value="0" calcext:value-type="float">
            <text:p>0</text:p>
          </table:table-cell>
          <table:table-cell table:formula="of:=ROUND([Tabelle1.H34];ABS(INT(LOG(ABS([Tabelle1.I34])))-1))" office:value-type="string" office:string-value="" calcext:value-type="error">
            <text:p>Err:502</text:p>
          </table:table-cell>
          <table:table-cell table:formula="of:=IF([Tabelle1.I34]=0;0;ROUND([Tabelle1.I34];2-(INT(LOG(ABS([Tabelle1.I34])))+1)))" office:value-type="float" office:value="0" calcext:value-type="float">
            <text:p>0</text:p>
          </table:table-cell>
          <table:table-cell table:formula="of:=ROUND([Tabelle1.J34];ABS(INT(LOG(ABS([Tabelle1.K34])))-1))" office:value-type="string" office:string-value="" calcext:value-type="error">
            <text:p>Err:502</text:p>
          </table:table-cell>
          <table:table-cell table:formula="of:=IF([Tabelle1.K34]=0;0;ROUND([Tabelle1.K34];2-(INT(LOG(ABS([Tabelle1.K34])))+1)))" office:value-type="float" office:value="0" calcext:value-type="float">
            <text:p>0</text:p>
          </table:table-cell>
          <table:table-cell table:formula="of:=ROUND([Tabelle1.L34];ABS(INT(LOG(ABS([Tabelle1.M34])))-1))" office:value-type="string" office:string-value="" calcext:value-type="error">
            <text:p>Err:502</text:p>
          </table:table-cell>
          <table:table-cell table:formula="of:=IF([Tabelle1.M34]=0;0;ROUND([Tabelle1.M34];2-(INT(LOG(ABS([Tabelle1.M34])))+1)))" office:value-type="float" office:value="0" calcext:value-type="float">
            <text:p>0</text:p>
          </table:table-cell>
          <table:table-cell table:formula="of:=ROUND([Tabelle1.N34];2)" office:value-type="float" office:value="0" calcext:value-type="float">
            <text:p>0</text:p>
          </table:table-cell>
          <table:table-cell table:formula="of:=ROUND([Tabelle1.O34];2)" office:value-type="float" office:value="0" calcext:value-type="float">
            <text:p>0</text:p>
          </table:table-cell>
        </table:table-row>
        <table:table-row table:style-name="ro1">
          <table:table-cell table:formula="of:=[Tabelle1.A35]" office:value-type="float" office:value="0" calcext:value-type="float">
            <text:p>0</text:p>
          </table:table-cell>
          <table:table-cell table:formula="of:=[Tabelle1.B35]" office:value-type="float" office:value="0" calcext:value-type="float">
            <text:p>0</text:p>
          </table:table-cell>
          <table:table-cell table:formula="of:=[Tabelle1.C35]" office:value-type="float" office:value="0" calcext:value-type="float">
            <text:p>0</text:p>
          </table:table-cell>
          <table:table-cell table:formula="of:=ROUND([Tabelle1.D35];ABS(INT(LOG(ABS([Tabelle1.E35])))-1))" office:value-type="string" office:string-value="" calcext:value-type="error">
            <text:p>Err:502</text:p>
          </table:table-cell>
          <table:table-cell table:formula="of:=IF([Tabelle1.E35]=0;0;ROUND([Tabelle1.E35];2-(INT(LOG(ABS([Tabelle1.E35])))+1)))" office:value-type="float" office:value="0" calcext:value-type="float">
            <text:p>0</text:p>
          </table:table-cell>
          <table:table-cell table:formula="of:=ROUND([Tabelle1.F35];ABS(INT(LOG(ABS([Tabelle1.G35])))-1))" office:value-type="string" office:string-value="" calcext:value-type="error">
            <text:p>Err:502</text:p>
          </table:table-cell>
          <table:table-cell table:formula="of:=IF([Tabelle1.G35]=0;0;ROUND([Tabelle1.G35];2-(INT(LOG(ABS([Tabelle1.G35])))+1)))" office:value-type="float" office:value="0" calcext:value-type="float">
            <text:p>0</text:p>
          </table:table-cell>
          <table:table-cell table:formula="of:=ROUND([Tabelle1.H35];ABS(INT(LOG(ABS([Tabelle1.I35])))-1))" office:value-type="string" office:string-value="" calcext:value-type="error">
            <text:p>Err:502</text:p>
          </table:table-cell>
          <table:table-cell table:formula="of:=IF([Tabelle1.I35]=0;0;ROUND([Tabelle1.I35];2-(INT(LOG(ABS([Tabelle1.I35])))+1)))" office:value-type="float" office:value="0" calcext:value-type="float">
            <text:p>0</text:p>
          </table:table-cell>
          <table:table-cell table:formula="of:=ROUND([Tabelle1.J35];ABS(INT(LOG(ABS([Tabelle1.K35])))-1))" office:value-type="string" office:string-value="" calcext:value-type="error">
            <text:p>Err:502</text:p>
          </table:table-cell>
          <table:table-cell table:formula="of:=IF([Tabelle1.K35]=0;0;ROUND([Tabelle1.K35];2-(INT(LOG(ABS([Tabelle1.K35])))+1)))" office:value-type="float" office:value="0" calcext:value-type="float">
            <text:p>0</text:p>
          </table:table-cell>
          <table:table-cell table:formula="of:=ROUND([Tabelle1.L35];ABS(INT(LOG(ABS([Tabelle1.M35])))-1))" office:value-type="string" office:string-value="" calcext:value-type="error">
            <text:p>Err:502</text:p>
          </table:table-cell>
          <table:table-cell table:formula="of:=IF([Tabelle1.M35]=0;0;ROUND([Tabelle1.M35];2-(INT(LOG(ABS([Tabelle1.M35])))+1)))" office:value-type="float" office:value="0" calcext:value-type="float">
            <text:p>0</text:p>
          </table:table-cell>
          <table:table-cell table:formula="of:=ROUND([Tabelle1.N35];2)" office:value-type="float" office:value="0" calcext:value-type="float">
            <text:p>0</text:p>
          </table:table-cell>
          <table:table-cell table:formula="of:=ROUND([Tabelle1.O35];2)" office:value-type="float" office:value="0" calcext:value-type="float">
            <text:p>0</text:p>
          </table:table-cell>
        </table:table-row>
        <table:table-row table:style-name="ro1">
          <table:table-cell table:formula="of:=[Tabelle1.A36]" office:value-type="float" office:value="0" calcext:value-type="float">
            <text:p>0</text:p>
          </table:table-cell>
          <table:table-cell table:formula="of:=[Tabelle1.B36]" office:value-type="float" office:value="0" calcext:value-type="float">
            <text:p>0</text:p>
          </table:table-cell>
          <table:table-cell table:formula="of:=[Tabelle1.C36]" office:value-type="float" office:value="0" calcext:value-type="float">
            <text:p>0</text:p>
          </table:table-cell>
          <table:table-cell table:formula="of:=ROUND([Tabelle1.D36];ABS(INT(LOG(ABS([Tabelle1.E36])))-1))" office:value-type="string" office:string-value="" calcext:value-type="error">
            <text:p>Err:502</text:p>
          </table:table-cell>
          <table:table-cell table:formula="of:=IF([Tabelle1.E36]=0;0;ROUND([Tabelle1.E36];2-(INT(LOG(ABS([Tabelle1.E36])))+1)))" office:value-type="float" office:value="0" calcext:value-type="float">
            <text:p>0</text:p>
          </table:table-cell>
          <table:table-cell table:formula="of:=ROUND([Tabelle1.F36];ABS(INT(LOG(ABS([Tabelle1.G36])))-1))" office:value-type="string" office:string-value="" calcext:value-type="error">
            <text:p>Err:502</text:p>
          </table:table-cell>
          <table:table-cell table:formula="of:=IF([Tabelle1.G36]=0;0;ROUND([Tabelle1.G36];2-(INT(LOG(ABS([Tabelle1.G36])))+1)))" office:value-type="float" office:value="0" calcext:value-type="float">
            <text:p>0</text:p>
          </table:table-cell>
          <table:table-cell table:formula="of:=ROUND([Tabelle1.H36];ABS(INT(LOG(ABS([Tabelle1.I36])))-1))" office:value-type="string" office:string-value="" calcext:value-type="error">
            <text:p>Err:502</text:p>
          </table:table-cell>
          <table:table-cell table:formula="of:=IF([Tabelle1.I36]=0;0;ROUND([Tabelle1.I36];2-(INT(LOG(ABS([Tabelle1.I36])))+1)))" office:value-type="float" office:value="0" calcext:value-type="float">
            <text:p>0</text:p>
          </table:table-cell>
          <table:table-cell table:formula="of:=ROUND([Tabelle1.J36];ABS(INT(LOG(ABS([Tabelle1.K36])))-1))" office:value-type="string" office:string-value="" calcext:value-type="error">
            <text:p>Err:502</text:p>
          </table:table-cell>
          <table:table-cell table:formula="of:=IF([Tabelle1.K36]=0;0;ROUND([Tabelle1.K36];2-(INT(LOG(ABS([Tabelle1.K36])))+1)))" office:value-type="float" office:value="0" calcext:value-type="float">
            <text:p>0</text:p>
          </table:table-cell>
          <table:table-cell table:formula="of:=ROUND([Tabelle1.L36];ABS(INT(LOG(ABS([Tabelle1.M36])))-1))" office:value-type="string" office:string-value="" calcext:value-type="error">
            <text:p>Err:502</text:p>
          </table:table-cell>
          <table:table-cell table:formula="of:=IF([Tabelle1.M36]=0;0;ROUND([Tabelle1.M36];2-(INT(LOG(ABS([Tabelle1.M36])))+1)))" office:value-type="float" office:value="0" calcext:value-type="float">
            <text:p>0</text:p>
          </table:table-cell>
          <table:table-cell table:formula="of:=ROUND([Tabelle1.N36];2)" office:value-type="float" office:value="0" calcext:value-type="float">
            <text:p>0</text:p>
          </table:table-cell>
          <table:table-cell table:formula="of:=ROUND([Tabelle1.O36];2)" office:value-type="float" office:value="0" calcext:value-type="float">
            <text:p>0</text:p>
          </table:table-cell>
        </table:table-row>
        <table:table-row table:style-name="ro1">
          <table:table-cell table:formula="of:=[Tabelle1.A37]" office:value-type="float" office:value="0" calcext:value-type="float">
            <text:p>0</text:p>
          </table:table-cell>
          <table:table-cell table:formula="of:=[Tabelle1.B37]" office:value-type="float" office:value="0" calcext:value-type="float">
            <text:p>0</text:p>
          </table:table-cell>
          <table:table-cell table:formula="of:=[Tabelle1.C37]" office:value-type="float" office:value="0" calcext:value-type="float">
            <text:p>0</text:p>
          </table:table-cell>
          <table:table-cell table:formula="of:=ROUND([Tabelle1.D37];ABS(INT(LOG(ABS([Tabelle1.E37])))-1))" office:value-type="string" office:string-value="" calcext:value-type="error">
            <text:p>Err:502</text:p>
          </table:table-cell>
          <table:table-cell table:formula="of:=IF([Tabelle1.E37]=0;0;ROUND([Tabelle1.E37];2-(INT(LOG(ABS([Tabelle1.E37])))+1)))" office:value-type="float" office:value="0" calcext:value-type="float">
            <text:p>0</text:p>
          </table:table-cell>
          <table:table-cell table:formula="of:=ROUND([Tabelle1.F37];ABS(INT(LOG(ABS([Tabelle1.G37])))-1))" office:value-type="string" office:string-value="" calcext:value-type="error">
            <text:p>Err:502</text:p>
          </table:table-cell>
          <table:table-cell table:formula="of:=IF([Tabelle1.G37]=0;0;ROUND([Tabelle1.G37];2-(INT(LOG(ABS([Tabelle1.G37])))+1)))" office:value-type="float" office:value="0" calcext:value-type="float">
            <text:p>0</text:p>
          </table:table-cell>
          <table:table-cell table:formula="of:=ROUND([Tabelle1.H37];ABS(INT(LOG(ABS([Tabelle1.I37])))-1))" office:value-type="string" office:string-value="" calcext:value-type="error">
            <text:p>Err:502</text:p>
          </table:table-cell>
          <table:table-cell table:formula="of:=IF([Tabelle1.I37]=0;0;ROUND([Tabelle1.I37];2-(INT(LOG(ABS([Tabelle1.I37])))+1)))" office:value-type="float" office:value="0" calcext:value-type="float">
            <text:p>0</text:p>
          </table:table-cell>
          <table:table-cell table:formula="of:=ROUND([Tabelle1.J37];ABS(INT(LOG(ABS([Tabelle1.K37])))-1))" office:value-type="string" office:string-value="" calcext:value-type="error">
            <text:p>Err:502</text:p>
          </table:table-cell>
          <table:table-cell table:formula="of:=IF([Tabelle1.K37]=0;0;ROUND([Tabelle1.K37];2-(INT(LOG(ABS([Tabelle1.K37])))+1)))" office:value-type="float" office:value="0" calcext:value-type="float">
            <text:p>0</text:p>
          </table:table-cell>
          <table:table-cell table:formula="of:=ROUND([Tabelle1.L37];ABS(INT(LOG(ABS([Tabelle1.M37])))-1))" office:value-type="string" office:string-value="" calcext:value-type="error">
            <text:p>Err:502</text:p>
          </table:table-cell>
          <table:table-cell table:formula="of:=IF([Tabelle1.M37]=0;0;ROUND([Tabelle1.M37];2-(INT(LOG(ABS([Tabelle1.M37])))+1)))" office:value-type="float" office:value="0" calcext:value-type="float">
            <text:p>0</text:p>
          </table:table-cell>
          <table:table-cell table:formula="of:=ROUND([Tabelle1.N37];2)" office:value-type="float" office:value="0" calcext:value-type="float">
            <text:p>0</text:p>
          </table:table-cell>
          <table:table-cell table:formula="of:=ROUND([Tabelle1.O37];2)" office:value-type="float" office:value="0" calcext:value-type="float">
            <text:p>0</text:p>
          </table:table-cell>
        </table:table-row>
        <table:table-row table:style-name="ro1">
          <table:table-cell table:formula="of:=[Tabelle1.A38]" office:value-type="float" office:value="0" calcext:value-type="float">
            <text:p>0</text:p>
          </table:table-cell>
          <table:table-cell table:formula="of:=[Tabelle1.B38]" office:value-type="float" office:value="0" calcext:value-type="float">
            <text:p>0</text:p>
          </table:table-cell>
          <table:table-cell table:formula="of:=[Tabelle1.C38]" office:value-type="float" office:value="0" calcext:value-type="float">
            <text:p>0</text:p>
          </table:table-cell>
          <table:table-cell table:formula="of:=ROUND([Tabelle1.D38];ABS(INT(LOG(ABS([Tabelle1.E38])))-1))" office:value-type="string" office:string-value="" calcext:value-type="error">
            <text:p>Err:502</text:p>
          </table:table-cell>
          <table:table-cell table:formula="of:=IF([Tabelle1.E38]=0;0;ROUND([Tabelle1.E38];2-(INT(LOG(ABS([Tabelle1.E38])))+1)))" office:value-type="float" office:value="0" calcext:value-type="float">
            <text:p>0</text:p>
          </table:table-cell>
          <table:table-cell table:formula="of:=ROUND([Tabelle1.F38];ABS(INT(LOG(ABS([Tabelle1.G38])))-1))" office:value-type="string" office:string-value="" calcext:value-type="error">
            <text:p>Err:502</text:p>
          </table:table-cell>
          <table:table-cell table:formula="of:=IF([Tabelle1.G38]=0;0;ROUND([Tabelle1.G38];2-(INT(LOG(ABS([Tabelle1.G38])))+1)))" office:value-type="float" office:value="0" calcext:value-type="float">
            <text:p>0</text:p>
          </table:table-cell>
          <table:table-cell table:formula="of:=ROUND([Tabelle1.H38];ABS(INT(LOG(ABS([Tabelle1.I38])))-1))" office:value-type="string" office:string-value="" calcext:value-type="error">
            <text:p>Err:502</text:p>
          </table:table-cell>
          <table:table-cell table:formula="of:=IF([Tabelle1.I38]=0;0;ROUND([Tabelle1.I38];2-(INT(LOG(ABS([Tabelle1.I38])))+1)))" office:value-type="float" office:value="0" calcext:value-type="float">
            <text:p>0</text:p>
          </table:table-cell>
          <table:table-cell table:formula="of:=ROUND([Tabelle1.J38];ABS(INT(LOG(ABS([Tabelle1.K38])))-1))" office:value-type="string" office:string-value="" calcext:value-type="error">
            <text:p>Err:502</text:p>
          </table:table-cell>
          <table:table-cell table:formula="of:=IF([Tabelle1.K38]=0;0;ROUND([Tabelle1.K38];2-(INT(LOG(ABS([Tabelle1.K38])))+1)))" office:value-type="float" office:value="0" calcext:value-type="float">
            <text:p>0</text:p>
          </table:table-cell>
          <table:table-cell table:formula="of:=ROUND([Tabelle1.L38];ABS(INT(LOG(ABS([Tabelle1.M38])))-1))" office:value-type="string" office:string-value="" calcext:value-type="error">
            <text:p>Err:502</text:p>
          </table:table-cell>
          <table:table-cell table:formula="of:=IF([Tabelle1.M38]=0;0;ROUND([Tabelle1.M38];2-(INT(LOG(ABS([Tabelle1.M38])))+1)))" office:value-type="float" office:value="0" calcext:value-type="float">
            <text:p>0</text:p>
          </table:table-cell>
          <table:table-cell table:formula="of:=ROUND([Tabelle1.N38];2)" office:value-type="float" office:value="0" calcext:value-type="float">
            <text:p>0</text:p>
          </table:table-cell>
          <table:table-cell table:formula="of:=ROUND([Tabelle1.O38];2)" office:value-type="float" office:value="0" calcext:value-type="float">
            <text:p>0</text:p>
          </table:table-cell>
        </table:table-row>
        <table:table-row table:style-name="ro1">
          <table:table-cell table:formula="of:=[Tabelle1.A39]" office:value-type="float" office:value="0" calcext:value-type="float">
            <text:p>0</text:p>
          </table:table-cell>
          <table:table-cell table:formula="of:=[Tabelle1.B39]" office:value-type="float" office:value="0" calcext:value-type="float">
            <text:p>0</text:p>
          </table:table-cell>
          <table:table-cell table:formula="of:=[Tabelle1.C39]" office:value-type="float" office:value="0" calcext:value-type="float">
            <text:p>0</text:p>
          </table:table-cell>
          <table:table-cell table:formula="of:=ROUND([Tabelle1.D39];ABS(INT(LOG(ABS([Tabelle1.E39])))-1))" office:value-type="string" office:string-value="" calcext:value-type="error">
            <text:p>Err:502</text:p>
          </table:table-cell>
          <table:table-cell table:formula="of:=IF([Tabelle1.E39]=0;0;ROUND([Tabelle1.E39];2-(INT(LOG(ABS([Tabelle1.E39])))+1)))" office:value-type="float" office:value="0" calcext:value-type="float">
            <text:p>0</text:p>
          </table:table-cell>
          <table:table-cell table:formula="of:=ROUND([Tabelle1.F39];ABS(INT(LOG(ABS([Tabelle1.G39])))-1))" office:value-type="string" office:string-value="" calcext:value-type="error">
            <text:p>Err:502</text:p>
          </table:table-cell>
          <table:table-cell table:formula="of:=IF([Tabelle1.G39]=0;0;ROUND([Tabelle1.G39];2-(INT(LOG(ABS([Tabelle1.G39])))+1)))" office:value-type="float" office:value="0" calcext:value-type="float">
            <text:p>0</text:p>
          </table:table-cell>
          <table:table-cell table:formula="of:=ROUND([Tabelle1.H39];ABS(INT(LOG(ABS([Tabelle1.I39])))-1))" office:value-type="string" office:string-value="" calcext:value-type="error">
            <text:p>Err:502</text:p>
          </table:table-cell>
          <table:table-cell table:formula="of:=IF([Tabelle1.I39]=0;0;ROUND([Tabelle1.I39];2-(INT(LOG(ABS([Tabelle1.I39])))+1)))" office:value-type="float" office:value="0" calcext:value-type="float">
            <text:p>0</text:p>
          </table:table-cell>
          <table:table-cell table:formula="of:=ROUND([Tabelle1.J39];ABS(INT(LOG(ABS([Tabelle1.K39])))-1))" office:value-type="string" office:string-value="" calcext:value-type="error">
            <text:p>Err:502</text:p>
          </table:table-cell>
          <table:table-cell table:formula="of:=IF([Tabelle1.K39]=0;0;ROUND([Tabelle1.K39];2-(INT(LOG(ABS([Tabelle1.K39])))+1)))" office:value-type="float" office:value="0" calcext:value-type="float">
            <text:p>0</text:p>
          </table:table-cell>
          <table:table-cell table:formula="of:=ROUND([Tabelle1.L39];ABS(INT(LOG(ABS([Tabelle1.M39])))-1))" office:value-type="string" office:string-value="" calcext:value-type="error">
            <text:p>Err:502</text:p>
          </table:table-cell>
          <table:table-cell table:formula="of:=IF([Tabelle1.M39]=0;0;ROUND([Tabelle1.M39];2-(INT(LOG(ABS([Tabelle1.M39])))+1)))" office:value-type="float" office:value="0" calcext:value-type="float">
            <text:p>0</text:p>
          </table:table-cell>
          <table:table-cell table:formula="of:=ROUND([Tabelle1.N39];2)" office:value-type="float" office:value="0" calcext:value-type="float">
            <text:p>0</text:p>
          </table:table-cell>
          <table:table-cell table:formula="of:=ROUND([Tabelle1.O39];2)" office:value-type="float" office:value="0" calcext:value-type="float">
            <text:p>0</text:p>
          </table:table-cell>
        </table:table-row>
        <table:table-row table:style-name="ro1">
          <table:table-cell table:formula="of:=[Tabelle1.A40]" office:value-type="float" office:value="0" calcext:value-type="float">
            <text:p>0</text:p>
          </table:table-cell>
          <table:table-cell table:formula="of:=[Tabelle1.B40]" office:value-type="float" office:value="0" calcext:value-type="float">
            <text:p>0</text:p>
          </table:table-cell>
          <table:table-cell table:formula="of:=[Tabelle1.C40]" office:value-type="float" office:value="0" calcext:value-type="float">
            <text:p>0</text:p>
          </table:table-cell>
          <table:table-cell table:formula="of:=ROUND([Tabelle1.D40];ABS(INT(LOG(ABS([Tabelle1.E40])))-1))" office:value-type="string" office:string-value="" calcext:value-type="error">
            <text:p>Err:502</text:p>
          </table:table-cell>
          <table:table-cell table:formula="of:=IF([Tabelle1.E40]=0;0;ROUND([Tabelle1.E40];2-(INT(LOG(ABS([Tabelle1.E40])))+1)))" office:value-type="float" office:value="0" calcext:value-type="float">
            <text:p>0</text:p>
          </table:table-cell>
          <table:table-cell table:formula="of:=ROUND([Tabelle1.F40];ABS(INT(LOG(ABS([Tabelle1.G40])))-1))" office:value-type="string" office:string-value="" calcext:value-type="error">
            <text:p>Err:502</text:p>
          </table:table-cell>
          <table:table-cell table:formula="of:=IF([Tabelle1.G40]=0;0;ROUND([Tabelle1.G40];2-(INT(LOG(ABS([Tabelle1.G40])))+1)))" office:value-type="float" office:value="0" calcext:value-type="float">
            <text:p>0</text:p>
          </table:table-cell>
          <table:table-cell table:formula="of:=ROUND([Tabelle1.H40];ABS(INT(LOG(ABS([Tabelle1.I40])))-1))" office:value-type="string" office:string-value="" calcext:value-type="error">
            <text:p>Err:502</text:p>
          </table:table-cell>
          <table:table-cell table:formula="of:=IF([Tabelle1.I40]=0;0;ROUND([Tabelle1.I40];2-(INT(LOG(ABS([Tabelle1.I40])))+1)))" office:value-type="float" office:value="0" calcext:value-type="float">
            <text:p>0</text:p>
          </table:table-cell>
          <table:table-cell table:formula="of:=ROUND([Tabelle1.J40];ABS(INT(LOG(ABS([Tabelle1.K40])))-1))" office:value-type="string" office:string-value="" calcext:value-type="error">
            <text:p>Err:502</text:p>
          </table:table-cell>
          <table:table-cell table:formula="of:=IF([Tabelle1.K40]=0;0;ROUND([Tabelle1.K40];2-(INT(LOG(ABS([Tabelle1.K40])))+1)))" office:value-type="float" office:value="0" calcext:value-type="float">
            <text:p>0</text:p>
          </table:table-cell>
          <table:table-cell table:formula="of:=ROUND([Tabelle1.L40];ABS(INT(LOG(ABS([Tabelle1.M40])))-1))" office:value-type="string" office:string-value="" calcext:value-type="error">
            <text:p>Err:502</text:p>
          </table:table-cell>
          <table:table-cell table:formula="of:=IF([Tabelle1.M40]=0;0;ROUND([Tabelle1.M40];2-(INT(LOG(ABS([Tabelle1.M40])))+1)))" office:value-type="float" office:value="0" calcext:value-type="float">
            <text:p>0</text:p>
          </table:table-cell>
          <table:table-cell table:formula="of:=ROUND([Tabelle1.N40];2)" office:value-type="float" office:value="0" calcext:value-type="float">
            <text:p>0</text:p>
          </table:table-cell>
          <table:table-cell table:formula="of:=ROUND([Tabelle1.O40];2)" office:value-type="float" office:value="0" calcext:value-type="float">
            <text:p>0</text:p>
          </table:table-cell>
        </table:table-row>
        <table:table-row table:style-name="ro1">
          <table:table-cell table:formula="of:=[Tabelle1.A41]" office:value-type="float" office:value="0" calcext:value-type="float">
            <text:p>0</text:p>
          </table:table-cell>
          <table:table-cell table:formula="of:=[Tabelle1.B41]" office:value-type="float" office:value="0" calcext:value-type="float">
            <text:p>0</text:p>
          </table:table-cell>
          <table:table-cell table:formula="of:=[Tabelle1.C41]" office:value-type="float" office:value="0" calcext:value-type="float">
            <text:p>0</text:p>
          </table:table-cell>
          <table:table-cell table:formula="of:=ROUND([Tabelle1.D41];ABS(INT(LOG(ABS([Tabelle1.E41])))-1))" office:value-type="string" office:string-value="" calcext:value-type="error">
            <text:p>Err:502</text:p>
          </table:table-cell>
          <table:table-cell table:formula="of:=IF([Tabelle1.E41]=0;0;ROUND([Tabelle1.E41];2-(INT(LOG(ABS([Tabelle1.E41])))+1)))" office:value-type="float" office:value="0" calcext:value-type="float">
            <text:p>0</text:p>
          </table:table-cell>
          <table:table-cell table:formula="of:=ROUND([Tabelle1.F41];ABS(INT(LOG(ABS([Tabelle1.G41])))-1))" office:value-type="string" office:string-value="" calcext:value-type="error">
            <text:p>Err:502</text:p>
          </table:table-cell>
          <table:table-cell table:formula="of:=IF([Tabelle1.G41]=0;0;ROUND([Tabelle1.G41];2-(INT(LOG(ABS([Tabelle1.G41])))+1)))" office:value-type="float" office:value="0" calcext:value-type="float">
            <text:p>0</text:p>
          </table:table-cell>
          <table:table-cell table:formula="of:=ROUND([Tabelle1.H41];ABS(INT(LOG(ABS([Tabelle1.I41])))-1))" office:value-type="string" office:string-value="" calcext:value-type="error">
            <text:p>Err:502</text:p>
          </table:table-cell>
          <table:table-cell table:formula="of:=IF([Tabelle1.I41]=0;0;ROUND([Tabelle1.I41];2-(INT(LOG(ABS([Tabelle1.I41])))+1)))" office:value-type="float" office:value="0" calcext:value-type="float">
            <text:p>0</text:p>
          </table:table-cell>
          <table:table-cell table:formula="of:=ROUND([Tabelle1.J41];ABS(INT(LOG(ABS([Tabelle1.K41])))-1))" office:value-type="string" office:string-value="" calcext:value-type="error">
            <text:p>Err:502</text:p>
          </table:table-cell>
          <table:table-cell table:formula="of:=IF([Tabelle1.K41]=0;0;ROUND([Tabelle1.K41];2-(INT(LOG(ABS([Tabelle1.K41])))+1)))" office:value-type="float" office:value="0" calcext:value-type="float">
            <text:p>0</text:p>
          </table:table-cell>
          <table:table-cell table:formula="of:=ROUND([Tabelle1.L41];ABS(INT(LOG(ABS([Tabelle1.M41])))-1))" office:value-type="string" office:string-value="" calcext:value-type="error">
            <text:p>Err:502</text:p>
          </table:table-cell>
          <table:table-cell table:formula="of:=IF([Tabelle1.M41]=0;0;ROUND([Tabelle1.M41];2-(INT(LOG(ABS([Tabelle1.M41])))+1)))" office:value-type="float" office:value="0" calcext:value-type="float">
            <text:p>0</text:p>
          </table:table-cell>
          <table:table-cell table:formula="of:=ROUND([Tabelle1.N41];2)" office:value-type="float" office:value="0" calcext:value-type="float">
            <text:p>0</text:p>
          </table:table-cell>
          <table:table-cell table:formula="of:=ROUND([Tabelle1.O41];2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Tabelle3.A7:Tabelle3.J30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.00.0000</text:date>, <text:time style:data-style-name="N2" text:time-value="20:50:59.5573589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5:38:20.785800940</meta:creation-date>
    <dc:date>2016-07-04T20:52:59.715095606</dc:date>
    <meta:editing-duration>PT19M38S</meta:editing-duration>
    <meta:editing-cycles>8</meta:editing-cycles>
    <meta:generator>LibreOffice/5.1.4.2$Linux_X86_64 LibreOffice_project/10m0$Build-2</meta:generator>
    <meta:document-statistic meta:table-count="3" meta:cell-count="1250" meta:object-count="0"/>
  </office:meta>
</office:document-meta>
</file>